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ChangesTable" style:family="table">
      <style:table-properties style:width="6.925in" table:align="margins" style:may-break-between-rows="true" table:border-model="collapsing"/>
    </style:style>
    <style:style style:name="ChangesTable.A" style:family="table-column">
      <style:table-column-properties style:column-width="0.9688in" style:rel-column-width="9171*"/>
    </style:style>
    <style:style style:name="ChangesTable.C" style:family="table-column">
      <style:table-column-properties style:column-width="0.7472in" style:rel-column-width="7069*"/>
    </style:style>
    <style:style style:name="ChangesTable.D" style:family="table-column">
      <style:table-column-properties style:column-width="4.2396in" style:rel-column-width="40124*"/>
    </style:style>
    <style:style style:name="ChangesTable.1" style:family="table-row">
      <style:table-row-properties fo:keep-together="auto"/>
    </style:style>
    <style:style style:name="Changes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hangesTable.D1" style:family="table-cell">
      <style:table-cell-properties fo:background-color="transparent" fo:padding="0.0382in" fo:border="0.5pt solid #000000" style:writing-mode="page">
        <style:background-image/>
      </style:table-cell-properties>
    </style:style>
    <style:style style:name="Changes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hangesTable.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left" style:may-break-between-rows="true" table:border-model="collapsing"/>
    </style:style>
    <style:style style:name="Table1.A" style:family="table-column">
      <style:table-column-properties style:column-width="0.5063in"/>
    </style:style>
    <style:style style:name="Table1.B" style:family="table-column">
      <style:table-column-properties style:column-width="1.3771in"/>
    </style:style>
    <style:style style:name="Table1.C" style:family="table-column">
      <style:table-column-properties style:column-width="1.4917in"/>
    </style:style>
    <style:style style:name="Table1.D" style:family="table-column">
      <style:table-column-properties style:column-width="0.8083in"/>
    </style:style>
    <style:style style:name="Table1.E" style:family="table-column">
      <style:table-column-properties style:column-width="2.2444in"/>
    </style:style>
    <style:style style:name="Table1.F" style:family="table-column">
      <style:table-column-properties style:column-width="0.4972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F4" style:family="table-cell" style:data-style-name="N0">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left" style:may-break-between-rows="true" table:border-model="collapsing"/>
    </style:style>
    <style:style style:name="Table2.A" style:family="table-column">
      <style:table-column-properties style:column-width="0.5694in"/>
    </style:style>
    <style:style style:name="Table2.B" style:family="table-column">
      <style:table-column-properties style:column-width="1.3653in"/>
    </style:style>
    <style:style style:name="Table2.C" style:family="table-column">
      <style:table-column-properties style:column-width="2.0285in"/>
    </style:style>
    <style:style style:name="Table2.D" style:family="table-column">
      <style:table-column-properties style:column-width="0.5722in"/>
    </style:style>
    <style:style style:name="Table2.E" style:family="table-column">
      <style:table-column-properties style:column-width="1.834in"/>
    </style:style>
    <style:style style:name="Table2.F" style:family="table-column">
      <style:table-column-properties style:column-width="0.5556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style:vertical-align="middle"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left" style:may-break-between-rows="true" table:border-model="collapsing"/>
    </style:style>
    <style:style style:name="Table3.A" style:family="table-column">
      <style:table-column-properties style:column-width="0.541in"/>
    </style:style>
    <style:style style:name="Table3.B" style:family="table-column">
      <style:table-column-properties style:column-width="1.45in"/>
    </style:style>
    <style:style style:name="Table3.C" style:family="table-column">
      <style:table-column-properties style:column-width="2.2813in"/>
    </style:style>
    <style:style style:name="Table3.D" style:family="table-column">
      <style:table-column-properties style:column-width="0.5306in"/>
    </style:style>
    <style:style style:name="Table3.E" style:family="table-column">
      <style:table-column-properties style:column-width="1.5951in"/>
    </style:style>
    <style:style style:name="Table3.F" style:family="table-column">
      <style:table-column-properties style:column-width="0.52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style:vertical-align="middle"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fo:keep-together="auto"/>
    </style:style>
    <style:style style:name="Table4" style:family="table">
      <style:table-properties style:width="5.3917in" table:align="left" style:may-break-between-rows="true" table:border-model="collapsing"/>
    </style:style>
    <style:style style:name="Table4.A" style:family="table-column">
      <style:table-column-properties style:column-width="1.5021in"/>
    </style:style>
    <style:style style:name="Table4.B" style:family="table-column">
      <style:table-column-properties style:column-width="3.889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fo:keep-together="auto"/>
    </style:style>
    <style:style style:name="Table22" style:family="table">
      <style:table-properties style:width="5.3917in" table:align="left" style:may-break-between-rows="true" table:border-model="collapsing"/>
    </style:style>
    <style:style style:name="Table22.A" style:family="table-column">
      <style:table-column-properties style:column-width="1.5021in"/>
    </style:style>
    <style:style style:name="Table22.B" style:family="table-column">
      <style:table-column-properties style:column-width="3.8896in"/>
    </style:style>
    <style:style style:name="Table22.1" style:family="table-row">
      <style:table-row-properties fo:keep-together="auto"/>
    </style:style>
    <style:style style:name="Table2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style:vertical-align="middle" fo:background-color="transparent" fo:padding="0.0382in" fo:border="0.5pt solid #000000" style:writing-mode="page">
        <style:background-image/>
      </style:table-cell-properties>
    </style:style>
    <style:style style:name="Table5" style:family="table">
      <style:table-properties style:width="6.925in" table:align="left" style:may-break-between-rows="true" table:border-model="collapsing"/>
    </style:style>
    <style:style style:name="Table5.A" style:family="table-column">
      <style:table-column-properties style:column-width="0.5569in"/>
    </style:style>
    <style:style style:name="Table5.B" style:family="table-column">
      <style:table-column-properties style:column-width="1.2458in"/>
    </style:style>
    <style:style style:name="Table5.C" style:family="table-column">
      <style:table-column-properties style:column-width="1.3875in"/>
    </style:style>
    <style:style style:name="Table5.D" style:family="table-column">
      <style:table-column-properties style:column-width="0.575in"/>
    </style:style>
    <style:style style:name="Table5.E" style:family="table-column">
      <style:table-column-properties style:column-width="2.6444in"/>
    </style:style>
    <style:style style:name="Table5.F" style:family="table-column">
      <style:table-column-properties style:column-width="0.5153in"/>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5.3" style:family="table-row">
      <style:table-row-properties fo:keep-together="auto"/>
    </style:style>
    <style:style style:name="Table6" style:family="table">
      <style:table-properties style:width="4.7528in" table:align="left" style:may-break-between-rows="true" table:border-model="collapsing"/>
    </style:style>
    <style:style style:name="Table6.A" style:family="table-column">
      <style:table-column-properties style:column-width="1.5021in"/>
    </style:style>
    <style:style style:name="Table6.B" style:family="table-column">
      <style:table-column-properties style:column-width="3.2507in"/>
    </style:style>
    <style:style style:name="Table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4" style:family="table-row">
      <style:table-row-properties fo:keep-together="auto"/>
    </style:style>
    <style:style style:name="Table7" style:family="table">
      <style:table-properties style:width="6.925in" table:align="left" style:may-break-between-rows="true" table:border-model="collapsing"/>
    </style:style>
    <style:style style:name="Table7.A" style:family="table-column">
      <style:table-column-properties style:column-width="0.4944in"/>
    </style:style>
    <style:style style:name="Table7.B" style:family="table-column">
      <style:table-column-properties style:column-width="1.1722in"/>
    </style:style>
    <style:style style:name="Table7.C" style:family="table-column">
      <style:table-column-properties style:column-width="2.0396in"/>
    </style:style>
    <style:style style:name="Table7.D" style:family="table-column">
      <style:table-column-properties style:column-width="0.4806in"/>
    </style:style>
    <style:style style:name="Table7.E" style:family="table-column">
      <style:table-column-properties style:column-width="2.2708in"/>
    </style:style>
    <style:style style:name="Table7.F" style:family="table-column">
      <style:table-column-properties style:column-width="0.4674in"/>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3" style:family="table-row">
      <style:table-row-properties fo:keep-together="auto"/>
    </style:style>
    <style:style style:name="Table7.D3"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3" style:family="table-cell" style:data-style-name="N0">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2188in" table:align="left" style:may-break-between-rows="true" table:border-model="collapsing"/>
    </style:style>
    <style:style style:name="Table8.A" style:family="table-column">
      <style:table-column-properties style:column-width="1.5021in"/>
    </style:style>
    <style:style style:name="Table8.B" style:family="table-column">
      <style:table-column-properties style:column-width="2.7167in"/>
    </style:style>
    <style:style style:name="Table8.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left" style:may-break-between-rows="true" table:border-model="collapsing"/>
    </style:style>
    <style:style style:name="Table9.A" style:family="table-column">
      <style:table-column-properties style:column-width="0.5465in"/>
    </style:style>
    <style:style style:name="Table9.B" style:family="table-column">
      <style:table-column-properties style:column-width="1.2208in"/>
    </style:style>
    <style:style style:name="Table9.C" style:family="table-column">
      <style:table-column-properties style:column-width="1.5076in"/>
    </style:style>
    <style:style style:name="Table9.D" style:family="table-column">
      <style:table-column-properties style:column-width="0.5597in"/>
    </style:style>
    <style:style style:name="Table9.E" style:family="table-column">
      <style:table-column-properties style:column-width="2.5826in"/>
    </style:style>
    <style:style style:name="Table9.F" style:family="table-column">
      <style:table-column-properties style:column-width="0.5076in"/>
    </style:style>
    <style:style style:name="Table9.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9.3" style:family="table-row">
      <style:table-row-properties fo:keep-together="auto"/>
    </style:style>
    <style:style style:name="Table10" style:family="table">
      <style:table-properties style:width="2.9083in" table:align="left" style:may-break-between-rows="true" table:border-model="collapsing"/>
    </style:style>
    <style:style style:name="Table10.A" style:family="table-column">
      <style:table-column-properties style:column-width="1.5021in"/>
    </style:style>
    <style:style style:name="Table10.B" style:family="table-column">
      <style:table-column-properties style:column-width="1.4063in"/>
    </style:style>
    <style:style style:name="Table10.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style:vertical-align="middle"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5in" table:align="left" style:may-break-between-rows="true" table:border-model="collapsing"/>
    </style:style>
    <style:style style:name="Table11.A" style:family="table-column">
      <style:table-column-properties style:column-width="0.5132in"/>
    </style:style>
    <style:style style:name="Table11.B" style:family="table-column">
      <style:table-column-properties style:column-width="1.1882in"/>
    </style:style>
    <style:style style:name="Table11.C" style:family="table-column">
      <style:table-column-properties style:column-width="1.8493in"/>
    </style:style>
    <style:style style:name="Table11.D" style:family="table-column">
      <style:table-column-properties style:column-width="0.509in"/>
    </style:style>
    <style:style style:name="Table11.E" style:family="table-column">
      <style:table-column-properties style:column-width="2.3833in"/>
    </style:style>
    <style:style style:name="Table11.F" style:family="table-column">
      <style:table-column-properties style:column-width="0.4819in"/>
    </style:style>
    <style:style style:name="Table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F1" style:family="table-cell">
      <style:table-cell-properties style:vertical-align="middle" fo:background-color="transparent" fo:padding="0.0382in" fo:border="0.5pt solid #000000"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1.6" style:family="table-row">
      <style:table-row-properties fo:keep-together="auto"/>
    </style:style>
    <style:style style:name="Table16" style:family="table">
      <style:table-properties style:width="3.7917in" table:align="left" style:may-break-between-rows="true" table:border-model="collapsing"/>
    </style:style>
    <style:style style:name="Table16.A" style:family="table-column">
      <style:table-column-properties style:column-width="1.5021in"/>
    </style:style>
    <style:style style:name="Table16.B" style:family="table-column">
      <style:table-column-properties style:column-width="2.2896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style:vertical-align="middle" fo:background-color="transparent" fo:padding="0.0382in" fo:border="0.5pt solid #000000" style:writing-mode="page">
        <style:background-image/>
      </style:table-cell-properties>
    </style:style>
    <style:style style:name="Table16.2" style:family="table-row">
      <style:table-row-properties fo:keep-together="auto"/>
    </style:style>
    <style:style style:name="Table1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5in" table:align="left" style:may-break-between-rows="true" table:border-model="collapsing"/>
    </style:style>
    <style:style style:name="Table17.A" style:family="table-column">
      <style:table-column-properties style:column-width="0.5132in"/>
    </style:style>
    <style:style style:name="Table17.B" style:family="table-column">
      <style:table-column-properties style:column-width="1.1882in"/>
    </style:style>
    <style:style style:name="Table17.C" style:family="table-column">
      <style:table-column-properties style:column-width="1.8493in"/>
    </style:style>
    <style:style style:name="Table17.D" style:family="table-column">
      <style:table-column-properties style:column-width="0.509in"/>
    </style:style>
    <style:style style:name="Table17.E" style:family="table-column">
      <style:table-column-properties style:column-width="2.3833in"/>
    </style:style>
    <style:style style:name="Table17.F" style:family="table-column">
      <style:table-column-properties style:column-width="0.4819in"/>
    </style:style>
    <style:style style:name="Table1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7.F1" style:family="table-cell">
      <style:table-cell-properties style:vertical-align="middle" fo:background-color="transparent" fo:padding="0.0382in" fo:border="0.5pt solid #000000" style:writing-mode="page">
        <style:background-image/>
      </style:table-cell-properties>
    </style:style>
    <style:style style:name="Table17.2" style:family="table-row">
      <style:table-row-properties style:min-row-height="0.2583in"/>
    </style:style>
    <style:style style:name="Table1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10" style:family="table-row">
      <style:table-row-properties style:min-row-height="0.7896in"/>
    </style:style>
    <style:style style:name="Table14" style:family="table">
      <style:table-properties style:width="4.7528in" table:align="left" style:may-break-between-rows="true" table:border-model="collapsing"/>
    </style:style>
    <style:style style:name="Table14.A" style:family="table-column">
      <style:table-column-properties style:column-width="1.5021in"/>
    </style:style>
    <style:style style:name="Table14.B" style:family="table-column">
      <style:table-column-properties style:column-width="3.2507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style:vertical-align="middle" fo:background-color="transparent" fo:padding="0.0382in" fo:border="0.5pt solid #000000" style:writing-mode="page">
        <style:background-image/>
      </style:table-cell-properties>
    </style:style>
    <style:style style:name="Table1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4.3" style:family="table-row">
      <style:table-row-properties fo:keep-together="auto"/>
    </style:style>
    <style:style style:name="Table15" style:family="table">
      <style:table-properties style:width="6.925in" table:align="left" style:may-break-between-rows="true" table:border-model="collapsing"/>
    </style:style>
    <style:style style:name="Table15.A" style:family="table-column">
      <style:table-column-properties style:column-width="0.4944in"/>
    </style:style>
    <style:style style:name="Table15.B" style:family="table-column">
      <style:table-column-properties style:column-width="1.1722in"/>
    </style:style>
    <style:style style:name="Table15.C" style:family="table-column">
      <style:table-column-properties style:column-width="2.0396in"/>
    </style:style>
    <style:style style:name="Table15.D" style:family="table-column">
      <style:table-column-properties style:column-width="0.5854in"/>
    </style:style>
    <style:style style:name="Table15.E" style:family="table-column">
      <style:table-column-properties style:column-width="2.166in"/>
    </style:style>
    <style:style style:name="Table15.F" style:family="table-column">
      <style:table-column-properties style:column-width="0.4674in"/>
    </style:style>
    <style:style style:name="Table1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5.F1" style:family="table-cell">
      <style:table-cell-properties style:vertical-align="middle" fo:background-color="transparent" fo:padding="0.0382in" fo:border="0.5pt solid #000000" style:writing-mode="page">
        <style:background-image/>
      </style:table-cell-properties>
    </style:style>
    <style:style style:name="Table1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5.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5.D3"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5.F3" style:family="table-cell" style:data-style-name="N0">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3.975in" table:align="left" style:may-break-between-rows="true" table:border-model="collapsing"/>
    </style:style>
    <style:style style:name="Table12.A" style:family="table-column">
      <style:table-column-properties style:column-width="1.5021in"/>
    </style:style>
    <style:style style:name="Table12.B" style:family="table-column">
      <style:table-column-properties style:column-width="2.4729in"/>
    </style:style>
    <style:style style:name="Table1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left" style:may-break-between-rows="true" table:border-model="collapsing"/>
    </style:style>
    <style:style style:name="Table13.A" style:family="table-column">
      <style:table-column-properties style:column-width="0.5465in"/>
    </style:style>
    <style:style style:name="Table13.B" style:family="table-column">
      <style:table-column-properties style:column-width="1.2208in"/>
    </style:style>
    <style:style style:name="Table13.C" style:family="table-column">
      <style:table-column-properties style:column-width="1.8993in"/>
    </style:style>
    <style:style style:name="Table13.D" style:family="table-column">
      <style:table-column-properties style:column-width="0.5417in"/>
    </style:style>
    <style:style style:name="Table13.E" style:family="table-column">
      <style:table-column-properties style:column-width="2.209in"/>
    </style:style>
    <style:style style:name="Table13.F" style:family="table-column">
      <style:table-column-properties style:column-width="0.5076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F1" style:family="table-cell">
      <style:table-cell-properties style:vertical-align="middle"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3.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3.975in" table:align="left" style:may-break-between-rows="true" table:border-model="collapsing"/>
    </style:style>
    <style:style style:name="Table18.A" style:family="table-column">
      <style:table-column-properties style:column-width="1.5021in"/>
    </style:style>
    <style:style style:name="Table18.B" style:family="table-column">
      <style:table-column-properties style:column-width="2.4729in"/>
    </style:style>
    <style:style style:name="Table18.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style:vertical-align="middle" fo:background-color="transparent" fo:padding="0.0382in" fo:border="0.5pt solid #000000" style:writing-mode="page">
        <style:background-image/>
      </style:table-cell-properties>
    </style:style>
    <style:style style:name="Table18.2" style:family="table-row">
      <style:table-row-properties fo:keep-together="auto"/>
    </style:style>
    <style:style style:name="Table1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left" style:may-break-between-rows="true" table:border-model="collapsing"/>
    </style:style>
    <style:style style:name="Table19.A" style:family="table-column">
      <style:table-column-properties style:column-width="0.5465in"/>
    </style:style>
    <style:style style:name="Table19.B" style:family="table-column">
      <style:table-column-properties style:column-width="1.2208in"/>
    </style:style>
    <style:style style:name="Table19.C" style:family="table-column">
      <style:table-column-properties style:column-width="1.8993in"/>
    </style:style>
    <style:style style:name="Table19.D" style:family="table-column">
      <style:table-column-properties style:column-width="0.5417in"/>
    </style:style>
    <style:style style:name="Table19.E" style:family="table-column">
      <style:table-column-properties style:column-width="2.209in"/>
    </style:style>
    <style:style style:name="Table19.F" style:family="table-column">
      <style:table-column-properties style:column-width="0.5076in"/>
    </style:style>
    <style:style style:name="Table19.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9.F1" style:family="table-cell">
      <style:table-cell-properties style:vertical-align="middle" fo:background-color="transparent" fo:padding="0.0382in" fo:border="0.5pt solid #000000" style:writing-mode="page">
        <style:background-image/>
      </style:table-cell-properties>
    </style:style>
    <style:style style:name="Table19.2" style:family="table-row">
      <style:table-row-properties fo:keep-together="auto"/>
    </style:style>
    <style:style style:name="Table1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9.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3.975in" table:align="left" style:may-break-between-rows="true" table:border-model="collapsing"/>
    </style:style>
    <style:style style:name="Table20.A" style:family="table-column">
      <style:table-column-properties style:column-width="1.5021in"/>
    </style:style>
    <style:style style:name="Table20.B" style:family="table-column">
      <style:table-column-properties style:column-width="2.4729in"/>
    </style:style>
    <style:style style:name="Table20.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style:vertical-align="middle" fo:background-color="transparent" fo:padding="0.0382in" fo:border="0.5pt solid #000000" style:writing-mode="page">
        <style:background-image/>
      </style:table-cell-properties>
    </style:style>
    <style:style style:name="Table20.2" style:family="table-row">
      <style:table-row-properties fo:keep-together="auto"/>
    </style:style>
    <style:style style:name="Table2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left" style:may-break-between-rows="true" table:border-model="collapsing"/>
    </style:style>
    <style:style style:name="Table21.A" style:family="table-column">
      <style:table-column-properties style:column-width="0.5465in"/>
    </style:style>
    <style:style style:name="Table21.B" style:family="table-column">
      <style:table-column-properties style:column-width="1.2208in"/>
    </style:style>
    <style:style style:name="Table21.C" style:family="table-column">
      <style:table-column-properties style:column-width="1.8993in"/>
    </style:style>
    <style:style style:name="Table21.D" style:family="table-column">
      <style:table-column-properties style:column-width="0.5417in"/>
    </style:style>
    <style:style style:name="Table21.E" style:family="table-column">
      <style:table-column-properties style:column-width="2.209in"/>
    </style:style>
    <style:style style:name="Table21.F" style:family="table-column">
      <style:table-column-properties style:column-width="0.5076in"/>
    </style:style>
    <style:style style:name="Table2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1.F1" style:family="table-cell">
      <style:table-cell-properties style:vertical-align="middle" fo:background-color="transparent" fo:padding="0.0382in" fo:border="0.5pt solid #000000" style:writing-mode="page">
        <style:background-image/>
      </style:table-cell-properties>
    </style:style>
    <style:style style:name="Table21.2" style:family="table-row">
      <style:table-row-properties fo:keep-together="auto"/>
    </style:style>
    <style:style style:name="Table2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1.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style:style>
    <style:style style:name="P2" style:family="paragraph" style:parent-style-name="Table_20_Contents">
      <style:text-properties officeooo:rsid="002ad03d" officeooo:paragraph-rsid="002ad03d"/>
    </style:style>
    <style:style style:name="P3" style:family="paragraph" style:parent-style-name="Text_20_body">
      <style:text-properties officeooo:paragraph-rsid="002c1c33"/>
    </style:style>
    <style:style style:name="P4" style:family="paragraph" style:parent-style-name="Text_20_body" style:list-style-name="L1"/>
    <style:style style:name="P5" style:family="paragraph" style:parent-style-name="Table_20_Contents">
      <style:text-properties officeooo:rsid="002c1c33" officeooo:paragraph-rsid="002c1c33"/>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2c1c33"/>
    </style:style>
    <style:style style:name="P8" style:family="paragraph" style:parent-style-name="Text_20_body" style:list-style-name="L2"/>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243332" officeooo:paragraph-rsid="00243332"/>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333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officeooo:paragraph-rsid="00243332"/>
    </style:style>
    <style:style style:name="P13" style:family="paragraph" style:parent-style-name="Text_20_body">
      <style:text-properties officeooo:paragraph-rsid="00243332"/>
    </style:style>
    <style:style style:name="P14" style:family="paragraph" style:parent-style-name="Text_20_body">
      <style:text-properties officeooo:paragraph-rsid="00226b1a"/>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5be5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be5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a63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a63f" officeooo:paragraph-rsid="0025a63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a63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Heading_20_2">
      <style:text-properties officeooo:paragraph-rsid="000c2b64"/>
    </style:style>
    <style:style style:name="P22" style:family="paragraph" style:parent-style-name="Text_20_body">
      <style:text-properties officeooo:rsid="000c2b64" officeooo:paragraph-rsid="000c2b64"/>
    </style:style>
    <style:style style:name="P23" style:family="paragraph" style:parent-style-name="Text_20_body" style:list-style-name="L3">
      <style:text-properties officeooo:paragraph-rsid="0027628a"/>
    </style:style>
    <style:style style:name="P24" style:family="paragraph" style:parent-style-name="Text_20_body">
      <style:text-properties officeooo:paragraph-rsid="0027628a"/>
    </style:style>
    <style:style style:name="P25" style:family="paragraph" style:parent-style-name="Text_20_body" style:list-style-name="L4">
      <style:text-properties officeooo:rsid="000c2b64" officeooo:paragraph-rsid="0027628a"/>
    </style:style>
    <style:style style:name="P26" style:family="paragraph" style:parent-style-name="Text_20_body" style:list-style-name="L4">
      <style:text-properties officeooo:rsid="0027628a" officeooo:paragraph-rsid="0027628a"/>
    </style:style>
    <style:style style:name="P27" style:family="paragraph" style:parent-style-name="Heading_20_2">
      <style:text-properties officeooo:paragraph-rsid="00129b76"/>
    </style:style>
    <style:style style:name="P28" style:family="paragraph" style:parent-style-name="Text_20_body">
      <style:text-properties officeooo:paragraph-rsid="00129b76"/>
    </style:style>
    <style:style style:name="P29" style:family="paragraph" style:parent-style-name="Heading_20_3">
      <style:text-properties officeooo:paragraph-rsid="0015be50"/>
    </style:style>
    <style:style style:name="P30" style:family="paragraph" style:parent-style-name="Text_20_body">
      <style:text-properties officeooo:paragraph-rsid="0015be50"/>
    </style:style>
    <style:style style:name="P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be5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officeooo:paragraph-rsid="0015be50"/>
    </style:style>
    <style:style style:name="P33" style:family="paragraph" style:parent-style-name="Table_20_Heading">
      <style:text-properties officeooo:paragraph-rsid="0015be50"/>
    </style:style>
    <style:style style:name="P34" style:family="paragraph" style:parent-style-name="Table_20_Contents">
      <style:text-properties officeooo:paragraph-rsid="001d32cf"/>
    </style:style>
    <style:style style:name="P35" style:family="paragraph" style:parent-style-name="Table_20_Contents">
      <style:text-properties officeooo:rsid="001d32cf" officeooo:paragraph-rsid="001d32cf"/>
    </style:style>
    <style:style style:name="P36" style:family="paragraph" style:parent-style-name="Table_20_Contents">
      <style:text-properties officeooo:rsid="0018d978" officeooo:paragraph-rsid="0018d978"/>
    </style:style>
    <style:style style:name="P37" style:family="paragraph" style:parent-style-name="Heading_20_3">
      <style:text-properties officeooo:paragraph-rsid="001a9ff4"/>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9b7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9b7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a9ff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1c479c" officeooo:paragraph-rsid="001c479c"/>
    </style:style>
    <style:style style:name="P4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29b76"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a9ff4"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0f2be2"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0f2be2" officeooo:paragraph-rsid="000f2be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1345c7" officeooo:paragraph-rsid="001345c7"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345c7"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130c6c" officeooo:paragraph-rsid="00130c6c"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30c6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erif" fo:font-size="10pt" fo:font-style="normal" fo:text-shadow="none" style:text-underline-style="none" fo:font-weight="normal" officeooo:rsid="0013bf74" officeooo:paragraph-rsid="0013bf7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Heading_20_3">
      <style:text-properties officeooo:rsid="001a9ff4" officeooo:paragraph-rsid="001a9ff4"/>
    </style:style>
    <style:style style:name="P52" style:family="paragraph" style:parent-style-name="Standard">
      <style:text-properties officeooo:paragraph-rsid="001a9ff4"/>
    </style:style>
    <style:style style:name="P53" style:family="paragraph" style:parent-style-name="Text_20_body">
      <style:text-properties officeooo:paragraph-rsid="001a9ff4"/>
    </style:style>
    <style:style style:name="P54" style:family="paragraph" style:parent-style-name="Standard">
      <style:text-properties officeooo:rsid="001a9ff4" officeooo:paragraph-rsid="001a9ff4"/>
    </style:style>
    <style:style style:name="P55" style:family="paragraph" style:parent-style-name="Text_20_body">
      <style:text-properties officeooo:paragraph-rsid="000f2be2"/>
    </style:style>
    <style:style style:name="P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2be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officeooo:paragraph-rsid="001a9ff4"/>
    </style:style>
    <style:style style:name="P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126626" officeooo:paragraph-rsid="00126626"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text-properties officeooo:rsid="001f0434" officeooo:paragraph-rsid="001f0434"/>
    </style:style>
    <style:style style:name="P60" style:family="paragraph" style:parent-style-name="Text_20_body">
      <style:text-properties officeooo:rsid="001f0434" officeooo:paragraph-rsid="00206e52"/>
    </style:style>
    <style:style style:name="P61" style:family="paragraph" style:parent-style-name="Heading_20_3">
      <style:text-properties officeooo:paragraph-rsid="001c479c"/>
    </style:style>
    <style:style style:name="P62" style:family="paragraph" style:parent-style-name="Text_20_body">
      <style:text-properties officeooo:paragraph-rsid="001c479c"/>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479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officeooo:paragraph-rsid="001c479c"/>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c479c"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1f0434"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0f2be2" officeooo:paragraph-rsid="001c479c"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206e52" officeooo:paragraph-rsid="00206e52"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Heading_20_3">
      <style:text-properties officeooo:paragraph-rsid="00209e86"/>
    </style:style>
    <style:style style:name="P70" style:family="paragraph" style:parent-style-name="Text_20_body">
      <style:text-properties officeooo:paragraph-rsid="00209e86"/>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9e8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text-properties officeooo:paragraph-rsid="00209e86"/>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209e86"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0f2be2" officeooo:paragraph-rsid="00209e86"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206e52" officeooo:paragraph-rsid="00209e86"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ext_20_body">
      <style:text-properties officeooo:rsid="001f0434" officeooo:paragraph-rsid="00209e86"/>
    </style:style>
    <style:style style:name="P77" style:family="paragraph" style:parent-style-name="Heading_20_2">
      <style:text-properties officeooo:rsid="00209e86" officeooo:paragraph-rsid="00209e86"/>
    </style:style>
    <style:style style:name="T1" style:family="text">
      <style:text-properties officeooo:rsid="002c1c33"/>
    </style:style>
    <style:style style:name="T2" style:family="text">
      <style:text-properties fo:color="#c9211e" loext:opacity="100%"/>
    </style:style>
    <style:style style:name="T3" style:family="text">
      <style:text-properties officeooo:rsid="00206e52"/>
    </style:style>
    <style:style style:name="T4" style:family="text">
      <style:text-properties officeooo:rsid="000c2b64"/>
    </style:style>
    <style:style style:name="T5" style:family="text">
      <style:text-properties officeooo:rsid="00126626"/>
    </style:style>
    <style:style style:name="T6" style:family="text">
      <style:text-properties fo:color="#00a933" loext:opacity="100%"/>
    </style:style>
    <style:style style:name="T7" style:family="text">
      <style:text-properties officeooo:rsid="00209e86"/>
    </style:style>
    <style:style style:name="T8" style:family="text">
      <style:text-properties officeooo:rsid="00243332"/>
    </style:style>
    <style:style style:name="T9" style:family="text">
      <style:text-properties officeooo:rsid="00226b1a"/>
    </style:style>
    <style:style style:name="T10" style:family="text">
      <style:text-properties officeooo:rsid="0025a63f"/>
    </style:style>
    <style:style style:name="T11" style:family="text">
      <style:text-properties officeooo:rsid="0015be50"/>
    </style:style>
    <style:style style:name="T12" style:family="text">
      <style:text-properties officeooo:rsid="0027628a"/>
    </style:style>
    <style:style style:name="T13" style:family="text">
      <style:text-properties officeooo:rsid="00129b76"/>
    </style:style>
    <style:style style:name="T14" style:family="text">
      <style:text-properties officeooo:rsid="001c479c"/>
    </style:style>
    <style:style style:name="T15" style:family="text">
      <style:text-properties officeooo:rsid="001a9ff4"/>
    </style:style>
    <style:style style:name="T16" style:family="text">
      <style:text-properties officeooo:rsid="0018d978"/>
    </style:style>
    <style:style style:name="T17" style:family="text">
      <style:text-properties officeooo:rsid="001d32cf"/>
    </style:style>
    <style:style style:name="T18" style:family="text">
      <style:text-properties officeooo:rsid="000f8667"/>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5be50" style:font-style-asian="italic" style:font-weight-asian="normal" style:font-style-complex="italic" style:font-weight-complex="normal"/>
    </style:style>
    <style:style style:name="T21" style:family="text">
      <style:text-properties fo:font-style="italic" fo:font-weight="normal" officeooo:rsid="000f8667" style:font-style-asian="italic" style:font-weight-asian="normal" style:font-style-complex="italic" style:font-weight-complex="normal"/>
    </style:style>
    <style:style style:name="T22" style:family="text">
      <style:text-properties fo:font-style="italic" fo:font-weight="normal" officeooo:rsid="001a9ff4" style:font-style-asian="italic" style:font-weight-asian="normal" style:font-style-complex="italic" style:font-weight-complex="normal"/>
    </style:style>
    <style:style style:name="T23" style:family="text">
      <style:text-properties officeooo:rsid="001345c7"/>
    </style:style>
    <style:style style:name="T24" style:family="text">
      <style:text-properties officeooo:rsid="00130c6c"/>
    </style:style>
    <style:style style:name="T25" style:family="text">
      <style:text-properties fo:color="#00a933" loext:opacity="100%" officeooo:rsid="001c479c"/>
    </style:style>
    <style:style style:name="T26" style:family="text">
      <style:text-properties fo:color="#00a933" loext:opacity="100%" officeooo:rsid="001a9ff4"/>
    </style:style>
    <style:style style:name="T27" style:family="text">
      <style:text-properties fo:color="#000000" loext:opacity="100%" style:text-outline="false" style:text-line-through-style="none" style:text-line-through-type="none" style:font-name="Calibri" fo:font-size="11pt" fo:font-style="normal" fo:text-shadow="none" style:text-underline-style="none" fo:font-weight="normal" officeooo:rsid="001a9ff4" style:font-size-asian="11pt" style:font-style-asian="normal" style:font-weight-asian="normal" style:text-emphasize="none"/>
    </style:style>
    <style:style style:name="T28" style:family="text">
      <style:text-properties fo:color="#000000" loext:opacity="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text-emphasize="none"/>
    </style:style>
    <style:style style:name="T29"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30" style:family="text">
      <style:text-properties fo:color="#000000" loext:opacity="1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text-emphasize="none"/>
    </style:style>
    <style:style style:name="T31" style:family="text">
      <style:text-properties fo:color="#000000" loext:opacity="100%" style:text-outline="false" style:text-line-through-style="none" style:text-line-through-type="none" style:font-name="Calibri" fo:font-size="10pt" fo:font-style="normal" fo:text-shadow="none" style:text-underline-style="none" fo:font-weight="bold" style:font-size-asian="10pt" style:font-style-asian="normal" style:font-weight-asian="bold" style:text-emphasize="none"/>
    </style:style>
    <style:style style:name="T32" style:family="text">
      <style:text-properties fo:color="#000000" loext:opacity="100%" style:text-outline="false" style:text-line-through-style="none" style:text-line-through-type="none" style:font-name="Calibri" fo:font-size="10pt" fo:font-style="normal" fo:text-shadow="none" style:text-underline-style="none" fo:font-weight="normal" officeooo:rsid="001a9ff4" style:font-size-asian="10pt" style:font-style-asian="normal" style:font-weight-asian="normal" style:text-emphasize="none"/>
    </style:style>
    <style:style style:name="T33" style:family="text">
      <style:text-properties officeooo:rsid="000f2be2"/>
    </style:style>
    <style:style style:name="T34" style:family="text">
      <style:text-properties officeooo:rsid="001f0434"/>
    </style:style>
    <style:style style:name="T35" style:family="text">
      <style:text-properties fo:color="#00a933" loext:opacity="100%" officeooo:rsid="00209e86"/>
    </style:style>
    <style:style style:name="T36" style:family="text">
      <style:text-properties officeooo:rsid="000e689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text:a xlink:type="simple" xlink:href="https://confluence.lumitec.io/display/KB/Poco+CANbus+Protocol+DRAFT" text:style-name="Internet_20_link" text:visited-style-name="Visited_20_Internet_20_Link"><text:bookmark text:name="title-text"/>Poco CAN bus Protocol DRAFT</text:a></text:h>
        </text:list-item>
      </text:list>
      <table:table table:name="ChangesTable" table:style-name="ChangesTable" table:template-name="Default Style">
        <table:table-column table:style-name="ChangesTable.A" table:number-columns-repeated="2"/>
        <table:table-column table:style-name="ChangesTable.C"/>
        <table:table-column table:style-name="ChangesTable.D"/>
        <table:table-row table:style-name="ChangesTable.1">
          <table:table-cell table:style-name="ChangesTable.A1" office:value-type="string">
            <text:p text:style-name="Table_20_Contents">Document Version</text:p>
          </table:table-cell>
          <table:table-cell table:style-name="ChangesTable.A1" office:value-type="string">
            <text:p text:style-name="Table_20_Contents">Date</text:p>
          </table:table-cell>
          <table:table-cell table:style-name="ChangesTable.A1" office:value-type="string">
            <text:p text:style-name="Table_20_Contents">Author</text:p>
          </table:table-cell>
          <table:table-cell table:style-name="ChangesTable.D1" office:value-type="string">
            <text:p text:style-name="Table_20_Contents">Changes</text:p>
          </table:table-cell>
        </table:table-row>
        <table:table-row>
          <table:table-cell table:style-name="ChangesTable.A2" office:value-type="string">
            <text:p text:style-name="Table_20_Contents">0.1</text:p>
          </table:table-cell>
          <table:table-cell table:style-name="ChangesTable.A2" office:value-type="string">
            <text:p text:style-name="Table_20_Contents"><text:date style:data-style-name="N37" text:date-value="2024-11-27T15:04:32.350481618" text:fixed="true">11/27/24</text:date></text:p>
          </table:table-cell>
          <table:table-cell table:style-name="ChangesTable.A2" office:value-type="string">
            <text:p text:style-name="Table_20_Contents">Paul Abbott</text:p>
          </table:table-cell>
          <table:table-cell table:style-name="ChangesTable.D2" office:value-type="string">
            <text:p text:style-name="Table_20_Contents">Initial Draft WIP</text:p>
          </table:table-cell>
        </table:table-row>
        <table:table-row>
          <table:table-cell table:style-name="ChangesTable.A2" office:value-type="string">
            <text:p text:style-name="P2">0.2</text:p>
          </table:table-cell>
          <table:table-cell table:style-name="ChangesTable.A2" office:value-type="string">
            <text:p text:style-name="Table_20_Contents"><text:date style:data-style-name="N37" text:date-value="2025-02-13T14:24:39.827999998" text:fixed="true">02/13/25</text:date></text:p>
          </table:table-cell>
          <table:table-cell table:style-name="ChangesTable.A2" office:value-type="string">
            <text:p text:style-name="P2">Paul Abbott</text:p>
          </table:table-cell>
          <table:table-cell table:style-name="ChangesTable.D2" office:value-type="string">
            <text:p text:style-name="P2">Updated NMEA2000 Manufacturer Code 1512 <text:span text:style-name="T1">as </text:span>issued for Lumitec. <text:span text:style-name="T1">Describe changing instance number for Poco Switches Level 1. </text:span></text:p>
          </table:table-cell>
        </table:table-row>
      </table:table>
      <text:p text:style-name="Text_20_body"/>
      <text:p text:style-name="Text_20_body">Poco offers a few levels of CAN bus protocols to support a range of client capabilities and use-cases. The simple protocols can be implemented with single (8-byte) CAN frames. The higher level protocol requires multi-packet frames using either ISO-TP or N2K Fast-Packet method.</text:p>
      <text:p text:style-name="Text_20_body">It is not recommended to use more than one protocol level in a particular application. The higher level protocols typically implement a super-set of the lower level's functions.</text:p>
      <text:list text:continue-numbering="true" text:style-name="Outline">
        <text:list-item>
          <text:list>
            <text:list-item>
              <text:h text:style-name="Heading_20_2" text:outline-level="2">Device Discovery</text:h>
            </text:list-item>
          </text:list>
        </text:list-item>
      </text:list>
      <text:p text:style-name="Text_20_body">Poco supports the ISO address claim (PGN 60928). Poco will try to claim the address specified in the Poco configuration menu. If there is an address conflict on the CAN bus, Poco may assume another address and will save it to it's configuration. For robust discovery, clients should request and listen for PGN 60928 to identify Poco devices by NAME fields<text:span text:style-name="Strong_20_Emphasis"> 2, 5, 7, and 9</text:span>. NAME is defined as the contents of transmitted PGN 60928:</text:p>
      <text:list text:continue-numbering="true" text:style-name="Outline">
        <text:list-item>
          <text:list>
            <text:list-item>
              <text:list>
                <text:list-item>
                  <text:h text:style-name="Heading_20_3" text:outline-level="3"><text:span text:style-name="T2">Transmitted</text:span> PGN 60928 (0xEE00) - ISO Address Claim <text:span text:style-name="T3">(</text:span>NAME<text:span text:style-name="T3">)</text:span></text:h>
                </text:list-item>
              </text:list>
            </text:list-item>
          </text:list>
        </text:list-item>
      </text:list>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Table_20_Heading"><text:span text:style-name="Main_20_index_20_entry">Field #</text:span></text:p>
          </table:table-cell>
          <table:table-cell table:style-name="Table1.A1" office:value-type="string">
            <text:p text:style-name="Table_20_Heading"><text:span text:style-name="Main_20_index_20_entry">Field Name</text:span></text:p>
          </table:table-cell>
          <table:table-cell table:style-name="Table1.A1" office:value-type="string">
            <text:p text:style-name="Table_20_Heading"><text:span text:style-name="Main_20_index_20_entry">Description</text:span></text:p>
          </table:table-cell>
          <table:table-cell table:style-name="Table1.A1" office:value-type="string">
            <text:p text:style-name="Table_20_Heading"><text:span text:style-name="Main_20_index_20_entry">Unit</text:span></text:p>
          </table:table-cell>
          <table:table-cell table:style-name="Table1.A1" office:value-type="string">
            <text:p text:style-name="Table_20_Heading"><text:span text:style-name="Main_20_index_20_entry">Type</text:span></text:p>
          </table:table-cell>
          <table:table-cell table:style-name="Table1.F1" office:value-type="string">
            <text:p text:style-name="Table_20_Heading"><text:span text:style-name="Main_20_index_20_entry">Byte #</text:span></text:p>
          </table:table-cell>
        </table:table-row>
        <table:table-row table:style-name="Table1.1">
          <table:table-cell table:style-name="Table1.A2" office:value-type="string">
            <text:p text:style-name="Table_20_Contents">1</text:p>
          </table:table-cell>
          <table:table-cell table:style-name="Table1.A2" office:value-type="string">
            <text:p text:style-name="Table_20_Contents">Unique Number</text:p>
          </table:table-cell>
          <table:table-cell table:style-name="Table1.A2" office:value-type="string">
            <text:p text:style-name="Table_20_Contents">Device Serial Number</text:p>
          </table:table-cell>
          <table:table-cell table:style-name="Table1.A2" office:value-type="string">
            <text:p text:style-name="Table_20_Contents">0 .. 2097149</text:p>
          </table:table-cell>
          <table:table-cell table:style-name="Table1.A2" office:value-type="string">
            <text:p text:style-name="Table_20_Contents">21 bits unsigned <text:a xlink:type="simple" xlink:href="https://canboat.github.io/canboat/canboat.html#ft-NUMBER" text:style-name="Internet_20_link" text:visited-style-name="Visited_20_Internet_20_Link">NUMBER</text:a></text:p>
          </table:table-cell>
          <table:table-cell table:style-name="Table1.F2" office:value-type="string">
            <text:p text:style-name="Table_20_Contents">0,1,2</text:p>
          </table:table-cell>
        </table:table-row>
        <table:table-row table:style-name="Table1.1">
          <table:table-cell table:style-name="Table1.A2" office:value-type="string">
            <text:p text:style-name="Table_20_Contents"><text:span text:style-name="Strong_20_Emphasis">2</text:span></text:p>
          </table:table-cell>
          <table:table-cell table:style-name="Table1.A2" office:value-type="string">
            <text:p text:style-name="Table_20_Contents">Manufacturer Code</text:p>
          </table:table-cell>
          <table:table-cell table:style-name="Table1.A2" office:value-type="string">
            <text:p text:style-name="Table_20_Contents">1512: Lumitec</text:p>
          </table:table-cell>
          <table:table-cell table:style-name="Table1.A2" office:value-type="string">
            <text:p text:style-name="Table_20_Contents"/>
          </table:table-cell>
          <table:table-cell table:style-name="Table1.A2" office:value-type="string">
            <text:p text:style-name="Table_20_Contents">11 bits <text:a xlink:type="simple" xlink:href="https://canboat.github.io/canboat/canboat.html#lookup-MANUFACTURER_CODE" text:style-name="Internet_20_link" text:visited-style-name="Visited_20_Internet_20_Link">MANUFACTURER_CODE</text:a></text:p>
          </table:table-cell>
          <table:table-cell table:style-name="Table1.F2" office:value-type="string">
            <text:p text:style-name="Table_20_Contents">2,3</text:p>
          </table:table-cell>
        </table:table-row>
        <table:table-row table:style-name="Table1.1">
          <table:table-cell table:style-name="Table1.A2" office:value-type="string">
            <text:p text:style-name="Table_20_Contents">3</text:p>
          </table:table-cell>
          <table:table-cell table:style-name="Table1.A2" office:value-type="string">
            <text:p text:style-name="Table_20_Contents">Device Instance Lower</text:p>
          </table:table-cell>
          <table:table-cell table:style-name="Table1.C4">
            <text:p text:style-name="Table_20_Contents"/>
          </table:table-cell>
          <table:table-cell table:style-name="Table1.A2" office:value-type="string">
            <text:p text:style-name="Table_20_Contents">0 .. 6</text:p>
          </table:table-cell>
          <table:table-cell table:style-name="Table1.A2" office:value-type="string">
            <text:p text:style-name="Table_20_Contents">3 bits unsigned <text:a xlink:type="simple" xlink:href="https://canboat.github.io/canboat/canboat.html#ft-NUMBER" text:style-name="Internet_20_link" text:visited-style-name="Visited_20_Internet_20_Link">NUMBER</text:a></text:p>
          </table:table-cell>
          <table:table-cell table:style-name="Table1.F4" office:value-type="float" office:value="4">
            <text:p text:style-name="Table_20_Contents">4</text:p>
          </table:table-cell>
        </table:table-row>
        <table:table-row table:style-name="Table1.1">
          <table:table-cell table:style-name="Table1.A2" office:value-type="string">
            <text:p text:style-name="Table_20_Contents">4</text:p>
          </table:table-cell>
          <table:table-cell table:style-name="Table1.A2" office:value-type="string">
            <text:p text:style-name="Table_20_Contents">Device Instance Upper</text:p>
          </table:table-cell>
          <table:table-cell table:style-name="Table1.C4">
            <text:p text:style-name="Table_20_Contents"/>
          </table:table-cell>
          <table:table-cell table:style-name="Table1.A2" office:value-type="string">
            <text:p text:style-name="Table_20_Contents">0 .. 29</text:p>
          </table:table-cell>
          <table:table-cell table:style-name="Table1.A2" office:value-type="string">
            <text:p text:style-name="Table_20_Contents">5 bits unsigned <text:a xlink:type="simple" xlink:href="https://canboat.github.io/canboat/canboat.html#ft-NUMBER" text:style-name="Internet_20_link" text:visited-style-name="Visited_20_Internet_20_Link">NUMBER</text:a></text:p>
          </table:table-cell>
          <table:table-cell table:style-name="Table1.F4" office:value-type="float" office:value="4">
            <text:p text:style-name="Table_20_Contents">4</text:p>
          </table:table-cell>
        </table:table-row>
        <table:table-row table:style-name="Table1.1">
          <table:table-cell table:style-name="Table1.A2" office:value-type="string">
            <text:p text:style-name="Table_20_Contents"><text:span text:style-name="Strong_20_Emphasis">5</text:span></text:p>
          </table:table-cell>
          <table:table-cell table:style-name="Table1.A2" office:value-type="string">
            <text:p text:style-name="Table_20_Contents">Device Function</text:p>
          </table:table-cell>
          <table:table-cell table:style-name="Table1.A2" office:value-type="string">
            <text:p text:style-name="Table_20_Contents">130: Lighting Controller</text:p>
          </table:table-cell>
          <table:table-cell table:style-name="Table1.A2" office:value-type="string">
            <text:p text:style-name="Table_20_Contents">0 .. 253</text:p>
          </table:table-cell>
          <table:table-cell table:style-name="Table1.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1.F4" office:value-type="float" office:value="5">
            <text:p text:style-name="Table_20_Contents">5</text:p>
          </table:table-cell>
        </table:table-row>
        <table:table-row table:style-name="Table1.1">
          <table:table-cell table:style-name="Table1.A2" office:value-type="string">
            <text:p text:style-name="Table_20_Contents">6</text:p>
          </table:table-cell>
          <table:table-cell table:style-name="Table1.A2" office:value-type="string">
            <text:p text:style-name="Table_20_Contents">Spare</text:p>
          </table:table-cell>
          <table:table-cell table:style-name="Table1.C4">
            <text:p text:style-name="Table_20_Contents"/>
          </table:table-cell>
          <table:table-cell table:style-name="Table1.C4">
            <text:p text:style-name="Table_20_Contents"/>
          </table:table-cell>
          <table:table-cell table:style-name="Table1.A2" office:value-type="string">
            <text:p text:style-name="Table_20_Contents">1 bits <text:a xlink:type="simple" xlink:href="https://canboat.github.io/canboat/canboat.html#ft-SPARE" text:style-name="Internet_20_link" text:visited-style-name="Visited_20_Internet_20_Link">SPARE</text:a></text:p>
          </table:table-cell>
          <table:table-cell table:style-name="Table1.F4" office:value-type="float" office:value="6">
            <text:p text:style-name="Table_20_Contents">6</text:p>
          </table:table-cell>
        </table:table-row>
        <table:table-row table:style-name="Table1.1">
          <table:table-cell table:style-name="Table1.A2" office:value-type="string">
            <text:p text:style-name="Table_20_Contents"><text:span text:style-name="Strong_20_Emphasis">7</text:span></text:p>
          </table:table-cell>
          <table:table-cell table:style-name="Table1.A2" office:value-type="string">
            <text:p text:style-name="Table_20_Contents">Device Class</text:p>
          </table:table-cell>
          <table:table-cell table:style-name="Table1.A2" office:value-type="string">
            <text:p text:style-name="Table_20_Contents">126: Lighting</text:p>
          </table:table-cell>
          <table:table-cell table:style-name="Table1.A2" office:value-type="string">
            <text:p text:style-name="Table_20_Contents">0 .. 125</text:p>
          </table:table-cell>
          <table:table-cell table:style-name="Table1.A2" office:value-type="string">
            <text:p text:style-name="Table_20_Contents">7 bits lookup <text:a xlink:type="simple" xlink:href="https://canboat.github.io/canboat/canboat.html#lookup-DEVICE_CLASS" text:style-name="Internet_20_link" text:visited-style-name="Visited_20_Internet_20_Link">DEVICE_CLASS</text:a></text:p>
          </table:table-cell>
          <table:table-cell table:style-name="Table1.F4" office:value-type="float" office:value="6">
            <text:p text:style-name="Table_20_Contents">6</text:p>
          </table:table-cell>
        </table:table-row>
        <table:table-row table:style-name="Table1.1">
          <table:table-cell table:style-name="Table1.A2" office:value-type="string">
            <text:p text:style-name="Table_20_Contents">8</text:p>
          </table:table-cell>
          <table:table-cell table:style-name="Table1.A2" office:value-type="string">
            <text:p text:style-name="Table_20_Contents">System Instance</text:p>
          </table:table-cell>
          <table:table-cell table:style-name="Table1.C4">
            <text:p text:style-name="Table_20_Contents"/>
          </table:table-cell>
          <table:table-cell table:style-name="Table1.A2" office:value-type="string">
            <text:p text:style-name="Table_20_Contents">0 .. 13</text:p>
          </table:table-cell>
          <table:table-cell table:style-name="Table1.A2" office:value-type="string">
            <text:p text:style-name="Table_20_Contents">4 bits unsigned <text:a xlink:type="simple" xlink:href="https://canboat.github.io/canboat/canboat.html#ft-NUMBER" text:style-name="Internet_20_link" text:visited-style-name="Visited_20_Internet_20_Link">NUMBER</text:a></text:p>
          </table:table-cell>
          <table:table-cell table:style-name="Table1.F4" office:value-type="float" office:value="7">
            <text:p text:style-name="Table_20_Contents">7</text:p>
          </table:table-cell>
        </table:table-row>
        <table:table-row table:style-name="Table1.1">
          <table:table-cell table:style-name="Table1.A2" office:value-type="string">
            <text:p text:style-name="Table_20_Contents"><text:span text:style-name="Strong_20_Emphasis">9</text:span></text:p>
          </table:table-cell>
          <table:table-cell table:style-name="Table1.A2" office:value-type="string">
            <text:p text:style-name="Table_20_Contents">Industry Group</text:p>
          </table:table-cell>
          <table:table-cell table:style-name="Table1.A2" office:value-type="string">
            <text:p text:style-name="Table_20_Contents">4: Marine Industry</text:p>
          </table:table-cell>
          <table:table-cell table:style-name="Table1.A2" office:value-type="string">
            <text:p text:style-name="Table_20_Contents">0 .. 6</text:p>
          </table:table-cell>
          <table:table-cell table:style-name="Table1.A2" office:value-type="string">
            <text:p text:style-name="Table_20_Contents">3 bits lookup <text:a xlink:type="simple" xlink:href="https://canboat.github.io/canboat/canboat.html#lookup-INDUSTRY_CODE" text:style-name="Internet_20_link" text:visited-style-name="Visited_20_Internet_20_Link">INDUSTRY_CODE</text:a></text:p>
          </table:table-cell>
          <table:table-cell table:style-name="Table1.F4" office:value-type="float" office:value="7">
            <text:p text:style-name="Table_20_Contents">7</text:p>
          </table:table-cell>
        </table:table-row>
        <table:table-row table:style-name="Table1.1">
          <table:table-cell table:style-name="Table1.A2" office:value-type="string">
            <text:p text:style-name="Table_20_Contents">10</text:p>
          </table:table-cell>
          <table:table-cell table:style-name="Table1.A2" office:value-type="string">
            <text:p text:style-name="Table_20_Contents">Arbitrary address capable</text:p>
          </table:table-cell>
          <table:table-cell table:style-name="Table1.C4">
            <text:p text:style-name="Table_20_Contents"/>
          </table:table-cell>
          <table:table-cell table:style-name="Table1.A2" office:value-type="string">
            <text:p text:style-name="Table_20_Contents">0 .. 1</text:p>
          </table:table-cell>
          <table:table-cell table:style-name="Table1.A2" office:value-type="string">
            <text:p text:style-name="Table_20_Contents">1 bits unsigned <text:a xlink:type="simple" xlink:href="https://canboat.github.io/canboat/canboat.html#ft-NUMBER" text:style-name="Internet_20_link" text:visited-style-name="Visited_20_Internet_20_Link">NUMBER</text:a></text:p>
          </table:table-cell>
          <table:table-cell table:style-name="Table1.F4" office:value-type="float" office:value="7">
            <text:p text:style-name="Table_20_Contents">7</text:p>
          </table:table-cell>
        </table:table-row>
      </table:table>
      <text:list xml:id="list143537709652311" text:continue-numbering="true" text:style-name="Outline">
        <text:list-item>
          <text:list>
            <text:list-item>
              <text:h text:style-name="Heading_20_2" text:outline-level="2"><text:span text:style-name="T4">Poco </text:span><text:span text:style-name="T5">S</text:span><text:span text:style-name="T4">witches</text:span> Level 1 – Poco ExtSw Binary (On/Off)</text:h>
            </text:list-item>
          </text:list>
        </text:list-item>
      </text:list>
      <text:p text:style-name="Text_20_body">This protocol allows simple on/off switch control and status integration with many systems that already support the commonly-used standard "Binary Switch Bank Status" PGN 127501.</text:p>
      <text:p text:style-name="P3"><text:soft-page-break/>It uses single (8-byte) CAN frames. This PGN is not addressable (global), but it offers Bank / Instance to accommodate multiple Poco units. Poco External Switches are indexed by ID number: 1 ~ 28 in bank <text:span text:style-name="T1">[i]</text:span> and 29 ~ 32 in bank <text:span text:style-name="T1">[i+</text:span>1<text:span text:style-name="T1">]</text:span>. <text:span text:style-name="T1">The base instance [i] can be changed via the Poco user interface or via the standard NMEA2000 method.</text:span></text:p>
      <text:p text:style-name="Text_20_body">Limitations of this protocol level:</text:p>
      <text:list text:style-name="L1">
        <text:list-item>
          <text:p text:style-name="P4">No support for client to read text names of switches.</text:p>
        </text:list-item>
        <text:list-item>
          <text:p text:style-name="P4">No support for client to command actions other than On or Off.</text:p>
        </text:list-item>
        <text:list-item>
          <text:p text:style-name="P4">Switch state status is limited to only 3 values: 0: Off, 1: On, 3: Unavailable.</text:p>
        </text:list-item>
      </text:list>
      <text:list text:continue-list="list143537709652311" text:style-name="Outline">
        <text:list-item>
          <text:list>
            <text:list-item>
              <text:list>
                <text:list-header>
                  <text:h text:style-name="Heading_20_3" text:outline-level="3" text:is-list-header="true"><text:span text:style-name="T2">Transmitted</text:span> PGN 127501 (0x1F20D) - Binary Switch Bank Status</text:h>
                </text:list-header>
              </text:list>
            </text:list-item>
          </text:list>
        </text:list-item>
      </text:list>
      <text:p text:style-name="Text_20_body">Poco periodically sends the binary state of each configured External Switch using this common standard "Binary Switch Bank Status" PGN 127501. </text:p>
      <text:p text:style-name="Text_20_body">This single-frame PGN is 8 bytes long and contains 29 fields. It is transmitted every 2500 milliseconds, or when the state changes. The default priority is 3.</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text:span text:style-name="Main_20_index_20_entry">Field #</text:span></text:p>
          </table:table-cell>
          <table:table-cell table:style-name="Table2.A1" office:value-type="string">
            <text:p text:style-name="Table_20_Heading"><text:span text:style-name="Main_20_index_20_entry">Field Name</text:span></text:p>
          </table:table-cell>
          <table:table-cell table:style-name="Table2.A1" office:value-type="string">
            <text:p text:style-name="Table_20_Heading"><text:span text:style-name="Main_20_index_20_entry">Description</text:span></text:p>
          </table:table-cell>
          <table:table-cell table:style-name="Table2.A1" office:value-type="string">
            <text:p text:style-name="Table_20_Heading"><text:span text:style-name="Main_20_index_20_entry">Unit</text:span></text:p>
          </table:table-cell>
          <table:table-cell table:style-name="Table2.A1" office:value-type="string">
            <text:p text:style-name="Table_20_Heading"><text:span text:style-name="Main_20_index_20_entry">Type</text:span></text:p>
          </table:table-cell>
          <table:table-cell table:style-name="Table2.F1" office:value-type="string">
            <text:p text:style-name="Table_20_Heading"><text:span text:style-name="Main_20_index_20_entry">Byte #</text:span></text:p>
          </table:table-cell>
        </table:table-row>
        <table:table-row table:style-name="Table2.2">
          <table:table-cell table:style-name="Table2.A2" office:value-type="string">
            <text:p text:style-name="Table_20_Contents">1</text:p>
          </table:table-cell>
          <table:table-cell table:style-name="Table2.A2" office:value-type="string">
            <text:p text:style-name="Table_20_Contents">Bank / Instance</text:p>
          </table:table-cell>
          <table:table-cell table:style-name="Table2.A2" office:value-type="string">
            <text:p text:style-name="Table_20_Contents"><text:span text:style-name="T1">[i]</text:span>: Switches 1 ~ 28<text:line-break/><text:span text:style-name="T1">[i+1]</text:span>: Switches 29 ~ 32</text:p>
            <text:p text:style-name="P5">(i is configurable, default=1)</text:p>
          </table:table-cell>
          <table:table-cell table:style-name="Table2.A2" office:value-type="string">
            <text:p text:style-name="Table_20_Contents">0 .. 253</text:p>
          </table:table-cell>
          <table:table-cell table:style-name="Table2.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2.F2" office:value-type="string">
            <text:p text:style-name="Table_20_Contents">0</text:p>
          </table:table-cell>
        </table:table-row>
        <table:table-row>
          <table:table-cell table:style-name="Table2.A2" office:value-type="string">
            <text:p text:style-name="Table_20_Contents">2</text:p>
          </table:table-cell>
          <table:table-cell table:style-name="Table2.A2" office:value-type="string">
            <text:p text:style-name="Table_20_Contents">Switch 1 Status</text:p>
          </table:table-cell>
          <table:table-cell table:style-name="Table2.A2" office:value-type="string">
            <text:p text:style-name="Table_20_Contents"> 0: Off, 1: On, 3: Unavailable</text:p>
          </table:table-cell>
          <table:table-cell table:style-name="Table2.A2" office:value-type="string">
            <text:p text:style-name="Table_20_Contents">0 .. 2</text:p>
          </table:table-cell>
          <table:table-cell table:style-name="Table2.A2" office:value-type="string">
            <text:p text:style-name="Table_20_Contents">2 bits lookup <text:a xlink:type="simple" xlink:href="https://canboat.github.io/canboat/canboat.html#lookup-OFF_ON" text:style-name="Internet_20_link" text:visited-style-name="Visited_20_Internet_20_Link">OFF_ON</text:a></text:p>
          </table:table-cell>
          <table:table-cell table:style-name="Table2.F2" office:value-type="string">
            <text:p text:style-name="Table_20_Contents">1</text:p>
          </table:table-cell>
        </table:table-row>
        <table:table-row>
          <table:table-cell table:style-name="Table2.A2" office:value-type="string">
            <text:p text:style-name="Table_20_Contents">3 ~ 29</text:p>
          </table:table-cell>
          <table:table-cell table:style-name="Table2.A2" office:value-type="string">
            <text:p text:style-name="Table_20_Contents">Switch 2~28 Status</text:p>
          </table:table-cell>
          <table:table-cell table:style-name="Table2.A2" office:value-type="string">
            <text:p text:style-name="Table_20_Contents"> repeated 27 times</text:p>
          </table:table-cell>
          <table:table-cell table:style-name="Table2.A2" office:value-type="string">
            <text:p text:style-name="Table_20_Contents">0 .. 2</text:p>
          </table:table-cell>
          <table:table-cell table:style-name="Table2.A2" office:value-type="string">
            <text:p text:style-name="Table_20_Contents">2 bits lookup <text:a xlink:type="simple" xlink:href="https://canboat.github.io/canboat/canboat.html#lookup-OFF_ON" text:style-name="Internet_20_link" text:visited-style-name="Visited_20_Internet_20_Link">OFF_ON</text:a></text:p>
          </table:table-cell>
          <table:table-cell table:style-name="Table2.F2" office:value-type="string">
            <text:p text:style-name="Table_20_Contents">1 ~ 7</text:p>
          </table:table-cell>
        </table:table-row>
      </table:table>
      <text:list text:continue-numbering="true" text:style-name="Outline">
        <text:list-item>
          <text:list>
            <text:list-item>
              <text:list>
                <text:list-item>
                  <text:h text:style-name="Heading_20_3" text:outline-level="3"><text:span text:style-name="T6">Received</text:span> PGN 127502 (0x1F20E) - Binary Switch Bank Control</text:h>
                </text:list-item>
              </text:list>
            </text:list-item>
          </text:list>
        </text:list-item>
      </text:list>
      <text:p text:style-name="Text_20_body">Poco reacts to requests to change the state of its External Switches this common standard "Binary Switch Bank Control" PGN 127502.</text:p>
      <text:p text:style-name="Text_20_body">Note: Poco also reacts to the "Command Group Function" (PGN 126208) method to control the switch states by commanding a change to a field in PGN 127501.</text:p>
      <text:p text:style-name="Text_20_body">This single-frame PGN is 8 bytes long and contains 29 fields.</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text:span text:style-name="Main_20_index_20_entry">Field #</text:span></text:p>
          </table:table-cell>
          <table:table-cell table:style-name="Table3.A1" office:value-type="string">
            <text:p text:style-name="P6"><text:span text:style-name="Main_20_index_20_entry">Field Name</text:span></text:p>
          </table:table-cell>
          <table:table-cell table:style-name="Table3.A1" office:value-type="string">
            <text:p text:style-name="P6"><text:span text:style-name="Main_20_index_20_entry">Description</text:span></text:p>
          </table:table-cell>
          <table:table-cell table:style-name="Table3.A1" office:value-type="string">
            <text:p text:style-name="P6"><text:span text:style-name="Main_20_index_20_entry">Unit</text:span></text:p>
          </table:table-cell>
          <table:table-cell table:style-name="Table3.A1" office:value-type="string">
            <text:p text:style-name="P6"><text:span text:style-name="Main_20_index_20_entry">Type</text:span></text:p>
          </table:table-cell>
          <table:table-cell table:style-name="Table3.F1" office:value-type="string">
            <text:p text:style-name="P6"><text:span text:style-name="Main_20_index_20_entry">Byte #</text:span></text:p>
          </table:table-cell>
        </table:table-row>
        <table:table-row>
          <table:table-cell table:style-name="Table3.A2" office:value-type="string">
            <text:p text:style-name="Table_20_Contents">1</text:p>
          </table:table-cell>
          <table:table-cell table:style-name="Table3.A2" office:value-type="string">
            <text:p text:style-name="Table_20_Contents">Bank / Instance</text:p>
          </table:table-cell>
          <table:table-cell table:style-name="Table3.A2" office:value-type="string">
            <text:p text:style-name="P7"><text:span text:style-name="T1">[i]</text:span>: Switches 1 ~ 28<text:line-break/><text:span text:style-name="T1">[i+1]</text:span>: Switches 29 ~ 32</text:p>
            <text:p text:style-name="P5">(i is configurable, default: i=1)</text:p>
          </table:table-cell>
          <table:table-cell table:style-name="Table3.A2" office:value-type="string">
            <text:p text:style-name="Table_20_Contents">0 .. 253</text:p>
          </table:table-cell>
          <table:table-cell table:style-name="Table3.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3.F2" office:value-type="string">
            <text:p text:style-name="Table_20_Contents">0</text:p>
          </table:table-cell>
        </table:table-row>
        <table:table-row table:style-name="Table3.3">
          <table:table-cell table:style-name="Table3.A2" office:value-type="string">
            <text:p text:style-name="Table_20_Contents">2</text:p>
          </table:table-cell>
          <table:table-cell table:style-name="Table3.A2" office:value-type="string">
            <text:p text:style-name="Table_20_Contents">Switch 1 Command</text:p>
          </table:table-cell>
          <table:table-cell table:style-name="Table3.A2" office:value-type="string">
            <text:p text:style-name="Table_20_Contents"> 0: Turn Off, 1: Turn On, 3: No Change</text:p>
          </table:table-cell>
          <table:table-cell table:style-name="Table3.A2" office:value-type="string">
            <text:p text:style-name="Table_20_Contents">0 .. 2</text:p>
          </table:table-cell>
          <table:table-cell table:style-name="Table3.A2" office:value-type="string">
            <text:p text:style-name="Table_20_Contents">2 bits lookup <text:a xlink:type="simple" xlink:href="https://canboat.github.io/canboat/canboat.html#lookup-OFF_ON" text:style-name="Internet_20_link" text:visited-style-name="Visited_20_Internet_20_Link">OFF_ON</text:a></text:p>
          </table:table-cell>
          <table:table-cell table:style-name="Table3.F2" office:value-type="string">
            <text:p text:style-name="Table_20_Contents">1</text:p>
          </table:table-cell>
        </table:table-row>
        <table:table-row>
          <table:table-cell table:style-name="Table3.A2" office:value-type="string">
            <text:p text:style-name="Table_20_Contents">3 ~ 29</text:p>
          </table:table-cell>
          <table:table-cell table:style-name="Table3.A2" office:value-type="string">
            <text:p text:style-name="Table_20_Contents">Switch 2~28 Command</text:p>
          </table:table-cell>
          <table:table-cell table:style-name="Table3.A2" office:value-type="string">
            <text:p text:style-name="Table_20_Contents"> repeated 27 times</text:p>
          </table:table-cell>
          <table:table-cell table:style-name="Table3.A2" office:value-type="string">
            <text:p text:style-name="Table_20_Contents">0 .. 2</text:p>
          </table:table-cell>
          <table:table-cell table:style-name="Table3.A2" office:value-type="string">
            <text:p text:style-name="Table_20_Contents">2 bits lookup <text:a xlink:type="simple" xlink:href="https://canboat.github.io/canboat/canboat.html#lookup-OFF_ON" text:style-name="Internet_20_link" text:visited-style-name="Visited_20_Internet_20_Link">OFF_ON</text:a></text:p>
          </table:table-cell>
          <table:table-cell table:style-name="Table3.F2" office:value-type="string">
            <text:p text:style-name="Table_20_Contents">1 ~ 7</text:p>
          </table:table-cell>
        </table:table-row>
      </table:table>
      <text:list xml:id="list143538624475820" text:continue-numbering="true" text:style-name="Outline">
        <text:list-item>
          <text:list>
            <text:list-item>
              <text:h text:style-name="Heading_20_2" text:outline-level="2"><text:soft-page-break/><text:span text:style-name="T4">Poco Switches</text:span> Level 2 – Poco ExtSw Actions</text:h>
            </text:list-item>
          </text:list>
        </text:list-item>
      </text:list>
      <text:p text:style-name="Text_20_body">This protocol is simple and efficient for use on small CAN networks where the client already knows about the Poco External Switches that it will query and control. It uses single (8-byte) CAN frames. It is addressed, so it can accommodate multiple Poco units.</text:p>
      <text:p text:style-name="Text_20_body">Limitations of this protocol level:</text:p>
      <text:list text:style-name="L2">
        <text:list-item>
          <text:p text:style-name="P8">Poco External Switches are identified only by ID number 1 ~ 32.</text:p>
        </text:list-item>
        <text:list-item>
          <text:p text:style-name="P8">No support for client to read text names of switches or actions.</text:p>
        </text:list-item>
      </text:list>
      <text:list text:continue-list="list143538624475820" text:style-name="Outline">
        <text:list-item>
          <text:list>
            <text:list-item>
              <text:list>
                <text:list-header>
                  <text:h text:style-name="Heading_20_3" text:outline-level="3" text:is-list-header="true"><text:span text:style-name="T6">Received</text:span> PGN <text:span text:style-name="Strong_20_Emphasis">61184 (0xEF00)</text:span> – <text:span text:style-name="T7">PID 1:</text:span> External Switch: Simple Action<text:span text:style-name="T7">s</text:span> (no action parameters)</text:h>
                </text:list-header>
              </text:list>
            </text:list-item>
          </text:list>
        </text:list-item>
      </text:list>
      <text:p text:style-name="Text_20_body">This PGN description applies when the following field(s) match:</text:p>
      <table:table table:name="Table4" table:style-name="Table4" table:template-name="Default Style">
        <table:table-column table:style-name="Table4.A"/>
        <table:table-column table:style-name="Table4.B"/>
        <table:table-row>
          <table:table-cell table:style-name="Table4.A1" office:value-type="string">
            <text:p text:style-name="P6"><text:span text:style-name="Main_20_index_20_entry">Manufacturer Code</text:span></text:p>
          </table:table-cell>
          <table:table-cell table:style-name="Table4.B1" office:value-type="string">
            <text:p text:style-name="P9">1512: Lumitec</text:p>
          </table:table-cell>
        </table:table-row>
        <table:table-row>
          <table:table-cell table:style-name="Table4.A2" office:value-type="string">
            <text:p text:style-name="P6"><text:span text:style-name="Main_20_index_20_entry">Industry Code</text:span></text:p>
          </table:table-cell>
          <table:table-cell table:style-name="Table4.B2" office:value-type="string">
            <text:p text:style-name="P9">4: Marine</text:p>
          </table:table-cell>
        </table:table-row>
        <table:table-row table:style-name="Table4.3">
          <table:table-cell table:style-name="Table4.A2" office:value-type="string">
            <text:p text:style-name="P6"><text:span text:style-name="Main_20_index_20_entry">Proprietary ID</text:span></text:p>
          </table:table-cell>
          <table:table-cell table:style-name="Table4.B2" office:value-type="string">
            <text:p text:style-name="P9">1: External Switch: <text:span text:style-name="T8">Simple Actions</text:span></text:p>
          </table:table-cell>
        </table:table-row>
      </table:table>
      <text:p text:style-name="Text_20_body"/>
      <text:p text:style-name="P10">The Action ID parameter must equal one of:</text:p>
      <table:table table:name="Table22" table:style-name="Table22" table:template-name="Default Style">
        <table:table-column table:style-name="Table22.A"/>
        <table:table-column table:style-name="Table22.B"/>
        <table:table-row table:style-name="Table22.1">
          <table:table-cell table:style-name="Table22.A1" office:value-type="string">
            <text:p text:style-name="P11"><text:span text:style-name="Main_20_index_20_entry">Action ID</text:span></text:p>
          </table:table-cell>
          <table:table-cell table:style-name="Table22.B1" office:value-type="string">
            <text:p text:style-name="P12">0: no action (just return state of switch)</text:p>
            <text:p text:style-name="P12">1: "Off" (Sets Bright=0), </text:p>
            <text:p text:style-name="P12">2: "On" (Sets default Hue, default Sat, default Bright), </text:p>
            <text:p text:style-name="P12">3: "DimDn" (Bright -10%), </text:p>
            <text:p text:style-name="P12">4: "DimUp" (Bright +10%), </text:p>
            <text:p text:style-name="P12">6: "PStart" (Pattern Start *)</text:p>
            <text:p text:style-name="P12">7: "PPause" Pause/Resume Pattern), </text:p>
            <text:p text:style-name="P12">8: "T2HSB" (<text:span text:style-name="T8">Default</text:span> Hue, Sat, and Bright, <text:span text:style-name="T8">Same as “On”</text:span>) </text:p>
            <text:p text:style-name="P12">9: "T2HS" (<text:span text:style-name="T8">Default</text:span> Hue and Sat, *)</text:p>
            <text:p text:style-name="P12">10: "T2B" (<text:span text:style-name="T8">Default</text:span> Bright, no change to color)</text:p>
            <text:p text:style-name="P12">20: "Wht" (Change Color to White, *),</text:p>
            <text:p text:style-name="P12">21: "Red" (Change Color to Red, *),</text:p>
            <text:p text:style-name="P12">22: "Grn" (Change Color to Green, *),</text:p>
            <text:p text:style-name="P12">23: "Blu" (Change Color to Blue, *),</text:p>
            <text:p text:style-name="P12">31: "PlayPause" (Toggle Pattern Play/Pause),</text:p>
            <text:p text:style-name="P12">32: "Toggle" (Toggle On/Off and Scene Select advance),</text:p>
            <text:p text:style-name="P12">33~65: "On[n]" (Choose Scene Select child switch),</text:p>
          </table:table-cell>
        </table:table-row>
      </table:table>
      <text:p text:style-name="P13"> * Several actions behavior depends on the previous state of the switch: If previous switch state was off, then also set default Brightness, else no change to Brightness.</text:p>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5" table:style-name="Table5" table:template-name="Default Style">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6"><text:span text:style-name="Main_20_index_20_entry">Field # </text:span></text:p>
          </table:table-cell>
          <table:table-cell table:style-name="Table5.A1" office:value-type="string">
            <text:p text:style-name="P6"><text:span text:style-name="Main_20_index_20_entry">Field Name </text:span></text:p>
          </table:table-cell>
          <table:table-cell table:style-name="Table5.A1" office:value-type="string">
            <text:p text:style-name="P6"><text:span text:style-name="Main_20_index_20_entry">Description </text:span></text:p>
          </table:table-cell>
          <table:table-cell table:style-name="Table5.A1" office:value-type="string">
            <text:p text:style-name="P6"><text:span text:style-name="Main_20_index_20_entry">Unit </text:span></text:p>
          </table:table-cell>
          <table:table-cell table:style-name="Table5.A1" office:value-type="string">
            <text:p text:style-name="P6"><text:span text:style-name="Main_20_index_20_entry">Type </text:span></text:p>
          </table:table-cell>
          <table:table-cell table:style-name="Table5.F1" office:value-type="string">
            <text:p text:style-name="P6"><text:span text:style-name="Main_20_index_20_entry">Byte #</text:span></text:p>
          </table:table-cell>
        </table:table-row>
        <table:table-row>
          <table:table-cell table:style-name="Table5.A2" office:value-type="string">
            <text:p text:style-name="Table_20_Contents">1</text:p>
          </table:table-cell>
          <table:table-cell table:style-name="Table5.A2" office:value-type="string">
            <text:p text:style-name="Table_20_Contents">Manufacturer Code</text:p>
          </table:table-cell>
          <table:table-cell table:style-name="Table5.A2" office:value-type="string">
            <text:p text:style-name="Table_20_Contents">1512: Lumitec</text:p>
          </table:table-cell>
          <table:table-cell table:style-name="Table5.A2" office:value-type="string">
            <text:p text:style-name="Table_20_Contents"/>
          </table:table-cell>
          <table:table-cell table:style-name="Table5.A2" office:value-type="string">
            <text:p text:style-name="Table_20_Contents">11 bits lookup <text:a xlink:type="simple" xlink:href="https://canboat.github.io/canboat/canboat.html#lookup-MANUFACTURER_CODE" text:style-name="Internet_20_link" text:visited-style-name="Visited_20_Internet_20_Link">MANUFACTURER_CODE</text:a></text:p>
          </table:table-cell>
          <table:table-cell table:style-name="Table5.F2" office:value-type="string">
            <text:p text:style-name="Table_20_Contents">0~1</text:p>
          </table:table-cell>
        </table:table-row>
        <table:table-row table:style-name="Table5.3">
          <table:table-cell table:style-name="Table5.A2" office:value-type="string">
            <text:p text:style-name="Table_20_Contents">2</text:p>
          </table:table-cell>
          <table:table-cell table:style-name="Table5.A2" office:value-type="string">
            <text:p text:style-name="Table_20_Contents">Reserved</text:p>
          </table:table-cell>
          <table:table-cell table:style-name="Table5.A2" office:value-type="string">
            <text:p text:style-name="Table_20_Contents">Always 0b11</text:p>
          </table:table-cell>
          <table:table-cell table:style-name="Table5.A2" office:value-type="string">
            <text:p text:style-name="Table_20_Contents"/>
          </table:table-cell>
          <table:table-cell table:style-name="Table5.A2" office:value-type="string">
            <text:p text:style-name="Table_20_Contents">2 bits <text:a xlink:type="simple" xlink:href="https://canboat.github.io/canboat/canboat.html#ft-RESERVED" text:style-name="Internet_20_link" text:visited-style-name="Visited_20_Internet_20_Link">RESERVED</text:a></text:p>
          </table:table-cell>
          <table:table-cell table:style-name="Table5.F2" office:value-type="string">
            <text:p text:style-name="Table_20_Contents">1</text:p>
          </table:table-cell>
        </table:table-row>
        <text:soft-page-break/>
        <table:table-row>
          <table:table-cell table:style-name="Table5.A2" office:value-type="string">
            <text:p text:style-name="Table_20_Contents">3</text:p>
          </table:table-cell>
          <table:table-cell table:style-name="Table5.A2" office:value-type="string">
            <text:p text:style-name="Table_20_Contents">Industry Code</text:p>
          </table:table-cell>
          <table:table-cell table:style-name="Table5.A2" office:value-type="string">
            <text:p text:style-name="Table_20_Contents">4: Marine Industry</text:p>
          </table:table-cell>
          <table:table-cell table:style-name="Table5.A2" office:value-type="string">
            <text:p text:style-name="Table_20_Contents"/>
          </table:table-cell>
          <table:table-cell table:style-name="Table5.A2" office:value-type="string">
            <text:p text:style-name="Table_20_Contents">3 bits lookup <text:a xlink:type="simple" xlink:href="https://canboat.github.io/canboat/canboat.html#lookup-INDUSTRY_CODE" text:style-name="Internet_20_link" text:visited-style-name="Visited_20_Internet_20_Link">INDUSTRY_CODE</text:a></text:p>
          </table:table-cell>
          <table:table-cell table:style-name="Table5.F2" office:value-type="string">
            <text:p text:style-name="Table_20_Contents">1</text:p>
          </table:table-cell>
        </table:table-row>
        <table:table-row>
          <table:table-cell table:style-name="Table5.A2" office:value-type="string">
            <text:p text:style-name="Table_20_Contents">4</text:p>
          </table:table-cell>
          <table:table-cell table:style-name="Table5.A2" office:value-type="string">
            <text:p text:style-name="Table_20_Contents">Proprietary ID</text:p>
          </table:table-cell>
          <table:table-cell table:style-name="Table5.A2" office:value-type="string">
            <text:p text:style-name="Table_20_Contents">1: External Switch: <text:span text:style-name="T8">Simple Actions</text:span></text:p>
          </table:table-cell>
          <table:table-cell table:style-name="Table5.A2" office:value-type="string">
            <text:p text:style-name="Table_20_Contents">0 .. 253</text:p>
          </table:table-cell>
          <table:table-cell table:style-name="Table5.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5.F2" office:value-type="string">
            <text:p text:style-name="Table_20_Contents">2</text:p>
          </table:table-cell>
        </table:table-row>
        <table:table-row>
          <table:table-cell table:style-name="Table5.A2" office:value-type="string">
            <text:p text:style-name="Table_20_Contents">5</text:p>
          </table:table-cell>
          <table:table-cell table:style-name="Table5.A2" office:value-type="string">
            <text:p text:style-name="Table_20_Contents">Action ID</text:p>
          </table:table-cell>
          <table:table-cell table:style-name="Table5.A2" office:value-type="string">
            <text:p text:style-name="Table_20_Contents">Action ID# <text:line-break/>see list above </text:p>
          </table:table-cell>
          <table:table-cell table:style-name="Table5.A2" office:value-type="string">
            <text:p text:style-name="Table_20_Contents">0 .. 253</text:p>
          </table:table-cell>
          <table:table-cell table:style-name="Table5.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5.F2" office:value-type="string">
            <text:p text:style-name="Table_20_Contents">3</text:p>
          </table:table-cell>
        </table:table-row>
        <table:table-row>
          <table:table-cell table:style-name="Table5.A2" office:value-type="string">
            <text:p text:style-name="Table_20_Contents">6</text:p>
          </table:table-cell>
          <table:table-cell table:style-name="Table5.A2" office:value-type="string">
            <text:p text:style-name="Table_20_Contents">Switch ID</text:p>
          </table:table-cell>
          <table:table-cell table:style-name="Table5.A2" office:value-type="string">
            <text:p text:style-name="Table_20_Contents">Switch ID#</text:p>
          </table:table-cell>
          <table:table-cell table:style-name="Table5.A2" office:value-type="string">
            <text:p text:style-name="Table_20_Contents">0 .. 253</text:p>
          </table:table-cell>
          <table:table-cell table:style-name="Table5.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5.F2" office:value-type="string">
            <text:p text:style-name="Table_20_Contents">4</text:p>
          </table:table-cell>
        </table:table-row>
        <table:table-row>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Unused</text:p>
          </table:table-cell>
          <table:table-cell table:style-name="Table5.A2" office:value-type="string">
            <text:p text:style-name="Table_20_Contents"/>
          </table:table-cell>
          <table:table-cell table:style-name="Table5.A2" office:value-type="string">
            <text:p text:style-name="Table_20_Contents">RESERVED</text:p>
          </table:table-cell>
          <table:table-cell table:style-name="Table5.F2" office:value-type="string">
            <text:p text:style-name="Table_20_Contents">5~7</text:p>
          </table:table-cell>
        </table:table-row>
      </table:table>
      <text:list text:continue-numbering="true" text:style-name="Outline">
        <text:list-item>
          <text:list>
            <text:list-item>
              <text:list>
                <text:list-item>
                  <text:h text:style-name="Heading_20_3" text:outline-level="3"><text:span text:style-name="T6">Received</text:span> PGN <text:span text:style-name="Strong_20_Emphasis">61184 (0xEF00)</text:span> – <text:span text:style-name="T7">PID </text:span><text:span text:style-name="T10">3</text:span><text:span text:style-name="T7">:</text:span> External Switch: <text:span text:style-name="T8">Custom </text:span>Hue, Saturation, Brightness</text:h>
                </text:list-item>
              </text:list>
            </text:list-item>
          </text:list>
        </text:list-item>
      </text:list>
      <text:p text:style-name="Text_20_body">This PGN description applies when the following field(s) match:</text:p>
      <table:table table:name="Table6" table:style-name="Table6" table:template-name="Default Style">
        <table:table-column table:style-name="Table6.A"/>
        <table:table-column table:style-name="Table6.B"/>
        <table:table-row>
          <table:table-cell table:style-name="Table6.A1" office:value-type="string">
            <text:p text:style-name="P6"><text:span text:style-name="Main_20_index_20_entry">Manufacturer Code</text:span></text:p>
          </table:table-cell>
          <table:table-cell table:style-name="Table6.B1" office:value-type="string">
            <text:p text:style-name="Table_20_Contents">1512: Lumitec</text:p>
          </table:table-cell>
        </table:table-row>
        <table:table-row>
          <table:table-cell table:style-name="Table6.A2" office:value-type="string">
            <text:p text:style-name="P6"><text:span text:style-name="Main_20_index_20_entry">Industry Code</text:span></text:p>
          </table:table-cell>
          <table:table-cell table:style-name="Table6.B2" office:value-type="string">
            <text:p text:style-name="Table_20_Contents">4: Marine</text:p>
          </table:table-cell>
        </table:table-row>
        <table:table-row>
          <table:table-cell table:style-name="Table6.A2" office:value-type="string">
            <text:p text:style-name="P6"><text:span text:style-name="Main_20_index_20_entry">Proprietary ID</text:span></text:p>
          </table:table-cell>
          <table:table-cell table:style-name="Table6.B2" office:value-type="string">
            <text:p text:style-name="Table_20_Contents"><text:span text:style-name="T8">3</text:span>: External Switch: <text:span text:style-name="T8">Custom Hue,Sat,Bright</text:span></text:p>
          </table:table-cell>
        </table:table-row>
        <table:table-row table:style-name="Table6.4">
          <table:table-cell table:style-name="Table6.A2" office:value-type="string">
            <text:p text:style-name="P6"><text:span text:style-name="Main_20_index_20_entry">Action ID</text:span></text:p>
          </table:table-cell>
          <table:table-cell table:style-name="Table6.B2" office:value-type="string">
            <text:p text:style-name="Table_20_Contents">8: "T2HSB" (Custom Hue, Sat, and Bright) </text:p>
            <text:p text:style-name="Table_20_Contents">9: "T2HS" (Custom Hue and Sat, *)</text:p>
            <text:p text:style-name="Table_20_Contents">10: "T2B" (Custom Bright, no change to color)</text:p>
          </table:table-cell>
        </table:table-row>
      </table:table>
      <text:p text:style-name="Text_20_body"> * T2HS action behavior depends on the previous state of the switch: <text:s/>If previous switch state was off, then also set default Brightness, else no change to Brightness.</text:p>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6"><text:span text:style-name="Main_20_index_20_entry">Field # </text:span></text:p>
          </table:table-cell>
          <table:table-cell table:style-name="Table7.A1" office:value-type="string">
            <text:p text:style-name="P6"><text:span text:style-name="Main_20_index_20_entry">Field Name </text:span></text:p>
          </table:table-cell>
          <table:table-cell table:style-name="Table7.A1" office:value-type="string">
            <text:p text:style-name="P6"><text:span text:style-name="Main_20_index_20_entry">Description </text:span></text:p>
          </table:table-cell>
          <table:table-cell table:style-name="Table7.A1" office:value-type="string">
            <text:p text:style-name="P6"><text:span text:style-name="Main_20_index_20_entry">Unit </text:span></text:p>
          </table:table-cell>
          <table:table-cell table:style-name="Table7.A1" office:value-type="string">
            <text:p text:style-name="P6"><text:span text:style-name="Main_20_index_20_entry">Type </text:span></text:p>
          </table:table-cell>
          <table:table-cell table:style-name="Table7.F1" office:value-type="string">
            <text:p text:style-name="P6"><text:span text:style-name="Main_20_index_20_entry">Byte #</text:span></text:p>
          </table:table-cell>
        </table:table-row>
        <table:table-row>
          <table:table-cell table:style-name="Table7.A2" office:value-type="string">
            <text:p text:style-name="P15">1</text:p>
          </table:table-cell>
          <table:table-cell table:style-name="Table7.A2" office:value-type="string">
            <text:p text:style-name="P15">Manufacturer Code</text:p>
          </table:table-cell>
          <table:table-cell table:style-name="Table7.A2" office:value-type="string">
            <text:p text:style-name="P15">1512: Lumitec</text:p>
          </table:table-cell>
          <table:table-cell table:style-name="Table7.A2" office:value-type="string">
            <text:p text:style-name="P15"/>
          </table:table-cell>
          <table:table-cell table:style-name="Table7.A2" office:value-type="string">
            <text:p text:style-name="P15">11 bits <text:a xlink:type="simple" xlink:href="https://canboat.github.io/canboat/canboat.html#lookup-MANUFACTURER_CODE" text:style-name="Internet_20_link" text:visited-style-name="Visited_20_Internet_20_Link">MANUFACTURER_CODE</text:a></text:p>
          </table:table-cell>
          <table:table-cell table:style-name="Table7.F2" office:value-type="string">
            <text:p text:style-name="P15">0~1</text:p>
          </table:table-cell>
        </table:table-row>
        <table:table-row table:style-name="Table7.3">
          <table:table-cell table:style-name="Table7.A2" office:value-type="string">
            <text:p text:style-name="Table_20_Contents">2</text:p>
          </table:table-cell>
          <table:table-cell table:style-name="Table7.A2" office:value-type="string">
            <text:p text:style-name="Table_20_Contents">Reserved</text:p>
          </table:table-cell>
          <table:table-cell table:style-name="Table7.A2" office:value-type="string">
            <text:p text:style-name="Table_20_Contents">Always 0b11</text:p>
          </table:table-cell>
          <table:table-cell table:style-name="Table7.D3">
            <text:p text:style-name="Table_20_Contents"/>
          </table:table-cell>
          <table:table-cell table:style-name="Table7.A2" office:value-type="string">
            <text:p text:style-name="Table_20_Contents">2 bits <text:a xlink:type="simple" xlink:href="https://canboat.github.io/canboat/canboat.html#ft-RESERVED" text:style-name="Internet_20_link" text:visited-style-name="Visited_20_Internet_20_Link">RESERVED</text:a></text:p>
          </table:table-cell>
          <table:table-cell table:style-name="Table7.F3" office:value-type="float" office:value="1">
            <text:p text:style-name="Table_20_Contents">1</text:p>
          </table:table-cell>
        </table:table-row>
        <table:table-row>
          <table:table-cell table:style-name="Table7.A2" office:value-type="string">
            <text:p text:style-name="Table_20_Contents">3</text:p>
          </table:table-cell>
          <table:table-cell table:style-name="Table7.A2" office:value-type="string">
            <text:p text:style-name="Table_20_Contents">Industry Code</text:p>
          </table:table-cell>
          <table:table-cell table:style-name="Table7.A2" office:value-type="string">
            <text:p text:style-name="Table_20_Contents">4: Marine Industry</text:p>
          </table:table-cell>
          <table:table-cell table:style-name="Table7.A2" office:value-type="string">
            <text:p text:style-name="Table_20_Contents"/>
          </table:table-cell>
          <table:table-cell table:style-name="Table7.A2" office:value-type="string">
            <text:p text:style-name="Table_20_Contents">3 bits lookup <text:a xlink:type="simple" xlink:href="https://canboat.github.io/canboat/canboat.html#lookup-INDUSTRY_CODE" text:style-name="Internet_20_link" text:visited-style-name="Visited_20_Internet_20_Link">INDUSTRY_CODE</text:a></text:p>
          </table:table-cell>
          <table:table-cell table:style-name="Table7.F3" office:value-type="float" office:value="1">
            <text:p text:style-name="Table_20_Contents">1</text:p>
          </table:table-cell>
        </table:table-row>
        <table:table-row>
          <table:table-cell table:style-name="Table7.A2" office:value-type="string">
            <text:p text:style-name="Table_20_Contents">4</text:p>
          </table:table-cell>
          <table:table-cell table:style-name="Table7.A2" office:value-type="string">
            <text:p text:style-name="Table_20_Contents">Proprietary ID</text:p>
          </table:table-cell>
          <table:table-cell table:style-name="Table7.A2" office:value-type="string">
            <text:p text:style-name="P12"><text:span text:style-name="T8">3</text:span>: External Switch: <text:span text:style-name="T8">Custom Hue,Sat,Bright</text:span></text:p>
          </table:table-cell>
          <table:table-cell table:style-name="Table7.A2" office:value-type="string">
            <text:p text:style-name="Table_20_Contents">0 .. 253</text:p>
          </table:table-cell>
          <table:table-cell table:style-name="Table7.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7.F3" office:value-type="float" office:value="2">
            <text:p text:style-name="Table_20_Contents">2</text:p>
          </table:table-cell>
        </table:table-row>
        <table:table-row>
          <table:table-cell table:style-name="Table7.A2" office:value-type="string">
            <text:p text:style-name="Table_20_Contents">5</text:p>
          </table:table-cell>
          <table:table-cell table:style-name="Table7.A2" office:value-type="string">
            <text:p text:style-name="Table_20_Contents">Action ID</text:p>
          </table:table-cell>
          <table:table-cell table:style-name="Table7.A2" office:value-type="string">
            <text:p text:style-name="Table_20_Contents">Action ID# </text:p>
            <text:p text:style-name="Table_20_Contents">8: "T2HSB" (Custom Hue, Sat, and Bright) </text:p>
            <text:p text:style-name="Table_20_Contents">9: "T2HS" (Custom Hue and Sat, *)</text:p>
            <text:p text:style-name="Table_20_Contents">10: "T2B" (Custom Bright, no change to color)</text:p>
          </table:table-cell>
          <table:table-cell table:style-name="Table7.A2" office:value-type="string">
            <text:p text:style-name="Table_20_Contents">0 .. 253</text:p>
          </table:table-cell>
          <table:table-cell table:style-name="Table7.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7.F3" office:value-type="float" office:value="3">
            <text:p text:style-name="Table_20_Contents">3</text:p>
          </table:table-cell>
        </table:table-row>
        <table:table-row>
          <table:table-cell table:style-name="Table7.A2" office:value-type="string">
            <text:p text:style-name="Table_20_Contents">6</text:p>
          </table:table-cell>
          <table:table-cell table:style-name="Table7.A2" office:value-type="string">
            <text:p text:style-name="Table_20_Contents">Switch ID</text:p>
          </table:table-cell>
          <table:table-cell table:style-name="Table7.A2" office:value-type="string">
            <text:p text:style-name="Table_20_Contents">Switch ID#</text:p>
          </table:table-cell>
          <table:table-cell table:style-name="Table7.A2" office:value-type="string">
            <text:p text:style-name="Table_20_Contents">0 .. 253</text:p>
          </table:table-cell>
          <table:table-cell table:style-name="Table7.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7.F3" office:value-type="float" office:value="4">
            <text:p text:style-name="Table_20_Contents">4</text:p>
          </table:table-cell>
        </table:table-row>
        <table:table-row>
          <table:table-cell table:style-name="Table7.A2" office:value-type="string">
            <text:p text:style-name="Table_20_Contents">7</text:p>
          </table:table-cell>
          <table:table-cell table:style-name="Table7.A2" office:value-type="string">
            <text:p text:style-name="Table_20_Contents">Hue</text:p>
          </table:table-cell>
          <table:table-cell table:style-name="Table7.A2" office:value-type="string">
            <text:p text:style-name="Table_20_Contents">Custom Hue value</text:p>
            <text:p text:style-name="Table_20_Contents"><text:span text:style-name="Emphasis">(0:Red, 85: Green, 170: Blue</text:span></text:p>
            <text:p text:style-name="Table_20_Contents"><text:span text:style-name="Emphasis">255: close to Red)</text:span></text:p>
          </table:table-cell>
          <table:table-cell table:style-name="Table7.A2" office:value-type="string">
            <text:p text:style-name="Table_20_Contents">0 .. 255</text:p>
          </table:table-cell>
          <table:table-cell table:style-name="Table7.A2" office:value-type="string">
            <text:p text:style-name="Table_20_Contents">8 bits <text:span text:style-name="Emphasis"><text:span text:style-name="Strong_20_Emphasis">USING FULL RANGE 0~255</text:span></text:span></text:p>
          </table:table-cell>
          <table:table-cell table:style-name="Table7.F3" office:value-type="float" office:value="5">
            <text:p text:style-name="Table_20_Contents">5</text:p>
          </table:table-cell>
        </table:table-row>
        <table:table-row>
          <table:table-cell table:style-name="Table7.A2" office:value-type="string">
            <text:p text:style-name="Table_20_Contents">8</text:p>
          </table:table-cell>
          <table:table-cell table:style-name="Table7.A2" office:value-type="string">
            <text:p text:style-name="Table_20_Contents">Saturation</text:p>
          </table:table-cell>
          <table:table-cell table:style-name="Table7.A2" office:value-type="string">
            <text:p text:style-name="Table_20_Contents">Custom Color Saturation Value</text:p>
            <text:p text:style-name="Table_20_Contents">0: White, 16: Fully saturated color.</text:p>
            <text:p text:style-name="Table_20_Contents">(Note: scaled-down internally to capable resolution T2HSB:3b, <text:soft-page-break/>T2HS:4b)</text:p>
          </table:table-cell>
          <table:table-cell table:style-name="Table7.A2" office:value-type="string">
            <text:p text:style-name="Table_20_Contents">0 .. 255</text:p>
          </table:table-cell>
          <table:table-cell table:style-name="Table7.A2" office:value-type="string">
            <text:p text:style-name="Table_20_Contents">8 bits <text:span text:style-name="Emphasis"><text:span text:style-name="Strong_20_Emphasis">USING FULL RANGE 0~255</text:span></text:span></text:p>
          </table:table-cell>
          <table:table-cell table:style-name="Table7.F3" office:value-type="float" office:value="6">
            <text:p text:style-name="Table_20_Contents">6</text:p>
          </table:table-cell>
        </table:table-row>
        <table:table-row>
          <table:table-cell table:style-name="Table7.A2" office:value-type="string">
            <text:p text:style-name="Table_20_Contents">9</text:p>
          </table:table-cell>
          <table:table-cell table:style-name="Table7.A2" office:value-type="string">
            <text:p text:style-name="Table_20_Contents">Brightness Abs</text:p>
          </table:table-cell>
          <table:table-cell table:style-name="Table7.A2" office:value-type="string">
            <text:p text:style-name="Table_20_Contents">Custom Brightness (absolute value)<text:line-break/>0: Off, 255: Fully On</text:p>
            <text:p text:style-name="Table_20_Contents">(Note: scaled-down internally to capable resolution T2HSB:4b,T2B:8b)</text:p>
          </table:table-cell>
          <table:table-cell table:style-name="Table7.A2" office:value-type="string">
            <text:p text:style-name="Table_20_Contents">0 .. 255</text:p>
          </table:table-cell>
          <table:table-cell table:style-name="Table7.A2" office:value-type="string">
            <text:p text:style-name="Table_20_Contents">8 bits <text:span text:style-name="Emphasis"><text:span text:style-name="Strong_20_Emphasis">USING FULL RANGE 0~255</text:span></text:span></text:p>
          </table:table-cell>
          <table:table-cell table:style-name="Table7.F3" office:value-type="float" office:value="7">
            <text:p text:style-name="Table_20_Contents">7</text:p>
          </table:table-cell>
        </table:table-row>
      </table:table>
      <text:list text:continue-numbering="true" text:style-name="Outline">
        <text:list-item>
          <text:list>
            <text:list-item>
              <text:list>
                <text:list-item>
                  <text:h text:style-name="Heading_20_3" text:outline-level="3"><text:span text:style-name="T6">Received</text:span> PGN <text:span text:style-name="Strong_20_Emphasis">61184 (0xEF00)</text:span> – <text:span text:style-name="T7">PID </text:span><text:span text:style-name="T10">4</text:span><text:span text:style-name="T7">:</text:span> External Switch: <text:span text:style-name="T7">6: </text:span>Start Pattern <text:span text:style-name="T8">ID</text:span></text:h>
                </text:list-item>
              </text:list>
            </text:list-item>
          </text:list>
        </text:list-item>
      </text:list>
      <text:p text:style-name="Text_20_body">This PGN description applies when the following field(s) match:</text:p>
      <table:table table:name="Table8" table:style-name="Table8" table:template-name="Default Style">
        <table:table-column table:style-name="Table8.A"/>
        <table:table-column table:style-name="Table8.B"/>
        <table:table-row>
          <table:table-cell table:style-name="Table8.A1" office:value-type="string">
            <text:p text:style-name="P6"><text:span text:style-name="Main_20_index_20_entry">Manufacturer Code</text:span></text:p>
          </table:table-cell>
          <table:table-cell table:style-name="Table8.B1" office:value-type="string">
            <text:p text:style-name="P9">1512: Lumitec</text:p>
          </table:table-cell>
        </table:table-row>
        <table:table-row table:style-name="Table8.2">
          <table:table-cell table:style-name="Table8.A2" office:value-type="string">
            <text:p text:style-name="P6"><text:span text:style-name="Main_20_index_20_entry">Industry Code</text:span></text:p>
          </table:table-cell>
          <table:table-cell table:style-name="Table8.B2" office:value-type="string">
            <text:p text:style-name="P9">4: Marine</text:p>
          </table:table-cell>
        </table:table-row>
        <table:table-row table:style-name="Table8.2">
          <table:table-cell table:style-name="Table8.A2" office:value-type="string">
            <text:p text:style-name="P6"><text:span text:style-name="Main_20_index_20_entry">Proprietary ID</text:span></text:p>
          </table:table-cell>
          <table:table-cell table:style-name="Table8.B2" office:value-type="string">
            <text:p text:style-name="P9"><text:span text:style-name="T10">4</text:span>: External Switch: <text:span text:style-name="T10">Start Pattern ID</text:span></text:p>
          </table:table-cell>
        </table:table-row>
      </table:table>
      <text:p text:style-name="Text_20_body"> * Pattern Start action behavior depends on the previous state of the switch: <text:s/>If previous switch state was off, then also set default Brightness, else no change to Brightness.</text:p>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6"><text:span text:style-name="Main_20_index_20_entry">Field # </text:span></text:p>
          </table:table-cell>
          <table:table-cell table:style-name="Table9.A1" office:value-type="string">
            <text:p text:style-name="P6"><text:span text:style-name="Main_20_index_20_entry">Field Name </text:span></text:p>
          </table:table-cell>
          <table:table-cell table:style-name="Table9.A1" office:value-type="string">
            <text:p text:style-name="P6"><text:span text:style-name="Main_20_index_20_entry">Description </text:span></text:p>
          </table:table-cell>
          <table:table-cell table:style-name="Table9.A1" office:value-type="string">
            <text:p text:style-name="P6"><text:span text:style-name="Main_20_index_20_entry">Unit </text:span></text:p>
          </table:table-cell>
          <table:table-cell table:style-name="Table9.A1" office:value-type="string">
            <text:p text:style-name="P6"><text:span text:style-name="Main_20_index_20_entry">Type </text:span></text:p>
          </table:table-cell>
          <table:table-cell table:style-name="Table9.F1" office:value-type="string">
            <text:p text:style-name="P6"><text:span text:style-name="Main_20_index_20_entry">Byte #</text:span></text:p>
          </table:table-cell>
        </table:table-row>
        <table:table-row>
          <table:table-cell table:style-name="Table9.A2" office:value-type="string">
            <text:p text:style-name="P16">1</text:p>
          </table:table-cell>
          <table:table-cell table:style-name="Table9.A2" office:value-type="string">
            <text:p text:style-name="P16">Manufacturer Code</text:p>
          </table:table-cell>
          <table:table-cell table:style-name="Table9.A2" office:value-type="string">
            <text:p text:style-name="P16">1512: Lumitec</text:p>
          </table:table-cell>
          <table:table-cell table:style-name="Table9.A2" office:value-type="string">
            <text:p text:style-name="P16"/>
          </table:table-cell>
          <table:table-cell table:style-name="Table9.A2" office:value-type="string">
            <text:p text:style-name="P16">11 bits <text:a xlink:type="simple" xlink:href="https://canboat.github.io/canboat/canboat.html#lookup-MANUFACTURER_CODE" text:style-name="Internet_20_link" text:visited-style-name="Visited_20_Internet_20_Link">MANUFACTURER_CODE</text:a></text:p>
          </table:table-cell>
          <table:table-cell table:style-name="Table9.F2" office:value-type="string">
            <text:p text:style-name="P16">0~1</text:p>
          </table:table-cell>
        </table:table-row>
        <table:table-row table:style-name="Table9.3">
          <table:table-cell table:style-name="Table9.A2" office:value-type="string">
            <text:p text:style-name="P9">2</text:p>
          </table:table-cell>
          <table:table-cell table:style-name="Table9.A2" office:value-type="string">
            <text:p text:style-name="P9">Reserved</text:p>
          </table:table-cell>
          <table:table-cell table:style-name="Table9.A2" office:value-type="string">
            <text:p text:style-name="P9">Always 0b11</text:p>
          </table:table-cell>
          <table:table-cell table:style-name="Table9.A2" office:value-type="string">
            <text:p text:style-name="P9"/>
          </table:table-cell>
          <table:table-cell table:style-name="Table9.A2" office:value-type="string">
            <text:p text:style-name="P9">2 bits <text:a xlink:type="simple" xlink:href="https://canboat.github.io/canboat/canboat.html#ft-RESERVED" text:style-name="Internet_20_link" text:visited-style-name="Visited_20_Internet_20_Link">RESERVED</text:a></text:p>
          </table:table-cell>
          <table:table-cell table:style-name="Table9.F2" office:value-type="string">
            <text:p text:style-name="P9">1</text:p>
          </table:table-cell>
        </table:table-row>
        <table:table-row>
          <table:table-cell table:style-name="Table9.A2" office:value-type="string">
            <text:p text:style-name="P9">3</text:p>
          </table:table-cell>
          <table:table-cell table:style-name="Table9.A2" office:value-type="string">
            <text:p text:style-name="P9">Industry Code</text:p>
          </table:table-cell>
          <table:table-cell table:style-name="Table9.A2" office:value-type="string">
            <text:p text:style-name="P9">4: Marine Industry</text:p>
          </table:table-cell>
          <table:table-cell table:style-name="Table9.A2" office:value-type="string">
            <text:p text:style-name="P9"/>
          </table:table-cell>
          <table:table-cell table:style-name="Table9.A2" office:value-type="string">
            <text:p text:style-name="P9">3 bits lookup <text:a xlink:type="simple" xlink:href="https://canboat.github.io/canboat/canboat.html#lookup-INDUSTRY_CODE" text:style-name="Internet_20_link" text:visited-style-name="Visited_20_Internet_20_Link">INDUSTRY_CODE</text:a></text:p>
          </table:table-cell>
          <table:table-cell table:style-name="Table9.F2" office:value-type="string">
            <text:p text:style-name="P9">1</text:p>
          </table:table-cell>
        </table:table-row>
        <table:table-row>
          <table:table-cell table:style-name="Table9.A2" office:value-type="string">
            <text:p text:style-name="P9">4</text:p>
          </table:table-cell>
          <table:table-cell table:style-name="Table9.A2" office:value-type="string">
            <text:p text:style-name="P9">Proprietary ID</text:p>
          </table:table-cell>
          <table:table-cell table:style-name="Table9.A2" office:value-type="string">
            <text:p text:style-name="P17"><text:span text:style-name="T10">4</text:span>: External Switch: <text:span text:style-name="T10">Start Pattern ID</text:span></text:p>
          </table:table-cell>
          <table:table-cell table:style-name="Table9.A2" office:value-type="string">
            <text:p text:style-name="P9">0 .. 253</text:p>
          </table:table-cell>
          <table:table-cell table:style-name="Table9.A2" office:value-type="string">
            <text:p text:style-name="P9">8 bits unsigned <text:a xlink:type="simple" xlink:href="https://canboat.github.io/canboat/canboat.html#ft-NUMBER" text:style-name="Internet_20_link" text:visited-style-name="Visited_20_Internet_20_Link">NUMBER</text:a></text:p>
          </table:table-cell>
          <table:table-cell table:style-name="Table9.F2" office:value-type="string">
            <text:p text:style-name="P9">2</text:p>
          </table:table-cell>
        </table:table-row>
        <table:table-row table:style-name="Table9.3">
          <table:table-cell table:style-name="Table9.A2" office:value-type="string">
            <text:p text:style-name="P18">5</text:p>
          </table:table-cell>
          <table:table-cell table:style-name="Table9.A2" office:value-type="string">
            <text:p text:style-name="P9">Switch ID</text:p>
          </table:table-cell>
          <table:table-cell table:style-name="Table9.A2" office:value-type="string">
            <text:p text:style-name="P9">Switch ID#</text:p>
          </table:table-cell>
          <table:table-cell table:style-name="Table9.A2" office:value-type="string">
            <text:p text:style-name="P9">0 .. 253</text:p>
          </table:table-cell>
          <table:table-cell table:style-name="Table9.A2" office:value-type="string">
            <text:p text:style-name="P9">8 bits unsigned <text:a xlink:type="simple" xlink:href="https://canboat.github.io/canboat/canboat.html#ft-NUMBER" text:style-name="Internet_20_link" text:visited-style-name="Visited_20_Internet_20_Link">NUMBER</text:a></text:p>
          </table:table-cell>
          <table:table-cell table:style-name="Table9.F2" office:value-type="string">
            <text:p text:style-name="P18">3</text:p>
          </table:table-cell>
        </table:table-row>
        <table:table-row>
          <table:table-cell table:style-name="Table9.A2" office:value-type="string">
            <text:p text:style-name="P19">6</text:p>
          </table:table-cell>
          <table:table-cell table:style-name="Table9.A2" office:value-type="string">
            <text:p text:style-name="P9">Pattern ID</text:p>
          </table:table-cell>
          <table:table-cell table:style-name="Table9.A2" office:value-type="string">
            <text:p text:style-name="P9">ID# of pattern</text:p>
          </table:table-cell>
          <table:table-cell table:style-name="Table9.A2" office:value-type="string">
            <text:p text:style-name="P9">0 .. 255</text:p>
          </table:table-cell>
          <table:table-cell table:style-name="Table9.A2" office:value-type="string">
            <text:p text:style-name="P9">8 bits unsigned <text:a xlink:type="simple" xlink:href="https://canboat.github.io/canboat/canboat.html#ft-NUMBER" text:style-name="Internet_20_link" text:visited-style-name="Visited_20_Internet_20_Link">NUMBER</text:a></text:p>
          </table:table-cell>
          <table:table-cell table:style-name="Table9.F2" office:value-type="string">
            <text:p text:style-name="P18">4</text:p>
          </table:table-cell>
        </table:table-row>
        <table:table-row>
          <table:table-cell table:style-name="Table9.A2" office:value-type="string">
            <text:p text:style-name="P9"/>
          </table:table-cell>
          <table:table-cell table:style-name="Table9.A2" office:value-type="string">
            <text:p text:style-name="P9"/>
          </table:table-cell>
          <table:table-cell table:style-name="Table9.A2" office:value-type="string">
            <text:p text:style-name="P9">Unused</text:p>
          </table:table-cell>
          <table:table-cell table:style-name="Table9.A2" office:value-type="string">
            <text:p text:style-name="P9"/>
          </table:table-cell>
          <table:table-cell table:style-name="Table9.A2" office:value-type="string">
            <text:p text:style-name="P9">RESERVED</text:p>
          </table:table-cell>
          <table:table-cell table:style-name="Table9.F2" office:value-type="string">
            <text:p text:style-name="P9"><text:span text:style-name="T10">5</text:span>~7</text:p>
          </table:table-cell>
        </table:table-row>
      </table:table>
      <text:p text:style-name="Text_20_body"/>
      <text:p text:style-name="Text_20_body">TODO:</text:p>
      <text:p text:style-name="Text_20_body">5: "T2BD" (Custom Delta Bright, no change to color),</text:p>
      <text:p text:style-name="Text_20_body">RGB actions?</text:p>
      <text:list text:continue-numbering="true" text:style-name="Outline">
        <text:list-item>
          <text:list>
            <text:list-item>
              <text:list>
                <text:list-item>
                  <text:h text:style-name="Heading_20_3" text:outline-level="3"><text:span text:style-name="T2">Transmitted</text:span> PGN <text:span text:style-name="Strong_20_Emphasis">61184 (0xEF00)</text:span> – <text:span text:style-name="T7">PID 2: </text:span>External Switch: Switch State Information</text:h>
                </text:list-item>
              </text:list>
            </text:list-item>
          </text:list>
        </text:list-item>
      </text:list>
      <text:p text:style-name="Text_20_body">This PGN description applies when the following field(s) match:</text:p>
      <table:table table:name="Table10" table:style-name="Table10" table:template-name="Default Style">
        <table:table-column table:style-name="Table10.A"/>
        <table:table-column table:style-name="Table10.B"/>
        <text:soft-page-break/>
        <table:table-row>
          <table:table-cell table:style-name="Table10.A1" office:value-type="string">
            <text:p text:style-name="P6"><text:span text:style-name="Main_20_index_20_entry">Manufacturer Code</text:span></text:p>
          </table:table-cell>
          <table:table-cell table:style-name="Table10.B1" office:value-type="string">
            <text:p text:style-name="Table_20_Contents">1512: Lumitec</text:p>
          </table:table-cell>
        </table:table-row>
        <table:table-row table:style-name="Table10.2">
          <table:table-cell table:style-name="Table10.A2" office:value-type="string">
            <text:p text:style-name="Table_20_Heading"><text:span text:style-name="Main_20_index_20_entry">Industry Code</text:span></text:p>
          </table:table-cell>
          <table:table-cell table:style-name="Table10.B2" office:value-type="string">
            <text:p text:style-name="Table_20_Contents">4: Marine</text:p>
          </table:table-cell>
        </table:table-row>
        <table:table-row>
          <table:table-cell table:style-name="Table10.A2" office:value-type="string">
            <text:p text:style-name="P6"><text:span text:style-name="Main_20_index_20_entry">Proprietary ID</text:span></text:p>
          </table:table-cell>
          <table:table-cell table:style-name="Table10.B2" office:value-type="string">
            <text:p text:style-name="Table_20_Contents">2: ExtSw API State</text:p>
          </table:table-cell>
        </table:table-row>
      </table:table>
      <text:p text:style-name="P14">This Manufacturer <text:span text:style-name="T7">P</text:span>roprietary <text:span text:style-name="T9">S</text:span>ingle-<text:span text:style-name="T9">F</text:span>rame <text:span text:style-name="T9">Addressable</text:span> PGN contains the following fields<text:span text:style-name="T9">:</text:span> <text:span text:style-name="T11">By default it is</text:span> transmitted every 2500 milliseconds <text:span text:style-name="T11">for each configured Switch</text:span>, or when the state changes. The default priority is ??</text:p>
      <table:table table:name="Table11" table:style-name="Table11" table:template-name="mytablefmt">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6"><text:span text:style-name="Main_20_index_20_entry">Field # </text:span></text:p>
          </table:table-cell>
          <table:table-cell table:style-name="Table11.A1" office:value-type="string">
            <text:p text:style-name="P6"><text:span text:style-name="Main_20_index_20_entry">Field Name </text:span></text:p>
          </table:table-cell>
          <table:table-cell table:style-name="Table11.A1" office:value-type="string">
            <text:p text:style-name="P6"><text:span text:style-name="Main_20_index_20_entry">Description </text:span></text:p>
          </table:table-cell>
          <table:table-cell table:style-name="Table11.A1" office:value-type="string">
            <text:p text:style-name="P6"><text:span text:style-name="Main_20_index_20_entry">Unit </text:span></text:p>
          </table:table-cell>
          <table:table-cell table:style-name="Table11.A1" office:value-type="string">
            <text:p text:style-name="P6"><text:span text:style-name="Main_20_index_20_entry">Type </text:span></text:p>
          </table:table-cell>
          <table:table-cell table:style-name="Table11.F1" office:value-type="string">
            <text:p text:style-name="P6"><text:span text:style-name="Main_20_index_20_entry">Byte #</text:span></text:p>
          </table:table-cell>
        </table:table-row>
        <table:table-row>
          <table:table-cell table:style-name="Table11.A2" office:value-type="string">
            <text:p text:style-name="P15">1</text:p>
          </table:table-cell>
          <table:table-cell table:style-name="Table11.A2" office:value-type="string">
            <text:p text:style-name="P15">Manufacturer Code</text:p>
          </table:table-cell>
          <table:table-cell table:style-name="Table11.A2" office:value-type="string">
            <text:p text:style-name="P15">1512: Lumitec</text:p>
          </table:table-cell>
          <table:table-cell table:style-name="Table11.A2" office:value-type="string">
            <text:p text:style-name="P15"/>
          </table:table-cell>
          <table:table-cell table:style-name="Table11.A2" office:value-type="string">
            <text:p text:style-name="P15">11 bits <text:a xlink:type="simple" xlink:href="https://canboat.github.io/canboat/canboat.html#lookup-MANUFACTURER_CODE" text:style-name="Internet_20_link" text:visited-style-name="Visited_20_Internet_20_Link">MANUFACTURER_CODE</text:a></text:p>
          </table:table-cell>
          <table:table-cell table:style-name="Table11.F2" office:value-type="string">
            <text:p text:style-name="P15">0~1</text:p>
          </table:table-cell>
        </table:table-row>
        <table:table-row>
          <table:table-cell table:style-name="Table11.A2" office:value-type="string">
            <text:p text:style-name="P20">2</text:p>
          </table:table-cell>
          <table:table-cell table:style-name="Table11.A2" office:value-type="string">
            <text:p text:style-name="P20">Reserved</text:p>
          </table:table-cell>
          <table:table-cell table:style-name="Table11.A2" office:value-type="string">
            <text:p text:style-name="P20">Always 0b11</text:p>
          </table:table-cell>
          <table:table-cell table:style-name="Table11.A2" office:value-type="string">
            <text:p text:style-name="P20"/>
          </table:table-cell>
          <table:table-cell table:style-name="Table11.A2" office:value-type="string">
            <text:p text:style-name="P20">2 bits <text:a xlink:type="simple" xlink:href="https://canboat.github.io/canboat/canboat.html#ft-RESERVED" text:style-name="Internet_20_link" text:visited-style-name="Visited_20_Internet_20_Link">RESERVED</text:a></text:p>
          </table:table-cell>
          <table:table-cell table:style-name="Table11.F2" office:value-type="string">
            <text:p text:style-name="P20">1</text:p>
          </table:table-cell>
        </table:table-row>
        <table:table-row>
          <table:table-cell table:style-name="Table11.A2" office:value-type="string">
            <text:p text:style-name="P20">3</text:p>
          </table:table-cell>
          <table:table-cell table:style-name="Table11.A2" office:value-type="string">
            <text:p text:style-name="P20">Industry Code</text:p>
          </table:table-cell>
          <table:table-cell table:style-name="Table11.A2" office:value-type="string">
            <text:p text:style-name="P20">4: Marine Industry</text:p>
          </table:table-cell>
          <table:table-cell table:style-name="Table11.A2" office:value-type="string">
            <text:p text:style-name="P20"/>
          </table:table-cell>
          <table:table-cell table:style-name="Table11.A2" office:value-type="string">
            <text:p text:style-name="P20">3 bits lookup <text:a xlink:type="simple" xlink:href="https://canboat.github.io/canboat/canboat.html#lookup-INDUSTRY_CODE" text:style-name="Internet_20_link" text:visited-style-name="Visited_20_Internet_20_Link">INDUSTRY_CODE</text:a></text:p>
          </table:table-cell>
          <table:table-cell table:style-name="Table11.F2" office:value-type="string">
            <text:p text:style-name="P20">1</text:p>
          </table:table-cell>
        </table:table-row>
        <table:table-row>
          <table:table-cell table:style-name="Table11.A2" office:value-type="string">
            <text:p text:style-name="P20">4</text:p>
          </table:table-cell>
          <table:table-cell table:style-name="Table11.A2" office:value-type="string">
            <text:p text:style-name="P20">Proprietary ID</text:p>
          </table:table-cell>
          <table:table-cell table:style-name="Table11.A2" office:value-type="string">
            <text:p text:style-name="P20">2: ExtSw API State</text:p>
          </table:table-cell>
          <table:table-cell table:style-name="Table11.A2" office:value-type="string">
            <text:p text:style-name="P20">0 .. 253</text:p>
          </table:table-cell>
          <table:table-cell table:style-name="Table11.A2" office:value-type="string">
            <text:p text:style-name="P20">8 bits unsigned <text:a xlink:type="simple" xlink:href="https://canboat.github.io/canboat/canboat.html#ft-NUMBER" text:style-name="Internet_20_link" text:visited-style-name="Visited_20_Internet_20_Link">NUMBER</text:a></text:p>
          </table:table-cell>
          <table:table-cell table:style-name="Table11.F2" office:value-type="string">
            <text:p text:style-name="P20">2</text:p>
          </table:table-cell>
        </table:table-row>
        <table:table-row table:style-name="Table11.6">
          <table:table-cell table:style-name="Table11.A2" office:value-type="string">
            <text:p text:style-name="P20">5</text:p>
          </table:table-cell>
          <table:table-cell table:style-name="Table11.A2" office:value-type="string">
            <text:p text:style-name="P20">ExtSw ID</text:p>
          </table:table-cell>
          <table:table-cell table:style-name="Table11.A2" office:value-type="string">
            <text:p text:style-name="P20">Switch ID#</text:p>
          </table:table-cell>
          <table:table-cell table:style-name="Table11.A2" office:value-type="string">
            <text:p text:style-name="P20">0 .. 253</text:p>
          </table:table-cell>
          <table:table-cell table:style-name="Table11.A2" office:value-type="string">
            <text:p text:style-name="P20">8 bits unsigned <text:a xlink:type="simple" xlink:href="https://canboat.github.io/canboat/canboat.html#ft-NUMBER" text:style-name="Internet_20_link" text:visited-style-name="Visited_20_Internet_20_Link">NUMBER</text:a></text:p>
          </table:table-cell>
          <table:table-cell table:style-name="Table11.F2" office:value-type="string">
            <text:p text:style-name="P20">3</text:p>
          </table:table-cell>
        </table:table-row>
        <table:table-row table:style-name="Table11.6">
          <table:table-cell table:style-name="Table11.A2" office:value-type="string">
            <text:p text:style-name="P20">6</text:p>
          </table:table-cell>
          <table:table-cell table:style-name="Table11.A2" office:value-type="string">
            <text:p text:style-name="P20">ExtSw State</text:p>
          </table:table-cell>
          <table:table-cell table:style-name="Table11.A2" office:value-type="string">
            <text:p text:style-name="P20">Combined state variable</text:p>
            <text:p text:style-name="P20">0: OFF, other: ON (brightness)</text:p>
          </table:table-cell>
          <table:table-cell table:style-name="Table11.A2" office:value-type="string">
            <text:p text:style-name="P20">0 .. 255</text:p>
          </table:table-cell>
          <table:table-cell table:style-name="Table11.A2" office:value-type="string">
            <text:p text:style-name="P20">8 bits USING FULL RANGE 0~255</text:p>
          </table:table-cell>
          <table:table-cell table:style-name="Table11.F2" office:value-type="string">
            <text:p text:style-name="P20">4</text:p>
          </table:table-cell>
        </table:table-row>
        <table:table-row>
          <table:table-cell table:style-name="Table11.A2" office:value-type="string">
            <text:p text:style-name="P20">7</text:p>
          </table:table-cell>
          <table:table-cell table:style-name="Table11.A2" office:value-type="string">
            <text:p text:style-name="P20">ExtSw Type (mode?)</text:p>
          </table:table-cell>
          <table:table-cell table:style-name="Table11.A2" office:value-type="string">
            <text:p text:style-name="P20">253: Not Configured</text:p>
            <text:p text:style-name="P20">0: Off</text:p>
            <text:p text:style-name="P20">1: Hue / Saturation</text:p>
            <text:p text:style-name="P20">2. White Kelvin Temp (reserved for future use)</text:p>
            <text:p text:style-name="P20">3. Running Pattern/Fx</text:p>
            <text:p text:style-name="P20">4. Scene Select (Mutex)</text:p>
            <text:p text:style-name="P20"/>
          </table:table-cell>
          <table:table-cell table:style-name="Table11.A2" office:value-type="string">
            <text:p text:style-name="P20">0 .. 253</text:p>
          </table:table-cell>
          <table:table-cell table:style-name="Table11.A2" office:value-type="string">
            <text:p text:style-name="P20">8 bits unsigned <text:a xlink:type="simple" xlink:href="https://canboat.github.io/canboat/canboat.html#ft-NUMBER" text:style-name="Internet_20_link" text:visited-style-name="Visited_20_Internet_20_Link">NUMBER</text:a></text:p>
          </table:table-cell>
          <table:table-cell table:style-name="Table11.F2" office:value-type="string">
            <text:p text:style-name="P20">5</text:p>
          </table:table-cell>
        </table:table-row>
        <table:table-row>
          <table:table-cell table:style-name="Table11.A2" office:value-type="string">
            <text:p text:style-name="P20"/>
          </table:table-cell>
          <table:table-cell table:style-name="Table11.A2" office:value-type="string">
            <text:p text:style-name="P20">Hue / Sat</text:p>
          </table:table-cell>
          <table:table-cell table:style-name="Table11.A2" office:value-type="string">
            <text:p text:style-name="P20">?</text:p>
          </table:table-cell>
          <table:table-cell table:style-name="Table11.A2" office:value-type="string">
            <text:p text:style-name="P20"/>
          </table:table-cell>
          <table:table-cell table:style-name="Table11.A2" office:value-type="string">
            <text:p text:style-name="P20"/>
          </table:table-cell>
          <table:table-cell table:style-name="Table11.F2" office:value-type="string">
            <text:p text:style-name="P20">6</text:p>
          </table:table-cell>
        </table:table-row>
        <table:table-row>
          <table:table-cell table:style-name="Table11.A2" office:value-type="string">
            <text:p text:style-name="P20"/>
          </table:table-cell>
          <table:table-cell table:style-name="Table11.A2" office:value-type="string">
            <text:p text:style-name="P20">Pattern/Fx ID#</text:p>
          </table:table-cell>
          <table:table-cell table:style-name="Table11.A2" office:value-type="string">
            <text:p text:style-name="P20">?</text:p>
          </table:table-cell>
          <table:table-cell table:style-name="Table11.A2" office:value-type="string">
            <text:p text:style-name="P20"/>
          </table:table-cell>
          <table:table-cell table:style-name="Table11.A2" office:value-type="string">
            <text:p text:style-name="P20"/>
          </table:table-cell>
          <table:table-cell table:style-name="Table11.F2" office:value-type="string">
            <text:p text:style-name="P20">7</text:p>
          </table:table-cell>
        </table:table-row>
      </table:table>
      <text:p text:style-name="Text_20_body">* Combined State variable is interpreted based on type of switch: </text:p>
      <text:p text:style-name="Text_20_body">   </text:p>
      <text:list xml:id="list143537386394556" text:continue-numbering="true" text:style-name="Outline">
        <text:list-item>
          <text:list>
            <text:list-item>
              <text:h text:style-name="P21" text:outline-level="2"><text:span text:style-name="T4">Poco Switches </text:span>Level 3 – <text:span text:style-name="T12">Standard N2K Lighting System</text:span></text:h>
            </text:list-item>
          </text:list>
        </text:list-item>
      </text:list>
      <text:p text:style-name="P22">All capabilities of <text:span text:style-name="T12">Protocol L</text:span>evel 2 and 1, plus:</text:p>
      <text:list text:style-name="L3">
        <text:list-item>
          <text:p text:style-name="P23">Enumeration of switches, name<text:span text:style-name="T12">s</text:span>, type<text:span text:style-name="T12">s</text:span>, actions</text:p>
        </text:list-item>
      </text:list>
      <text:p text:style-name="P24">Makes use of N2K Command Group Function (PGN 126208) to change states.</text:p>
      <text:p text:style-name="P24"><text:span text:style-name="T12">Makes use of (a subset) of </text:span><text:span text:style-name="T4">new N2K standard “Lighting” </text:span><text:span text:style-name="T12">PGNs:</text:span></text:p>
      <text:list text:style-name="L4">
        <text:list-item>
          <text:list>
            <text:list-item>
              <text:p text:style-name="P25">PGN <text:span text:style-name="T12">130330 - Lighting System Settings</text:span></text:p>
            </text:list-item>
            <text:list-item>
              <text:p text:style-name="P26">PGN 130561 - Lighting Zone</text:p>
            </text:list-item>
          </text:list>
        </text:list-item>
      </text:list>
      <text:list text:continue-list="list143537386394556" text:style-name="Outline">
        <text:list-item>
          <text:list>
            <text:list-item>
              <text:h text:style-name="P27" text:outline-level="2"><text:soft-page-break/><text:span text:style-name="T4">Poco</text:span> <text:span text:style-name="T13">Output Channel</text:span></text:h>
            </text:list-item>
          </text:list>
        </text:list-item>
      </text:list>
      <text:p text:style-name="P28"><text:span text:style-name="T14">At this protocol level, </text:span>Poco is just a conduit that sets output channels as commanded <text:span text:style-name="T13">with </text:span>PLI, PWM, BIN commands.</text:p>
      <text:p text:style-name="Text_20_body">Poco does not keep track of <text:span text:style-name="T11">virtual </text:span>switch logic or <text:span text:style-name="T11">the </text:span>state<text:span text:style-name="T11">s of lights</text:span> <text:span text:style-name="T11">at this level</text:span>. <text:span text:style-name="T11">It </text:span><text:span text:style-name="T14">only</text:span><text:span text:style-name="T11"> report</text:span><text:span text:style-name="T14">s</text:span><text:span text:style-name="T11"> the stat</text:span><text:span text:style-name="T14">us</text:span><text:span text:style-name="T11"> of the output channel.</text:span></text:p>
      <text:list text:continue-numbering="true" text:style-name="Outline">
        <text:list-item>
          <text:list>
            <text:list-item>
              <text:list>
                <text:list-item>
                  <text:h text:style-name="P29" text:outline-level="3"><text:span text:style-name="T2">Transmitted</text:span> PGN <text:span text:style-name="Strong_20_Emphasis">61184 (0xEF00)</text:span> – <text:span text:style-name="T7">PID 5: </text:span><text:span text:style-name="T11">Poco Output Channel: Status</text:span></text:h>
                </text:list-item>
              </text:list>
            </text:list-item>
          </text:list>
        </text:list-item>
      </text:list>
      <text:p text:style-name="P30">This PGN description applies when the following field(s) match:</text:p>
      <table:table table:name="Table16" table:style-name="Table16" table:template-name="Default Style">
        <table:table-column table:style-name="Table16.A"/>
        <table:table-column table:style-name="Table16.B"/>
        <table:table-row>
          <table:table-cell table:style-name="Table16.A1" office:value-type="string">
            <text:p text:style-name="P31"><text:span text:style-name="Main_20_index_20_entry">Manufacturer Code</text:span></text:p>
          </table:table-cell>
          <table:table-cell table:style-name="Table16.B1" office:value-type="string">
            <text:p text:style-name="P32">1512: Lumitec</text:p>
          </table:table-cell>
        </table:table-row>
        <table:table-row table:style-name="Table16.2">
          <table:table-cell table:style-name="Table16.A2" office:value-type="string">
            <text:p text:style-name="P33"><text:span text:style-name="Main_20_index_20_entry">Industry Code</text:span></text:p>
          </table:table-cell>
          <table:table-cell table:style-name="Table16.B2" office:value-type="string">
            <text:p text:style-name="P32">4: Marine</text:p>
          </table:table-cell>
        </table:table-row>
        <table:table-row>
          <table:table-cell table:style-name="Table16.A2" office:value-type="string">
            <text:p text:style-name="P31"><text:span text:style-name="Main_20_index_20_entry">Proprietary ID</text:span></text:p>
          </table:table-cell>
          <table:table-cell table:style-name="Table16.B2" office:value-type="string">
            <text:p text:style-name="P32"><text:span text:style-name="T11">5</text:span>: <text:span text:style-name="T11">Poco Output Channel: Status</text:span></text:p>
          </table:table-cell>
        </table:table-row>
      </table:table>
      <text:p text:style-name="P14">This Manufacturer <text:span text:style-name="T7">P</text:span>roprietary <text:span text:style-name="T9">S</text:span>ingle-<text:span text:style-name="T9">F</text:span>rame <text:span text:style-name="T9">Addressable</text:span> PGN contains the following fields<text:span text:style-name="T9">:</text:span> <text:span text:style-name="T11">By default it is</text:span> transmitted every 2500 milliseconds, or when the state changes. The default priority is ??</text:p>
      <table:table table:name="Table17" table:style-name="Table17" table:template-name="mytablefmt">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31"><text:span text:style-name="Main_20_index_20_entry">Field # </text:span></text:p>
          </table:table-cell>
          <table:table-cell table:style-name="Table17.A1" office:value-type="string">
            <text:p text:style-name="P31"><text:span text:style-name="Main_20_index_20_entry">Field Name </text:span></text:p>
          </table:table-cell>
          <table:table-cell table:style-name="Table17.A1" office:value-type="string">
            <text:p text:style-name="P31"><text:span text:style-name="Main_20_index_20_entry">Description </text:span></text:p>
          </table:table-cell>
          <table:table-cell table:style-name="Table17.A1" office:value-type="string">
            <text:p text:style-name="P31"><text:span text:style-name="Main_20_index_20_entry">Unit </text:span></text:p>
          </table:table-cell>
          <table:table-cell table:style-name="Table17.A1" office:value-type="string">
            <text:p text:style-name="P31"><text:span text:style-name="Main_20_index_20_entry">Type </text:span></text:p>
          </table:table-cell>
          <table:table-cell table:style-name="Table17.F1" office:value-type="string">
            <text:p text:style-name="P31"><text:span text:style-name="Main_20_index_20_entry">Byte #</text:span></text:p>
          </table:table-cell>
        </table:table-row>
        <table:table-row table:style-name="Table17.2">
          <table:table-cell table:style-name="Table17.A2" office:value-type="string">
            <text:p text:style-name="Table_20_Contents">1</text:p>
          </table:table-cell>
          <table:table-cell table:style-name="Table17.A2" office:value-type="string">
            <text:p text:style-name="Table_20_Contents">Manufacturer Code</text:p>
          </table:table-cell>
          <table:table-cell table:style-name="Table17.A2" office:value-type="string">
            <text:p text:style-name="Table_20_Contents">1512: Lumitec</text:p>
          </table:table-cell>
          <table:table-cell table:style-name="Table17.A2" office:value-type="string">
            <text:p text:style-name="Table_20_Contents"/>
          </table:table-cell>
          <table:table-cell table:style-name="Table17.A2" office:value-type="string">
            <text:p text:style-name="Table_20_Contents">11 bits <text:a xlink:type="simple" xlink:href="https://canboat.github.io/canboat/canboat.html#lookup-MANUFACTURER_CODE" text:style-name="Internet_20_link" text:visited-style-name="Visited_20_Internet_20_Link">MANUFACTURER_CODE</text:a></text:p>
          </table:table-cell>
          <table:table-cell table:style-name="Table17.F2" office:value-type="string">
            <text:p text:style-name="Table_20_Contents">0~1</text:p>
          </table:table-cell>
        </table:table-row>
        <table:table-row>
          <table:table-cell table:style-name="Table17.A2" office:value-type="string">
            <text:p text:style-name="Table_20_Contents">2</text:p>
          </table:table-cell>
          <table:table-cell table:style-name="Table17.A2" office:value-type="string">
            <text:p text:style-name="Table_20_Contents">Reserved</text:p>
          </table:table-cell>
          <table:table-cell table:style-name="Table17.A2" office:value-type="string">
            <text:p text:style-name="Table_20_Contents">Always 0b11</text:p>
          </table:table-cell>
          <table:table-cell table:style-name="Table17.A2" office:value-type="string">
            <text:p text:style-name="Table_20_Contents"/>
          </table:table-cell>
          <table:table-cell table:style-name="Table17.A2" office:value-type="string">
            <text:p text:style-name="Table_20_Contents">2 bits <text:a xlink:type="simple" xlink:href="https://canboat.github.io/canboat/canboat.html#ft-RESERVED" text:style-name="Internet_20_link" text:visited-style-name="Visited_20_Internet_20_Link">RESERVED</text:a></text:p>
          </table:table-cell>
          <table:table-cell table:style-name="Table17.F2" office:value-type="string">
            <text:p text:style-name="Table_20_Contents">1</text:p>
          </table:table-cell>
        </table:table-row>
        <table:table-row>
          <table:table-cell table:style-name="Table17.A2" office:value-type="string">
            <text:p text:style-name="Table_20_Contents">3</text:p>
          </table:table-cell>
          <table:table-cell table:style-name="Table17.A2" office:value-type="string">
            <text:p text:style-name="Table_20_Contents">Industry Code</text:p>
          </table:table-cell>
          <table:table-cell table:style-name="Table17.A2" office:value-type="string">
            <text:p text:style-name="Table_20_Contents">4: Marine Industry</text:p>
          </table:table-cell>
          <table:table-cell table:style-name="Table17.A2" office:value-type="string">
            <text:p text:style-name="Table_20_Contents"/>
          </table:table-cell>
          <table:table-cell table:style-name="Table17.A2" office:value-type="string">
            <text:p text:style-name="Table_20_Contents">3 bits lookup <text:a xlink:type="simple" xlink:href="https://canboat.github.io/canboat/canboat.html#lookup-INDUSTRY_CODE" text:style-name="Internet_20_link" text:visited-style-name="Visited_20_Internet_20_Link">INDUSTRY_CODE</text:a></text:p>
          </table:table-cell>
          <table:table-cell table:style-name="Table17.F2" office:value-type="string">
            <text:p text:style-name="Table_20_Contents">1</text:p>
          </table:table-cell>
        </table:table-row>
        <table:table-row>
          <table:table-cell table:style-name="Table17.A2" office:value-type="string">
            <text:p text:style-name="Table_20_Contents">4</text:p>
          </table:table-cell>
          <table:table-cell table:style-name="Table17.A2" office:value-type="string">
            <text:p text:style-name="Table_20_Contents">Proprietary ID</text:p>
          </table:table-cell>
          <table:table-cell table:style-name="Table17.A2" office:value-type="string">
            <text:p text:style-name="Table_20_Contents"><text:span text:style-name="T11">5</text:span>: <text:span text:style-name="T11">Poco Output Channel: Status</text:span></text:p>
          </table:table-cell>
          <table:table-cell table:style-name="Table17.A2" office:value-type="string">
            <text:p text:style-name="Table_20_Contents">0 .. 253</text:p>
          </table:table-cell>
          <table:table-cell table:style-name="Table17.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17.F2" office:value-type="string">
            <text:p text:style-name="Table_20_Contents">2</text:p>
          </table:table-cell>
        </table:table-row>
        <table:table-row table:style-name="Table17.6">
          <table:table-cell table:style-name="Table17.A2" office:value-type="string">
            <text:p text:style-name="Table_20_Contents">5</text:p>
          </table:table-cell>
          <table:table-cell table:style-name="Table17.A2" office:value-type="string">
            <text:p text:style-name="Table_20_Contents">Channel</text:p>
          </table:table-cell>
          <table:table-cell table:style-name="Table17.A2" office:value-type="string">
            <text:p text:style-name="Table_20_Contents">1 ~ 4 Poco output channel <text:span text:style-name="T15">#</text:span></text:p>
          </table:table-cell>
          <table:table-cell table:style-name="Table17.A2" office:value-type="string">
            <text:p text:style-name="Table_20_Contents">0 .. 253</text:p>
          </table:table-cell>
          <table:table-cell table:style-name="Table17.A2" office:value-type="string">
            <text:p text:style-name="Table_20_Contents">8 bits unsigned <text:a xlink:type="simple" xlink:href="https://canboat.github.io/canboat/canboat.html#ft-NUMBER" text:style-name="Internet_20_link" text:visited-style-name="Visited_20_Internet_20_Link">NUMBER</text:a></text:p>
          </table:table-cell>
          <table:table-cell table:style-name="Table17.F2" office:value-type="string">
            <text:p text:style-name="Table_20_Contents">3</text:p>
          </table:table-cell>
        </table:table-row>
        <table:table-row table:style-name="Table17.7">
          <table:table-cell table:style-name="Table17.A2" office:value-type="string">
            <text:p text:style-name="Table_20_Contents">6</text:p>
          </table:table-cell>
          <table:table-cell table:style-name="Table17.A2" office:value-type="string">
            <text:p text:style-name="Table_20_Contents">Channel Mode</text:p>
          </table:table-cell>
          <table:table-cell table:style-name="Table17.A2" office:value-type="string">
            <text:p text:style-name="Table_20_Contents">0: <text:span text:style-name="T16">None (Off)</text:span></text:p>
            <text:p text:style-name="Table_20_Contents">1: BIN (On/Off only)</text:p>
            <text:p text:style-name="Table_20_Contents">2: PWM (Dimming)</text:p>
            <text:p text:style-name="Table_20_Contents">3: PLI (Power Line Instruction)</text:p>
          </table:table-cell>
          <table:table-cell table:style-name="Table17.A2" office:value-type="string">
            <text:p text:style-name="Table_20_Contents">0 .. 25<text:span text:style-name="T17">3</text:span></text:p>
          </table:table-cell>
          <table:table-cell table:style-name="Table17.A2" office:value-type="string">
            <text:p text:style-name="P34">8 bits unsigned <text:a xlink:type="simple" xlink:href="https://canboat.github.io/canboat/canboat.html#ft-NUMBER" text:style-name="Internet_20_link" text:visited-style-name="Visited_20_Internet_20_Link">NUMBER</text:a></text:p>
          </table:table-cell>
          <table:table-cell table:style-name="Table17.F2" office:value-type="string">
            <text:p text:style-name="Table_20_Contents">4</text:p>
          </table:table-cell>
        </table:table-row>
        <table:table-row table:style-name="Table17.8">
          <table:table-cell table:style-name="Table17.A2" office:value-type="string">
            <text:p text:style-name="Table_20_Contents">7</text:p>
          </table:table-cell>
          <table:table-cell table:style-name="Table17.A2" office:value-type="string">
            <text:p text:style-name="Table_20_Contents">Channel Output Level</text:p>
          </table:table-cell>
          <table:table-cell table:style-name="Table17.A2" office:value-type="string">
            <text:p text:style-name="Table_20_Contents"><text:span text:style-name="T16">C</text:span>hannel output level (commanded, not measured)</text:p>
            <text:p text:style-name="Table_20_Contents">0: Low (Channel Off)</text:p>
            <text:p text:style-name="Table_20_Contents">1: High (Channel On)</text:p>
            <text:p text:style-name="Table_20_Contents">If PWM mode: 0~255 (Duty)</text:p>
          </table:table-cell>
          <table:table-cell table:style-name="Table17.A2" office:value-type="string">
            <text:p text:style-name="Table_20_Contents">0 .. 25<text:span text:style-name="T17">5</text:span></text:p>
          </table:table-cell>
          <table:table-cell table:style-name="Table17.A2" office:value-type="string">
            <text:p text:style-name="P34">8 bits FULL<text:span text:style-name="T17">_</text:span>RANGE 0~255</text:p>
          </table:table-cell>
          <table:table-cell table:style-name="Table17.F2" office:value-type="string">
            <text:p text:style-name="Table_20_Contents">5</text:p>
          </table:table-cell>
        </table:table-row>
        <table:table-row>
          <table:table-cell table:style-name="Table17.A2" office:value-type="string">
            <text:p text:style-name="P35">8</text:p>
          </table:table-cell>
          <table:table-cell table:style-name="Table17.A2" office:value-type="string">
            <text:p text:style-name="P36">Channel Input Voltage</text:p>
          </table:table-cell>
          <table:table-cell table:style-name="Table17.A2" office:value-type="string">
            <text:p text:style-name="P36">(measured at channel input, useful to <text:span text:style-name="T17">indicate</text:span> blown fuse)</text:p>
            <text:p text:style-name="P35">(0 ~ 50,600 mV)</text:p>
          </table:table-cell>
          <table:table-cell table:style-name="Table17.A2" office:value-type="string">
            <text:p text:style-name="P35">200 mV</text:p>
          </table:table-cell>
          <table:table-cell table:style-name="Table17.A2" office:value-type="string">
            <text:p text:style-name="P34">8 bits unsigned <text:a xlink:type="simple" xlink:href="https://canboat.github.io/canboat/canboat.html#ft-NUMBER" text:style-name="Internet_20_link" text:visited-style-name="Visited_20_Internet_20_Link">NUMBER</text:a></text:p>
          </table:table-cell>
          <table:table-cell table:style-name="Table17.F2" office:value-type="string">
            <text:p text:style-name="Table_20_Contents">6</text:p>
          </table:table-cell>
        </table:table-row>
        <table:table-row table:style-name="Table17.10">
          <table:table-cell table:style-name="Table17.A2" office:value-type="string">
            <text:p text:style-name="P35">9</text:p>
          </table:table-cell>
          <table:table-cell table:style-name="Table17.A2" office:value-type="string">
            <text:p text:style-name="P36">Channel Current</text:p>
          </table:table-cell>
          <table:table-cell table:style-name="Table17.A2" office:value-type="string">
            <text:p text:style-name="P35">(0 ~ 25,300 mA)</text:p>
          </table:table-cell>
          <table:table-cell table:style-name="Table17.A2" office:value-type="string">
            <text:p text:style-name="P35">100 mA </text:p>
          </table:table-cell>
          <table:table-cell table:style-name="Table17.A2" office:value-type="string">
            <text:p text:style-name="P34">8 bits unsigned <text:a xlink:type="simple" xlink:href="https://canboat.github.io/canboat/canboat.html#ft-NUMBER" text:style-name="Internet_20_link" text:visited-style-name="Visited_20_Internet_20_Link">NUMBER</text:a></text:p>
          </table:table-cell>
          <table:table-cell table:style-name="Table17.F2" office:value-type="string">
            <text:p text:style-name="Table_20_Contents">7</text:p>
          </table:table-cell>
        </table:table-row>
      </table:table>
      <text:p text:style-name="P30"><text:span text:style-name="T6"/></text:p>
      <text:list text:continue-numbering="true" text:style-name="Outline">
        <text:list-item>
          <text:list>
            <text:list-item>
              <text:list>
                <text:list-item>
                  <text:h text:style-name="P37" text:outline-level="3"><text:span text:style-name="T6">Received</text:span> PGN <text:span text:style-name="Strong_20_Emphasis">61184 (0xEF00)</text:span> – <text:span text:style-name="T7">PID 16: </text:span><text:span text:style-name="T11">Poco Output Channel</text:span>: <text:span text:style-name="T18">PLI </text:span><text:span text:style-name="T13">T2HSB</text:span></text:h>
                </text:list-item>
              </text:list>
            </text:list-item>
          </text:list>
        </text:list-item>
      </text:list>
      <text:p text:style-name="P28">This PGN description applies when the following field(s) match:</text:p>
      <table:table table:name="Table14" table:style-name="Table14" table:template-name="Default Style">
        <table:table-column table:style-name="Table14.A"/>
        <table:table-column table:style-name="Table14.B"/>
        <text:soft-page-break/>
        <table:table-row>
          <table:table-cell table:style-name="Table14.A1" office:value-type="string">
            <text:p text:style-name="P38"><text:span text:style-name="Main_20_index_20_entry">Manufacturer Code</text:span></text:p>
          </table:table-cell>
          <table:table-cell table:style-name="Table14.B1" office:value-type="string">
            <text:p text:style-name="P39">1512: Lumitec</text:p>
          </table:table-cell>
        </table:table-row>
        <table:table-row>
          <table:table-cell table:style-name="Table14.A2" office:value-type="string">
            <text:p text:style-name="P38"><text:span text:style-name="Main_20_index_20_entry">Industry Code</text:span></text:p>
          </table:table-cell>
          <table:table-cell table:style-name="Table14.B2" office:value-type="string">
            <text:p text:style-name="P39">4: Marine</text:p>
          </table:table-cell>
        </table:table-row>
        <table:table-row table:style-name="Table14.3">
          <table:table-cell table:style-name="Table14.A2" office:value-type="string">
            <text:p text:style-name="P38"><text:span text:style-name="Main_20_index_20_entry">Proprietary ID</text:span></text:p>
          </table:table-cell>
          <table:table-cell table:style-name="Table14.B2" office:value-type="string">
            <text:p text:style-name="P40"><text:span text:style-name="T14">16</text:span>: <text:span text:style-name="T11">Poco Output Channel</text:span>: <text:span text:style-name="T18">PLI </text:span><text:span text:style-name="T13">T2HSB</text:span></text:p>
          </table:table-cell>
        </table:table-row>
      </table:table>
      <text:p text:style-name="P28"/>
      <text:p text:style-name="P41">This is a convenience PGN that formats the supplied parameters into a PLI message and sends it on the specified Poco Output Channel. <text:s/>The effect is equivalent to supplying the raw PLI message to <text:span text:style-name="T19">PGN: 6: </text:span><text:span text:style-name="T20">Poco Output Channel</text:span><text:span text:style-name="T19">:</text:span><text:span text:style-name="T21"> PLI </text:span><text:span text:style-name="T22">Raw</text:span><text:span text:style-name="T15">.</text:span></text:p>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15" table:style-name="Table15" table:template-name="mytablefmt">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38"><text:span text:style-name="Main_20_index_20_entry">Field # </text:span></text:p>
          </table:table-cell>
          <table:table-cell table:style-name="Table15.A1" office:value-type="string">
            <text:p text:style-name="P38"><text:span text:style-name="Main_20_index_20_entry">Field Name </text:span></text:p>
          </table:table-cell>
          <table:table-cell table:style-name="Table15.A1" office:value-type="string">
            <text:p text:style-name="P38"><text:span text:style-name="Main_20_index_20_entry">Description </text:span></text:p>
          </table:table-cell>
          <table:table-cell table:style-name="Table15.A1" office:value-type="string">
            <text:p text:style-name="P38"><text:span text:style-name="Main_20_index_20_entry">Unit </text:span></text:p>
          </table:table-cell>
          <table:table-cell table:style-name="Table15.A1" office:value-type="string">
            <text:p text:style-name="P38"><text:span text:style-name="Main_20_index_20_entry">Type </text:span></text:p>
          </table:table-cell>
          <table:table-cell table:style-name="Table15.F1" office:value-type="string">
            <text:p text:style-name="P38"><text:span text:style-name="Main_20_index_20_entry">Byte #</text:span></text:p>
          </table:table-cell>
        </table:table-row>
        <table:table-row>
          <table:table-cell table:style-name="Table15.A2" office:value-type="string">
            <text:p text:style-name="P15">1</text:p>
          </table:table-cell>
          <table:table-cell table:style-name="Table15.A2" office:value-type="string">
            <text:p text:style-name="P15">Manufacturer Code</text:p>
          </table:table-cell>
          <table:table-cell table:style-name="Table15.A2" office:value-type="string">
            <text:p text:style-name="P15">1512: Lumitec</text:p>
          </table:table-cell>
          <table:table-cell table:style-name="Table15.A2" office:value-type="string">
            <text:p text:style-name="P15"/>
          </table:table-cell>
          <table:table-cell table:style-name="Table15.A2" office:value-type="string">
            <text:p text:style-name="P15">11 bits <text:a xlink:type="simple" xlink:href="https://canboat.github.io/canboat/canboat.html#lookup-MANUFACTURER_CODE" text:style-name="Internet_20_link" text:visited-style-name="Visited_20_Internet_20_Link">MANUFACTURER_CODE</text:a></text:p>
          </table:table-cell>
          <table:table-cell table:style-name="Table15.F2" office:value-type="string">
            <text:p text:style-name="P15">0~1</text:p>
          </table:table-cell>
        </table:table-row>
        <table:table-row table:style-name="Table15.3">
          <table:table-cell table:style-name="Table15.A2" office:value-type="string">
            <text:p text:style-name="P42">2</text:p>
          </table:table-cell>
          <table:table-cell table:style-name="Table15.A2" office:value-type="string">
            <text:p text:style-name="P42">Reserved</text:p>
          </table:table-cell>
          <table:table-cell table:style-name="Table15.A2" office:value-type="string">
            <text:p text:style-name="P42">Always 0b11</text:p>
          </table:table-cell>
          <table:table-cell table:style-name="Table15.D3">
            <text:p text:style-name="P42"/>
          </table:table-cell>
          <table:table-cell table:style-name="Table15.A2" office:value-type="string">
            <text:p text:style-name="P42">2 bits <text:a xlink:type="simple" xlink:href="https://canboat.github.io/canboat/canboat.html#ft-RESERVED" text:style-name="Internet_20_link" text:visited-style-name="Visited_20_Internet_20_Link">RESERVED</text:a></text:p>
          </table:table-cell>
          <table:table-cell table:style-name="Table15.F3" office:value-type="float" office:value="1">
            <text:p text:style-name="P42">1</text:p>
          </table:table-cell>
        </table:table-row>
        <table:table-row>
          <table:table-cell table:style-name="Table15.A2" office:value-type="string">
            <text:p text:style-name="P42">3</text:p>
          </table:table-cell>
          <table:table-cell table:style-name="Table15.A2" office:value-type="string">
            <text:p text:style-name="P42">Industry Code</text:p>
          </table:table-cell>
          <table:table-cell table:style-name="Table15.A2" office:value-type="string">
            <text:p text:style-name="P42">4: Marine Industry</text:p>
          </table:table-cell>
          <table:table-cell table:style-name="Table15.A2" office:value-type="string">
            <text:p text:style-name="P42"/>
          </table:table-cell>
          <table:table-cell table:style-name="Table15.A2" office:value-type="string">
            <text:p text:style-name="P42">3 bits lookup <text:a xlink:type="simple" xlink:href="https://canboat.github.io/canboat/canboat.html#lookup-INDUSTRY_CODE" text:style-name="Internet_20_link" text:visited-style-name="Visited_20_Internet_20_Link">INDUSTRY_CODE</text:a></text:p>
          </table:table-cell>
          <table:table-cell table:style-name="Table15.F3" office:value-type="float" office:value="1">
            <text:p text:style-name="P42">1</text:p>
          </table:table-cell>
        </table:table-row>
        <table:table-row>
          <table:table-cell table:style-name="Table15.A2" office:value-type="string">
            <text:p text:style-name="P42">4</text:p>
          </table:table-cell>
          <table:table-cell table:style-name="Table15.A2" office:value-type="string">
            <text:p text:style-name="P42">Proprietary ID</text:p>
          </table:table-cell>
          <table:table-cell table:style-name="Table15.A2" office:value-type="string">
            <text:p text:style-name="P43"><text:span text:style-name="T14">16</text:span>: <text:span text:style-name="T11">Poco Output Channel</text:span>: <text:span text:style-name="T18">PLI </text:span><text:span text:style-name="T13">T2HSB</text:span></text:p>
          </table:table-cell>
          <table:table-cell table:style-name="Table15.A2" office:value-type="string">
            <text:p text:style-name="P42">0 .. 253</text:p>
          </table:table-cell>
          <table:table-cell table:style-name="Table15.A2" office:value-type="string">
            <text:p text:style-name="P42">8 bits unsigned <text:a xlink:type="simple" xlink:href="https://canboat.github.io/canboat/canboat.html#ft-NUMBER" text:style-name="Internet_20_link" text:visited-style-name="Visited_20_Internet_20_Link">NUMBER</text:a></text:p>
          </table:table-cell>
          <table:table-cell table:style-name="Table15.F3" office:value-type="float" office:value="2">
            <text:p text:style-name="P42">2</text:p>
          </table:table-cell>
        </table:table-row>
        <table:table-row>
          <table:table-cell table:style-name="Table15.A2" office:value-type="string">
            <text:p text:style-name="P44">5</text:p>
          </table:table-cell>
          <table:table-cell table:style-name="Table15.A2" office:value-type="string">
            <text:p text:style-name="P45">Channel</text:p>
          </table:table-cell>
          <table:table-cell table:style-name="Table15.A2" office:value-type="string">
            <text:p text:style-name="P45">1 ~ 4 Poco output channel <text:span text:style-name="T15">#</text:span></text:p>
          </table:table-cell>
          <table:table-cell table:style-name="Table15.A2" office:value-type="string">
            <text:p text:style-name="P44">0 .. 253</text:p>
          </table:table-cell>
          <table:table-cell table:style-name="Table15.A2" office:value-type="string">
            <text:p text:style-name="P44">8 bits unsigned <text:a xlink:type="simple" xlink:href="https://canboat.github.io/canboat/canboat.html#ft-NUMBER" text:style-name="Internet_20_link" text:visited-style-name="Visited_20_Internet_20_Link">NUMBER</text:a></text:p>
          </table:table-cell>
          <table:table-cell table:style-name="Table15.F2" office:value-type="string">
            <text:p text:style-name="P44">3</text:p>
          </table:table-cell>
        </table:table-row>
        <table:table-row>
          <table:table-cell table:style-name="Table15.A2" office:value-type="string">
            <text:p text:style-name="P46"/>
          </table:table-cell>
          <table:table-cell table:style-name="Table15.A2" office:value-type="string">
            <text:p text:style-name="P46">PLI Clan</text:p>
          </table:table-cell>
          <table:table-cell table:style-name="Table15.A2" office:value-type="string">
            <text:p text:style-name="P46">PLI Address/Clan<text:line-break/>(0: All, 1~63: see table xx)</text:p>
          </table:table-cell>
          <table:table-cell table:style-name="Table15.A2" office:value-type="string">
            <text:p text:style-name="P47">0 .. <text:span text:style-name="T23">63</text:span></text:p>
          </table:table-cell>
          <table:table-cell table:style-name="Table15.A2" office:value-type="string">
            <text:p text:style-name="P47"><text:span text:style-name="T23">6</text:span> bits <text:span text:style-name="Strong_20_Emphasis">FULL</text:span><text:span text:style-name="Strong_20_Emphasis"><text:span text:style-name="T23">_</text:span></text:span><text:span text:style-name="Strong_20_Emphasis">RANGE 0~</text:span><text:span text:style-name="Strong_20_Emphasis"><text:span text:style-name="T23">63</text:span></text:span></text:p>
          </table:table-cell>
          <table:table-cell table:style-name="Table15.F2" office:value-type="string">
            <text:p text:style-name="P46">4</text:p>
          </table:table-cell>
        </table:table-row>
        <table:table-row table:style-name="Table15.3">
          <table:table-cell table:style-name="Table15.A2" office:value-type="string">
            <text:p text:style-name="P42"/>
          </table:table-cell>
          <table:table-cell table:style-name="Table15.A2" office:value-type="string">
            <text:p text:style-name="P48">Transition</text:p>
          </table:table-cell>
          <table:table-cell table:style-name="Table15.A2" office:value-type="string">
            <text:p text:style-name="P48">Transition Time ID (see table xx)</text:p>
          </table:table-cell>
          <table:table-cell table:style-name="Table15.A2" office:value-type="string">
            <text:p text:style-name="P42">0 .. <text:span text:style-name="T24">7</text:span></text:p>
          </table:table-cell>
          <table:table-cell table:style-name="Table15.A2" office:value-type="string">
            <text:p text:style-name="P42"><text:span text:style-name="T23">3</text:span> bits <text:span text:style-name="Strong_20_Emphasis">FULL</text:span><text:span text:style-name="Strong_20_Emphasis"><text:span text:style-name="T23">_</text:span></text:span><text:span text:style-name="Strong_20_Emphasis">RANGE 0~</text:span><text:span text:style-name="Strong_20_Emphasis"><text:span text:style-name="T23">7</text:span></text:span></text:p>
          </table:table-cell>
          <table:table-cell table:style-name="Table15.F2" office:value-type="string">
            <text:p text:style-name="P46">4,5</text:p>
          </table:table-cell>
        </table:table-row>
        <table:table-row table:style-name="Table15.3">
          <table:table-cell table:style-name="Table15.A2" office:value-type="string">
            <text:p text:style-name="P42"/>
          </table:table-cell>
          <table:table-cell table:style-name="Table15.A2" office:value-type="string">
            <text:p text:style-name="P49">Brightness</text:p>
          </table:table-cell>
          <table:table-cell table:style-name="Table15.A2" office:value-type="string">
            <text:p text:style-name="P48">Brightness Value <text:line-break/>(0: Off ~ 15: Full Bright)</text:p>
          </table:table-cell>
          <table:table-cell table:style-name="Table15.A2" office:value-type="string">
            <text:p text:style-name="P42">0 .. <text:span text:style-name="T24">15</text:span></text:p>
          </table:table-cell>
          <table:table-cell table:style-name="Table15.A2" office:value-type="string">
            <text:p text:style-name="P47"><text:span text:style-name="T24">4</text:span> bits <text:span text:style-name="Strong_20_Emphasis">FULL</text:span><text:span text:style-name="Strong_20_Emphasis"><text:span text:style-name="T23">_</text:span></text:span><text:span text:style-name="Strong_20_Emphasis">RANGE 0~</text:span><text:span text:style-name="Strong_20_Emphasis"><text:span text:style-name="T23">15</text:span></text:span></text:p>
          </table:table-cell>
          <table:table-cell table:style-name="Table15.F3" office:value-type="float" office:value="5">
            <text:p text:style-name="P46">5</text:p>
          </table:table-cell>
        </table:table-row>
        <table:table-row>
          <table:table-cell table:style-name="Table15.A2" office:value-type="string">
            <text:p text:style-name="P42"/>
          </table:table-cell>
          <table:table-cell table:style-name="Table15.A2" office:value-type="string">
            <text:p text:style-name="P42">Hue</text:p>
          </table:table-cell>
          <table:table-cell table:style-name="Table15.A2" office:value-type="string">
            <text:p text:style-name="P42">Hue value</text:p>
            <text:p text:style-name="P42"><text:span text:style-name="Emphasis">(0:Red, 85: Green, 170: Blue</text:span></text:p>
            <text:p text:style-name="P42"><text:span text:style-name="Emphasis">255: close to Red)</text:span></text:p>
          </table:table-cell>
          <table:table-cell table:style-name="Table15.A2" office:value-type="string">
            <text:p text:style-name="P42">0 .. 255</text:p>
          </table:table-cell>
          <table:table-cell table:style-name="Table15.A2" office:value-type="string">
            <text:p text:style-name="P42">8 bits <text:span text:style-name="Strong_20_Emphasis">FULL</text:span><text:span text:style-name="Strong_20_Emphasis"><text:span text:style-name="T23">_</text:span></text:span><text:span text:style-name="Strong_20_Emphasis">RANGE 0~255</text:span></text:p>
          </table:table-cell>
          <table:table-cell table:style-name="Table15.F3" office:value-type="float" office:value="6">
            <text:p text:style-name="P46">6</text:p>
          </table:table-cell>
        </table:table-row>
        <table:table-row>
          <table:table-cell table:style-name="Table15.A2" office:value-type="string">
            <text:p text:style-name="P42"/>
          </table:table-cell>
          <table:table-cell table:style-name="Table15.A2" office:value-type="string">
            <text:p text:style-name="P42">Saturation</text:p>
          </table:table-cell>
          <table:table-cell table:style-name="Table15.A2" office:value-type="string">
            <text:p text:style-name="P42">Custom Color Saturation Value</text:p>
            <text:p text:style-name="P42">0: White <text:span text:style-name="T24">~ 7</text:span>: Fully saturated color.</text:p>
          </table:table-cell>
          <table:table-cell table:style-name="Table15.A2" office:value-type="string">
            <text:p text:style-name="P42">0 .. <text:span text:style-name="T24">7</text:span></text:p>
          </table:table-cell>
          <table:table-cell table:style-name="Table15.A2" office:value-type="string">
            <text:p text:style-name="P42"><text:span text:style-name="T24">3 </text:span>bits <text:span text:style-name="Strong_20_Emphasis">FULL</text:span><text:span text:style-name="Strong_20_Emphasis"><text:span text:style-name="T23">_</text:span></text:span><text:span text:style-name="Strong_20_Emphasis">RANGE 0~</text:span><text:span text:style-name="Strong_20_Emphasis"><text:span text:style-name="T24">7</text:span></text:span></text:p>
          </table:table-cell>
          <table:table-cell table:style-name="Table15.F3" office:value-type="float" office:value="7">
            <text:p text:style-name="P46">7</text:p>
          </table:table-cell>
        </table:table-row>
        <table:table-row table:style-name="Table15.3">
          <table:table-cell table:style-name="Table15.A2" office:value-type="string">
            <text:p text:style-name="P42"/>
          </table:table-cell>
          <table:table-cell table:style-name="Table15.A2" office:value-type="string">
            <text:p text:style-name="P48"/>
          </table:table-cell>
          <table:table-cell table:style-name="Table15.A2" office:value-type="string">
            <text:p text:style-name="P50">TODO: add padding bits to align some fields to bytes</text:p>
          </table:table-cell>
          <table:table-cell table:style-name="Table15.A2" office:value-type="string">
            <text:p text:style-name="P42"/>
          </table:table-cell>
          <table:table-cell table:style-name="Table15.A2" office:value-type="string">
            <text:p text:style-name="P42"><text:span text:style-name="Strong_20_Emphasis"/></text:p>
          </table:table-cell>
          <table:table-cell table:style-name="Table15.F3">
            <text:p text:style-name="P42"/>
          </table:table-cell>
        </table:table-row>
      </table:table>
      <text:list text:continue-numbering="true" text:style-name="Outline">
        <text:list-item>
          <text:list>
            <text:list-item>
              <text:list>
                <text:list-item>
                  <text:h text:style-name="P51" text:outline-level="3"><text:span text:style-name="T6">TODO </text:span><text:span text:style-name="T25">more convenience PGNs</text:span></text:h>
                </text:list-item>
              </text:list>
            </text:list-item>
          </text:list>
        </text:list-item>
      </text:list>
      <text:p text:style-name="P52"><text:span text:style-name="T26">T2RGB </text:span><text:span text:style-name="T27">Transition to </text:span><text:span text:style-name="T28">RGB</text:span><text:span text:style-name="T29"> (single message) (not absolute color-space)</text:span></text:p>
      <text:p text:style-name="P52"><text:span text:style-name="T26">T2HS </text:span><text:span text:style-name="T29">Transition to new </text:span><text:span text:style-name="T28">Hue and Sat</text:span></text:p>
      <text:p text:style-name="P53"><text:span text:style-name="T26">T2B </text:span><text:span text:style-name="T30">Transition to </text:span><text:span text:style-name="T31">Brightness</text:span><text:span text:style-name="T30"> (no change in Hue) (Unit: 0.39% = 1/255)</text:span></text:p>
      <text:p text:style-name="P53"><text:span text:style-name="T26">T2BD </text:span><text:span text:style-name="T30">Transition </text:span><text:span text:style-name="T31">Brightness by Delta</text:span><text:span text:style-name="T30"> (Unit: +/- 0.79% = 1/127)</text:span></text:p>
      <text:p text:style-name="P53"><text:span text:style-name="T32">T2P </text:span><text:span text:style-name="T29">Transition to </text:span><text:span text:style-name="T28">Pattern</text:span><text:span text:style-name="T29"> (see pattern table)</text:span></text:p>
      <text:p text:style-name="P54"><text:span text:style-name="T30"/></text:p>
      <text:p text:style-name="P54"><text:span text:style-name="T6"/></text:p>
      <text:list text:continue-numbering="true" text:style-name="Outline">
        <text:list-item>
          <text:list>
            <text:list-item>
              <text:list>
                <text:list-item>
                  <text:h text:style-name="P37" text:outline-level="3"><text:soft-page-break/><text:span text:style-name="T6">Received</text:span> PGN <text:span text:style-name="Strong_20_Emphasis">61184 (0xEF00)</text:span> – <text:span text:style-name="T7">PID 8: </text:span><text:span text:style-name="T11">Poco Output Channel</text:span>:<text:span text:style-name="T18"> PLI </text:span><text:span text:style-name="T7">Message</text:span></text:h>
                </text:list-item>
              </text:list>
            </text:list-item>
          </text:list>
        </text:list-item>
      </text:list>
      <text:p text:style-name="P55">This PGN description applies when the following field(s) match:</text:p>
      <table:table table:name="Table12" table:style-name="Table12" table:template-name="Default Style">
        <table:table-column table:style-name="Table12.A"/>
        <table:table-column table:style-name="Table12.B"/>
        <table:table-row>
          <table:table-cell table:style-name="Table12.A1" office:value-type="string">
            <text:p text:style-name="P56"><text:span text:style-name="Main_20_index_20_entry">Manufacturer Code</text:span></text:p>
          </table:table-cell>
          <table:table-cell table:style-name="Table12.B1" office:value-type="string">
            <text:p text:style-name="Table_20_Contents">1512: Lumitec</text:p>
          </table:table-cell>
        </table:table-row>
        <table:table-row table:style-name="Table12.2">
          <table:table-cell table:style-name="Table12.A2" office:value-type="string">
            <text:p text:style-name="P56"><text:span text:style-name="Main_20_index_20_entry">Industry Code</text:span></text:p>
          </table:table-cell>
          <table:table-cell table:style-name="Table12.B2" office:value-type="string">
            <text:p text:style-name="Table_20_Contents">4: Marine</text:p>
          </table:table-cell>
        </table:table-row>
        <table:table-row table:style-name="Table12.2">
          <table:table-cell table:style-name="Table12.A2" office:value-type="string">
            <text:p text:style-name="P56"><text:span text:style-name="Main_20_index_20_entry">Proprietary ID</text:span></text:p>
          </table:table-cell>
          <table:table-cell table:style-name="Table12.B2" office:value-type="string">
            <text:p text:style-name="P57"><text:span text:style-name="T7">8</text:span>: <text:span text:style-name="T11">Poco Output Channel</text:span>:<text:span text:style-name="T18"> PLI </text:span><text:span text:style-name="T7">Message</text:span></text:p>
          </table:table-cell>
        </table:table-row>
      </table:table>
      <text:p text:style-name="P55"/>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13" table:style-name="Table13" table:template-name="mytablefmt">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56"><text:span text:style-name="Main_20_index_20_entry">Field # </text:span></text:p>
          </table:table-cell>
          <table:table-cell table:style-name="Table13.A1" office:value-type="string">
            <text:p text:style-name="P56"><text:span text:style-name="Main_20_index_20_entry">Field Name </text:span></text:p>
          </table:table-cell>
          <table:table-cell table:style-name="Table13.A1" office:value-type="string">
            <text:p text:style-name="P56"><text:span text:style-name="Main_20_index_20_entry">Description </text:span></text:p>
          </table:table-cell>
          <table:table-cell table:style-name="Table13.A1" office:value-type="string">
            <text:p text:style-name="P56"><text:span text:style-name="Main_20_index_20_entry">Unit </text:span></text:p>
          </table:table-cell>
          <table:table-cell table:style-name="Table13.A1" office:value-type="string">
            <text:p text:style-name="P56"><text:span text:style-name="Main_20_index_20_entry">Type </text:span></text:p>
          </table:table-cell>
          <table:table-cell table:style-name="Table13.F1" office:value-type="string">
            <text:p text:style-name="P56"><text:span text:style-name="Main_20_index_20_entry">Byte #</text:span></text:p>
          </table:table-cell>
        </table:table-row>
        <table:table-row table:style-name="Table13.2">
          <table:table-cell table:style-name="Table13.A2" office:value-type="string">
            <text:p text:style-name="P15">1</text:p>
          </table:table-cell>
          <table:table-cell table:style-name="Table13.A2" office:value-type="string">
            <text:p text:style-name="P15">Manufacturer Code</text:p>
          </table:table-cell>
          <table:table-cell table:style-name="Table13.A2" office:value-type="string">
            <text:p text:style-name="P15">1512: Lumitec</text:p>
          </table:table-cell>
          <table:table-cell table:style-name="Table13.A2" office:value-type="string">
            <text:p text:style-name="P15"/>
          </table:table-cell>
          <table:table-cell table:style-name="Table13.A2" office:value-type="string">
            <text:p text:style-name="P15">11 bits <text:a xlink:type="simple" xlink:href="https://canboat.github.io/canboat/canboat.html#lookup-MANUFACTURER_CODE" text:style-name="Internet_20_link" text:visited-style-name="Visited_20_Internet_20_Link">MANUFACTURER_CODE</text:a></text:p>
          </table:table-cell>
          <table:table-cell table:style-name="Table13.F2" office:value-type="string">
            <text:p text:style-name="P15">0~1</text:p>
          </table:table-cell>
        </table:table-row>
        <table:table-row table:style-name="Table13.2">
          <table:table-cell table:style-name="Table13.A2" office:value-type="string">
            <text:p text:style-name="P44">2</text:p>
          </table:table-cell>
          <table:table-cell table:style-name="Table13.A2" office:value-type="string">
            <text:p text:style-name="P44">Reserved</text:p>
          </table:table-cell>
          <table:table-cell table:style-name="Table13.A2" office:value-type="string">
            <text:p text:style-name="P44">Always 0b11</text:p>
          </table:table-cell>
          <table:table-cell table:style-name="Table13.A2" office:value-type="string">
            <text:p text:style-name="P44"/>
          </table:table-cell>
          <table:table-cell table:style-name="Table13.A2" office:value-type="string">
            <text:p text:style-name="P44">2 bits <text:a xlink:type="simple" xlink:href="https://canboat.github.io/canboat/canboat.html#ft-RESERVED" text:style-name="Internet_20_link" text:visited-style-name="Visited_20_Internet_20_Link">RESERVED</text:a></text:p>
          </table:table-cell>
          <table:table-cell table:style-name="Table13.F2" office:value-type="string">
            <text:p text:style-name="P44">1</text:p>
          </table:table-cell>
        </table:table-row>
        <table:table-row>
          <table:table-cell table:style-name="Table13.A2" office:value-type="string">
            <text:p text:style-name="P44">3</text:p>
          </table:table-cell>
          <table:table-cell table:style-name="Table13.A2" office:value-type="string">
            <text:p text:style-name="P44">Industry Code</text:p>
          </table:table-cell>
          <table:table-cell table:style-name="Table13.A2" office:value-type="string">
            <text:p text:style-name="P44">4: Marine Industry</text:p>
          </table:table-cell>
          <table:table-cell table:style-name="Table13.A2" office:value-type="string">
            <text:p text:style-name="P44"/>
          </table:table-cell>
          <table:table-cell table:style-name="Table13.A2" office:value-type="string">
            <text:p text:style-name="P44">3 bits lookup <text:a xlink:type="simple" xlink:href="https://canboat.github.io/canboat/canboat.html#lookup-INDUSTRY_CODE" text:style-name="Internet_20_link" text:visited-style-name="Visited_20_Internet_20_Link">INDUSTRY_CODE</text:a></text:p>
          </table:table-cell>
          <table:table-cell table:style-name="Table13.F2" office:value-type="string">
            <text:p text:style-name="P44">1</text:p>
          </table:table-cell>
        </table:table-row>
        <table:table-row>
          <table:table-cell table:style-name="Table13.A2" office:value-type="string">
            <text:p text:style-name="P44">4</text:p>
          </table:table-cell>
          <table:table-cell table:style-name="Table13.A2" office:value-type="string">
            <text:p text:style-name="P44">Proprietary ID</text:p>
          </table:table-cell>
          <table:table-cell table:style-name="Table13.A2" office:value-type="string">
            <text:p text:style-name="P44"><text:span text:style-name="T7">8</text:span>: <text:span text:style-name="T33">Poco Direct</text:span> – <text:span text:style-name="T33">PLI </text:span><text:span text:style-name="T7">Message</text:span></text:p>
          </table:table-cell>
          <table:table-cell table:style-name="Table13.A2" office:value-type="string">
            <text:p text:style-name="P44">0 .. 253</text:p>
          </table:table-cell>
          <table:table-cell table:style-name="Table13.A2" office:value-type="string">
            <text:p text:style-name="P44">8 bits unsigned <text:a xlink:type="simple" xlink:href="https://canboat.github.io/canboat/canboat.html#ft-NUMBER" text:style-name="Internet_20_link" text:visited-style-name="Visited_20_Internet_20_Link">NUMBER</text:a></text:p>
          </table:table-cell>
          <table:table-cell table:style-name="Table13.F2" office:value-type="string">
            <text:p text:style-name="P44">2</text:p>
          </table:table-cell>
        </table:table-row>
        <table:table-row>
          <table:table-cell table:style-name="Table13.A2" office:value-type="string">
            <text:p text:style-name="P44">5</text:p>
          </table:table-cell>
          <table:table-cell table:style-name="Table13.A2" office:value-type="string">
            <text:p text:style-name="P45">Channel</text:p>
          </table:table-cell>
          <table:table-cell table:style-name="Table13.A2" office:value-type="string">
            <text:p text:style-name="P45">1 ~ 4 Poco output channel <text:span text:style-name="T15">#</text:span></text:p>
          </table:table-cell>
          <table:table-cell table:style-name="Table13.A2" office:value-type="string">
            <text:p text:style-name="P44">0 .. 253</text:p>
          </table:table-cell>
          <table:table-cell table:style-name="Table13.A2" office:value-type="string">
            <text:p text:style-name="P44">8 bits unsigned <text:a xlink:type="simple" xlink:href="https://canboat.github.io/canboat/canboat.html#ft-NUMBER" text:style-name="Internet_20_link" text:visited-style-name="Visited_20_Internet_20_Link">NUMBER</text:a></text:p>
          </table:table-cell>
          <table:table-cell table:style-name="Table13.F2" office:value-type="string">
            <text:p text:style-name="P44">3</text:p>
          </table:table-cell>
        </table:table-row>
        <table:table-row table:style-name="Table13.2">
          <table:table-cell table:style-name="Table13.A2" office:value-type="string">
            <text:p text:style-name="P44">6</text:p>
          </table:table-cell>
          <table:table-cell table:style-name="Table13.A2" office:value-type="string">
            <text:p text:style-name="P58">PLI message</text:p>
          </table:table-cell>
          <table:table-cell table:style-name="Table13.A2" office:value-type="string">
            <text:p text:style-name="P58">32bit PLI message</text:p>
          </table:table-cell>
          <table:table-cell table:style-name="Table13.A2" office:value-type="string">
            <text:p text:style-name="P44"/>
          </table:table-cell>
          <table:table-cell table:style-name="Table13.A2" office:value-type="string">
            <text:p text:style-name="P44"><text:span text:style-name="T5">32</text:span> bits unsigned <text:a xlink:type="simple" xlink:href="https://canboat.github.io/canboat/canboat.html#ft-NUMBER" text:style-name="Internet_20_link" text:visited-style-name="Visited_20_Internet_20_Link">NUMBER</text:a></text:p>
          </table:table-cell>
          <table:table-cell table:style-name="Table13.F2" office:value-type="string">
            <text:p text:style-name="P44">4<text:span text:style-name="T5">~7</text:span></text:p>
          </table:table-cell>
        </table:table-row>
      </table:table>
      <text:p text:style-name="P55"/>
      <text:p text:style-name="P59">TODO: PLI channel config (timing, sync)</text:p>
      <text:p text:style-name="P60">TODO: PLI channel <text:span text:style-name="T3">power</text:span> (<text:span text:style-name="T3">set </text:span>power on <text:span text:style-name="T3">with start-inhibit </text:span>/ <text:span text:style-name="T3">and power </text:span>off)</text:p>
      <text:list text:continue-numbering="true" text:style-name="Outline">
        <text:list-item>
          <text:list>
            <text:list-item>
              <text:list>
                <text:list-item>
                  <text:h text:style-name="P61" text:outline-level="3"><text:span text:style-name="T6">Received</text:span> PGN <text:span text:style-name="Strong_20_Emphasis">61184 (0xEF00)</text:span> – <text:span text:style-name="T7">PID 7: </text:span><text:span text:style-name="T11">Poco Output Channel</text:span>:<text:span text:style-name="T18"> P</text:span><text:span text:style-name="T14">WM D</text:span><text:span text:style-name="T3">UTY</text:span></text:h>
                </text:list-item>
              </text:list>
            </text:list-item>
          </text:list>
        </text:list-item>
      </text:list>
      <text:p text:style-name="P62">This PGN description applies when the following field(s) match:</text:p>
      <table:table table:name="Table18" table:style-name="Table18" table:template-name="Default Style">
        <table:table-column table:style-name="Table18.A"/>
        <table:table-column table:style-name="Table18.B"/>
        <table:table-row>
          <table:table-cell table:style-name="Table18.A1" office:value-type="string">
            <text:p text:style-name="P63"><text:span text:style-name="Main_20_index_20_entry">Manufacturer Code</text:span></text:p>
          </table:table-cell>
          <table:table-cell table:style-name="Table18.B1" office:value-type="string">
            <text:p text:style-name="P64">1512: Lumitec</text:p>
          </table:table-cell>
        </table:table-row>
        <table:table-row table:style-name="Table18.2">
          <table:table-cell table:style-name="Table18.A2" office:value-type="string">
            <text:p text:style-name="P63"><text:span text:style-name="Main_20_index_20_entry">Industry Code</text:span></text:p>
          </table:table-cell>
          <table:table-cell table:style-name="Table18.B2" office:value-type="string">
            <text:p text:style-name="P64">4: Marine</text:p>
          </table:table-cell>
        </table:table-row>
        <table:table-row table:style-name="Table18.2">
          <table:table-cell table:style-name="Table18.A2" office:value-type="string">
            <text:p text:style-name="P63"><text:span text:style-name="Main_20_index_20_entry">Proprietary ID</text:span></text:p>
          </table:table-cell>
          <table:table-cell table:style-name="Table18.B2" office:value-type="string">
            <text:p text:style-name="P64"><text:span text:style-name="T34">7</text:span>: <text:span text:style-name="T11">Poco Output Channel</text:span>:<text:span text:style-name="T18"> </text:span><text:span text:style-name="T14">PWM Dimming</text:span></text:p>
          </table:table-cell>
        </table:table-row>
      </table:table>
      <text:p text:style-name="P62"/>
      <text:p text:style-name="P14">This Manufacturer <text:span text:style-name="T7">P</text:span>roprietary <text:span text:style-name="T9">S</text:span>ingle-<text:span text:style-name="T9">F</text:span>rame <text:span text:style-name="T9">Addressable</text:span> PGN contains the following fields<text:span text:style-name="T9">:</text:span></text:p>
      <table:table table:name="Table19" table:style-name="Table19" table:template-name="mytablefmt">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63"><text:span text:style-name="Main_20_index_20_entry">Field # </text:span></text:p>
          </table:table-cell>
          <table:table-cell table:style-name="Table19.A1" office:value-type="string">
            <text:p text:style-name="P63"><text:span text:style-name="Main_20_index_20_entry">Field Name </text:span></text:p>
          </table:table-cell>
          <table:table-cell table:style-name="Table19.A1" office:value-type="string">
            <text:p text:style-name="P63"><text:span text:style-name="Main_20_index_20_entry">Description </text:span></text:p>
          </table:table-cell>
          <table:table-cell table:style-name="Table19.A1" office:value-type="string">
            <text:p text:style-name="P63"><text:span text:style-name="Main_20_index_20_entry">Unit </text:span></text:p>
          </table:table-cell>
          <table:table-cell table:style-name="Table19.A1" office:value-type="string">
            <text:p text:style-name="P63"><text:span text:style-name="Main_20_index_20_entry">Type </text:span></text:p>
          </table:table-cell>
          <table:table-cell table:style-name="Table19.F1" office:value-type="string">
            <text:p text:style-name="P63"><text:span text:style-name="Main_20_index_20_entry">Byte #</text:span></text:p>
          </table:table-cell>
        </table:table-row>
        <table:table-row table:style-name="Table19.2">
          <table:table-cell table:style-name="Table19.A2" office:value-type="string">
            <text:p text:style-name="P65">1</text:p>
          </table:table-cell>
          <table:table-cell table:style-name="Table19.A2" office:value-type="string">
            <text:p text:style-name="P65">Manufacturer Code</text:p>
          </table:table-cell>
          <table:table-cell table:style-name="Table19.A2" office:value-type="string">
            <text:p text:style-name="P65">1512: Lumitec</text:p>
          </table:table-cell>
          <table:table-cell table:style-name="Table19.A2" office:value-type="string">
            <text:p text:style-name="P65"/>
          </table:table-cell>
          <table:table-cell table:style-name="Table19.A2" office:value-type="string">
            <text:p text:style-name="P65">11 bits <text:a xlink:type="simple" xlink:href="https://canboat.github.io/canboat/canboat.html#lookup-MANUFACTURER_CODE" text:style-name="Internet_20_link" text:visited-style-name="Visited_20_Internet_20_Link">MANUFACTURER_CODE</text:a></text:p>
          </table:table-cell>
          <table:table-cell table:style-name="Table19.F2" office:value-type="string">
            <text:p text:style-name="P65">0~1</text:p>
          </table:table-cell>
        </table:table-row>
        <table:table-row table:style-name="Table19.2">
          <table:table-cell table:style-name="Table19.A2" office:value-type="string">
            <text:p text:style-name="P65">2</text:p>
          </table:table-cell>
          <table:table-cell table:style-name="Table19.A2" office:value-type="string">
            <text:p text:style-name="P65">Reserved</text:p>
          </table:table-cell>
          <table:table-cell table:style-name="Table19.A2" office:value-type="string">
            <text:p text:style-name="P65">Always 0b11</text:p>
          </table:table-cell>
          <table:table-cell table:style-name="Table19.A2" office:value-type="string">
            <text:p text:style-name="P65"/>
          </table:table-cell>
          <table:table-cell table:style-name="Table19.A2" office:value-type="string">
            <text:p text:style-name="P65">2 bits <text:a xlink:type="simple" xlink:href="https://canboat.github.io/canboat/canboat.html#ft-RESERVED" text:style-name="Internet_20_link" text:visited-style-name="Visited_20_Internet_20_Link">RESERVED</text:a></text:p>
          </table:table-cell>
          <table:table-cell table:style-name="Table19.F2" office:value-type="string">
            <text:p text:style-name="P65">1</text:p>
          </table:table-cell>
        </table:table-row>
        <table:table-row>
          <table:table-cell table:style-name="Table19.A2" office:value-type="string">
            <text:p text:style-name="P65">3</text:p>
          </table:table-cell>
          <table:table-cell table:style-name="Table19.A2" office:value-type="string">
            <text:p text:style-name="P65">Industry Code</text:p>
          </table:table-cell>
          <table:table-cell table:style-name="Table19.A2" office:value-type="string">
            <text:p text:style-name="P65">4: Marine Industry</text:p>
          </table:table-cell>
          <table:table-cell table:style-name="Table19.A2" office:value-type="string">
            <text:p text:style-name="P65"/>
          </table:table-cell>
          <table:table-cell table:style-name="Table19.A2" office:value-type="string">
            <text:p text:style-name="P65">3 bits lookup <text:a xlink:type="simple" xlink:href="https://canboat.github.io/canboat/canboat.html#lookup-INDUSTRY_CODE" text:style-name="Internet_20_link" text:visited-style-name="Visited_20_Internet_20_Link">INDUSTRY_CODE</text:a></text:p>
          </table:table-cell>
          <table:table-cell table:style-name="Table19.F2" office:value-type="string">
            <text:p text:style-name="P65">1</text:p>
          </table:table-cell>
        </table:table-row>
        <table:table-row>
          <table:table-cell table:style-name="Table19.A2" office:value-type="string">
            <text:p text:style-name="P65">4</text:p>
          </table:table-cell>
          <table:table-cell table:style-name="Table19.A2" office:value-type="string">
            <text:p text:style-name="P65">Proprietary ID</text:p>
          </table:table-cell>
          <table:table-cell table:style-name="Table19.A2" office:value-type="string">
            <text:p text:style-name="P66"><text:span text:style-name="T34">7</text:span>: <text:span text:style-name="T11">Poco Output Channel</text:span>:<text:span text:style-name="T18"> </text:span><text:span text:style-name="T14">PWM Dimming</text:span></text:p>
          </table:table-cell>
          <table:table-cell table:style-name="Table19.A2" office:value-type="string">
            <text:p text:style-name="P65">0 .. 253</text:p>
          </table:table-cell>
          <table:table-cell table:style-name="Table19.A2" office:value-type="string">
            <text:p text:style-name="P65">8 bits unsigned <text:a xlink:type="simple" xlink:href="https://canboat.github.io/canboat/canboat.html#ft-NUMBER" text:style-name="Internet_20_link" text:visited-style-name="Visited_20_Internet_20_Link">NUMBER</text:a></text:p>
          </table:table-cell>
          <table:table-cell table:style-name="Table19.F2" office:value-type="string">
            <text:p text:style-name="P65">2</text:p>
          </table:table-cell>
        </table:table-row>
        <table:table-row>
          <table:table-cell table:style-name="Table19.A2" office:value-type="string">
            <text:p text:style-name="P65">5</text:p>
          </table:table-cell>
          <table:table-cell table:style-name="Table19.A2" office:value-type="string">
            <text:p text:style-name="P67">Channel</text:p>
          </table:table-cell>
          <table:table-cell table:style-name="Table19.A2" office:value-type="string">
            <text:p text:style-name="P67">1 ~ 4 Poco output channel <text:span text:style-name="T15">#</text:span></text:p>
          </table:table-cell>
          <table:table-cell table:style-name="Table19.A2" office:value-type="string">
            <text:p text:style-name="P65">0 .. 253</text:p>
          </table:table-cell>
          <table:table-cell table:style-name="Table19.A2" office:value-type="string">
            <text:p text:style-name="P65">8 bits unsigned <text:a xlink:type="simple" xlink:href="https://canboat.github.io/canboat/canboat.html#ft-NUMBER" text:style-name="Internet_20_link" text:visited-style-name="Visited_20_Internet_20_Link">NUMBER</text:a></text:p>
          </table:table-cell>
          <table:table-cell table:style-name="Table19.F2" office:value-type="string">
            <text:p text:style-name="P65">3</text:p>
          </table:table-cell>
        </table:table-row>
        <text:soft-page-break/>
        <table:table-row table:style-name="Table19.2">
          <table:table-cell table:style-name="Table19.A2" office:value-type="string">
            <text:p text:style-name="P65"/>
          </table:table-cell>
          <table:table-cell table:style-name="Table19.A2" office:value-type="string">
            <text:p text:style-name="P68">Duty</text:p>
          </table:table-cell>
          <table:table-cell table:style-name="Table19.A2" office:value-type="string">
            <text:p text:style-name="P68">PWM duty-cycle (dimming value)</text:p>
          </table:table-cell>
          <table:table-cell table:style-name="Table19.A2" office:value-type="string">
            <text:p text:style-name="P65"/>
          </table:table-cell>
          <table:table-cell table:style-name="Table19.A2" office:value-type="string">
            <text:p text:style-name="P65"/>
          </table:table-cell>
          <table:table-cell table:style-name="Table19.F2" office:value-type="string">
            <text:p text:style-name="P65"/>
          </table:table-cell>
        </table:table-row>
        <table:table-row table:style-name="Table19.2">
          <table:table-cell table:style-name="Table19.A2" office:value-type="string">
            <text:p text:style-name="P65"/>
          </table:table-cell>
          <table:table-cell table:style-name="Table19.A2" office:value-type="string">
            <text:p text:style-name="P68">Transition</text:p>
          </table:table-cell>
          <table:table-cell table:style-name="Table19.A2" office:value-type="string">
            <text:p text:style-name="P68">Time interval to transition (fade) to new duty-cycle</text:p>
          </table:table-cell>
          <table:table-cell table:style-name="Table19.A2" office:value-type="string">
            <text:p text:style-name="P65"/>
          </table:table-cell>
          <table:table-cell table:style-name="Table19.A2" office:value-type="string">
            <text:p text:style-name="P65"/>
          </table:table-cell>
          <table:table-cell table:style-name="Table19.F2" office:value-type="string">
            <text:p text:style-name="P65"/>
          </table:table-cell>
        </table:table-row>
      </table:table>
      <text:p text:style-name="P60"/>
      <text:p text:style-name="P60">TODO: <text:span text:style-name="T3">PWM </text:span>channel config (<text:span text:style-name="T3">set frequency, gamma, min-duty, default transition</text:span>)</text:p>
      <text:list text:continue-numbering="true" text:style-name="Outline">
        <text:list-item>
          <text:list>
            <text:list-item>
              <text:list>
                <text:list-item>
                  <text:h text:style-name="P69" text:outline-level="3"><text:span text:style-name="T6">Received</text:span> PGN <text:span text:style-name="Strong_20_Emphasis">61184 (0xEF00)</text:span> – <text:span text:style-name="T7">PID 6: </text:span><text:span text:style-name="T11">Poco Output Channel</text:span>:<text:span text:style-name="T18"> </text:span><text:span text:style-name="T7">BIN On/Off</text:span></text:h>
                </text:list-item>
              </text:list>
            </text:list-item>
          </text:list>
        </text:list-item>
      </text:list>
      <text:p text:style-name="P70">This PGN description applies when the following field(s) match:</text:p>
      <table:table table:name="Table20" table:style-name="Table20" table:template-name="Default Style">
        <table:table-column table:style-name="Table20.A"/>
        <table:table-column table:style-name="Table20.B"/>
        <table:table-row>
          <table:table-cell table:style-name="Table20.A1" office:value-type="string">
            <text:p text:style-name="P71"><text:span text:style-name="Main_20_index_20_entry">Manufacturer Code</text:span></text:p>
          </table:table-cell>
          <table:table-cell table:style-name="Table20.B1" office:value-type="string">
            <text:p text:style-name="P72">1512: Lumitec</text:p>
          </table:table-cell>
        </table:table-row>
        <table:table-row table:style-name="Table20.2">
          <table:table-cell table:style-name="Table20.A2" office:value-type="string">
            <text:p text:style-name="P71"><text:span text:style-name="Main_20_index_20_entry">Industry Code</text:span></text:p>
          </table:table-cell>
          <table:table-cell table:style-name="Table20.B2" office:value-type="string">
            <text:p text:style-name="P72">4: Marine</text:p>
          </table:table-cell>
        </table:table-row>
        <table:table-row table:style-name="Table20.2">
          <table:table-cell table:style-name="Table20.A2" office:value-type="string">
            <text:p text:style-name="P71"><text:span text:style-name="Main_20_index_20_entry">Proprietary ID</text:span></text:p>
          </table:table-cell>
          <table:table-cell table:style-name="Table20.B2" office:value-type="string">
            <text:p text:style-name="P72"><text:span text:style-name="T7">6</text:span>: <text:span text:style-name="T11">Poco Output Channel</text:span>:<text:span text:style-name="T18"> </text:span><text:span text:style-name="T7">BIN On/Off</text:span></text:p>
          </table:table-cell>
        </table:table-row>
      </table:table>
      <text:p text:style-name="P70"/>
      <text:p text:style-name="P14">This Manufacturer <text:span text:style-name="T7">P</text:span>roprietary <text:span text:style-name="T9">S</text:span>ingle-<text:span text:style-name="T9">F</text:span>rame <text:span text:style-name="T9">Addressable</text:span> PGN contains <text:span text:style-name="T9">the following</text:span> fields:</text:p>
      <table:table table:name="Table21" table:style-name="Table21" table:template-name="mytablefmt">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71"><text:span text:style-name="Main_20_index_20_entry">Field # </text:span></text:p>
          </table:table-cell>
          <table:table-cell table:style-name="Table21.A1" office:value-type="string">
            <text:p text:style-name="P71"><text:span text:style-name="Main_20_index_20_entry">Field Name </text:span></text:p>
          </table:table-cell>
          <table:table-cell table:style-name="Table21.A1" office:value-type="string">
            <text:p text:style-name="P71"><text:span text:style-name="Main_20_index_20_entry">Description </text:span></text:p>
          </table:table-cell>
          <table:table-cell table:style-name="Table21.A1" office:value-type="string">
            <text:p text:style-name="P71"><text:span text:style-name="Main_20_index_20_entry">Unit </text:span></text:p>
          </table:table-cell>
          <table:table-cell table:style-name="Table21.A1" office:value-type="string">
            <text:p text:style-name="P71"><text:span text:style-name="Main_20_index_20_entry">Type </text:span></text:p>
          </table:table-cell>
          <table:table-cell table:style-name="Table21.F1" office:value-type="string">
            <text:p text:style-name="P71"><text:span text:style-name="Main_20_index_20_entry">Byte #</text:span></text:p>
          </table:table-cell>
        </table:table-row>
        <table:table-row table:style-name="Table21.2">
          <table:table-cell table:style-name="Table21.A2" office:value-type="string">
            <text:p text:style-name="P73">1</text:p>
          </table:table-cell>
          <table:table-cell table:style-name="Table21.A2" office:value-type="string">
            <text:p text:style-name="P73">Manufacturer Code</text:p>
          </table:table-cell>
          <table:table-cell table:style-name="Table21.A2" office:value-type="string">
            <text:p text:style-name="P73">1512: Lumitec</text:p>
          </table:table-cell>
          <table:table-cell table:style-name="Table21.A2" office:value-type="string">
            <text:p text:style-name="P73"/>
          </table:table-cell>
          <table:table-cell table:style-name="Table21.A2" office:value-type="string">
            <text:p text:style-name="P73">11 bits <text:a xlink:type="simple" xlink:href="https://canboat.github.io/canboat/canboat.html#lookup-MANUFACTURER_CODE" text:style-name="Internet_20_link" text:visited-style-name="Visited_20_Internet_20_Link">MANUFACTURER_CODE</text:a></text:p>
          </table:table-cell>
          <table:table-cell table:style-name="Table21.F2" office:value-type="string">
            <text:p text:style-name="P73">0~1</text:p>
          </table:table-cell>
        </table:table-row>
        <table:table-row table:style-name="Table21.2">
          <table:table-cell table:style-name="Table21.A2" office:value-type="string">
            <text:p text:style-name="P73">2</text:p>
          </table:table-cell>
          <table:table-cell table:style-name="Table21.A2" office:value-type="string">
            <text:p text:style-name="P73">Reserved</text:p>
          </table:table-cell>
          <table:table-cell table:style-name="Table21.A2" office:value-type="string">
            <text:p text:style-name="P73">Always 0b11</text:p>
          </table:table-cell>
          <table:table-cell table:style-name="Table21.A2" office:value-type="string">
            <text:p text:style-name="P73"/>
          </table:table-cell>
          <table:table-cell table:style-name="Table21.A2" office:value-type="string">
            <text:p text:style-name="P73">2 bits <text:a xlink:type="simple" xlink:href="https://canboat.github.io/canboat/canboat.html#ft-RESERVED" text:style-name="Internet_20_link" text:visited-style-name="Visited_20_Internet_20_Link">RESERVED</text:a></text:p>
          </table:table-cell>
          <table:table-cell table:style-name="Table21.F2" office:value-type="string">
            <text:p text:style-name="P73">1</text:p>
          </table:table-cell>
        </table:table-row>
        <table:table-row>
          <table:table-cell table:style-name="Table21.A2" office:value-type="string">
            <text:p text:style-name="P73">3</text:p>
          </table:table-cell>
          <table:table-cell table:style-name="Table21.A2" office:value-type="string">
            <text:p text:style-name="P73">Industry Code</text:p>
          </table:table-cell>
          <table:table-cell table:style-name="Table21.A2" office:value-type="string">
            <text:p text:style-name="P73">4: Marine Industry</text:p>
          </table:table-cell>
          <table:table-cell table:style-name="Table21.A2" office:value-type="string">
            <text:p text:style-name="P73"/>
          </table:table-cell>
          <table:table-cell table:style-name="Table21.A2" office:value-type="string">
            <text:p text:style-name="P73">3 bits lookup <text:a xlink:type="simple" xlink:href="https://canboat.github.io/canboat/canboat.html#lookup-INDUSTRY_CODE" text:style-name="Internet_20_link" text:visited-style-name="Visited_20_Internet_20_Link">INDUSTRY_CODE</text:a></text:p>
          </table:table-cell>
          <table:table-cell table:style-name="Table21.F2" office:value-type="string">
            <text:p text:style-name="P73">1</text:p>
          </table:table-cell>
        </table:table-row>
        <table:table-row>
          <table:table-cell table:style-name="Table21.A2" office:value-type="string">
            <text:p text:style-name="P73">4</text:p>
          </table:table-cell>
          <table:table-cell table:style-name="Table21.A2" office:value-type="string">
            <text:p text:style-name="P73">Proprietary ID</text:p>
          </table:table-cell>
          <table:table-cell table:style-name="Table21.A2" office:value-type="string">
            <text:p text:style-name="P72"><text:span text:style-name="T7">6</text:span>: <text:span text:style-name="T11">Poco Output Channel</text:span>:<text:span text:style-name="T18"> </text:span><text:span text:style-name="T7">BIN On/Off</text:span></text:p>
          </table:table-cell>
          <table:table-cell table:style-name="Table21.A2" office:value-type="string">
            <text:p text:style-name="P73">0 .. 253</text:p>
          </table:table-cell>
          <table:table-cell table:style-name="Table21.A2" office:value-type="string">
            <text:p text:style-name="P73">8 bits unsigned <text:a xlink:type="simple" xlink:href="https://canboat.github.io/canboat/canboat.html#ft-NUMBER" text:style-name="Internet_20_link" text:visited-style-name="Visited_20_Internet_20_Link">NUMBER</text:a></text:p>
          </table:table-cell>
          <table:table-cell table:style-name="Table21.F2" office:value-type="string">
            <text:p text:style-name="P73">2</text:p>
          </table:table-cell>
        </table:table-row>
        <table:table-row>
          <table:table-cell table:style-name="Table21.A2" office:value-type="string">
            <text:p text:style-name="P73">5</text:p>
          </table:table-cell>
          <table:table-cell table:style-name="Table21.A2" office:value-type="string">
            <text:p text:style-name="P74">Channel</text:p>
          </table:table-cell>
          <table:table-cell table:style-name="Table21.A2" office:value-type="string">
            <text:p text:style-name="P74">1 ~ 4 Poco output channel <text:span text:style-name="T15">#</text:span></text:p>
          </table:table-cell>
          <table:table-cell table:style-name="Table21.A2" office:value-type="string">
            <text:p text:style-name="P73">0 .. 253</text:p>
          </table:table-cell>
          <table:table-cell table:style-name="Table21.A2" office:value-type="string">
            <text:p text:style-name="P73">8 bits unsigned <text:a xlink:type="simple" xlink:href="https://canboat.github.io/canboat/canboat.html#ft-NUMBER" text:style-name="Internet_20_link" text:visited-style-name="Visited_20_Internet_20_Link">NUMBER</text:a></text:p>
          </table:table-cell>
          <table:table-cell table:style-name="Table21.F2" office:value-type="string">
            <text:p text:style-name="P73">3</text:p>
          </table:table-cell>
        </table:table-row>
        <table:table-row table:style-name="Table21.2">
          <table:table-cell table:style-name="Table21.A2" office:value-type="string">
            <text:p text:style-name="P73"/>
          </table:table-cell>
          <table:table-cell table:style-name="Table21.A2" office:value-type="string">
            <text:p text:style-name="P75">Duty</text:p>
          </table:table-cell>
          <table:table-cell table:style-name="Table21.A2" office:value-type="string">
            <text:p text:style-name="P75">PWM duty-cycle (dimming value)</text:p>
          </table:table-cell>
          <table:table-cell table:style-name="Table21.A2" office:value-type="string">
            <text:p text:style-name="P73"/>
          </table:table-cell>
          <table:table-cell table:style-name="Table21.A2" office:value-type="string">
            <text:p text:style-name="P73"/>
          </table:table-cell>
          <table:table-cell table:style-name="Table21.F2" office:value-type="string">
            <text:p text:style-name="P73"/>
          </table:table-cell>
        </table:table-row>
        <table:table-row table:style-name="Table21.2">
          <table:table-cell table:style-name="Table21.A2" office:value-type="string">
            <text:p text:style-name="P73"/>
          </table:table-cell>
          <table:table-cell table:style-name="Table21.A2" office:value-type="string">
            <text:p text:style-name="P75">Transition</text:p>
          </table:table-cell>
          <table:table-cell table:style-name="Table21.A2" office:value-type="string">
            <text:p text:style-name="P75">Time interval to transition (fade) to new duty-cycle</text:p>
          </table:table-cell>
          <table:table-cell table:style-name="Table21.A2" office:value-type="string">
            <text:p text:style-name="P73"/>
          </table:table-cell>
          <table:table-cell table:style-name="Table21.A2" office:value-type="string">
            <text:p text:style-name="P73"/>
          </table:table-cell>
          <table:table-cell table:style-name="Table21.F2" office:value-type="string">
            <text:p text:style-name="P73"/>
          </table:table-cell>
        </table:table-row>
      </table:table>
      <text:p text:style-name="P76"/>
      <text:list text:continue-numbering="true" text:style-name="Outline">
        <text:list-item>
          <text:list>
            <text:list-item>
              <text:h text:style-name="P77" text:outline-level="2">Misc. Utilities PGNs</text:h>
              <text:list>
                <text:list-item>
                  <text:h text:style-name="P69" text:outline-level="3"><text:span text:style-name="T35">Received</text:span><text:span text:style-name="T7"> </text:span><text:span text:style-name="T36">P</text:span>GN 126720 (0x1EF00) – <text:span text:style-name="T7">PID: ? Encapsulated Poco-Proto</text:span></text:h>
                </text:list-item>
              </text:list>
            </text:list-item>
          </text:list>
        </text:list-item>
      </text:list>
      <text:p text:style-name="Standard">Manufacturer <text:span text:style-name="T7">P</text:span>roprietary Fast-<text:span text:style-name="T7">P</text:span>acket Addressable</text:p>
      <text:p text:style-name="Text_20_body">(Lumitec internal use only)</text:p>
      <text:list text:continue-numbering="true" text:style-name="Outline">
        <text:list-item>
          <text:list>
            <text:list-item>
              <text:h text:style-name="Heading_20_2" text:outline-level="2"/>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text-properties fo:font-size="10pt"/>
    </style:style>
    <style:style style:name="Table_20_Heading" style:display-name="Table Heading" style:family="paragraph" loext:hidden="true" style:hidden="true" style:parent-style-name="Table_20_Contents" style:class="extra">
      <style:paragraph-properties fo:text-align="start" style:justify-single-word="false"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text:number-lines="true" text:line-number="1"/>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Numbering_20_Symbols" style:display-name="Numbering Symbols" style:family="text" loext:hidden="true" style:hidden="tru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mytablefmt.1" style:family="table-cell">
      <style:table-cell-properties fo:border-left="0.51pt solid #000000" fo:border-top="0.51pt solid #000000" fo:border-bottom="0.51pt solid #000000" style:vertical-align="middle"/>
      <style:text-properties style:font-name-asian="NSimSun" style:font-family-asian="NSimSun" style:font-family-generic-asian="modern" style:font-pitch-asian="fixed" style:font-name-complex="Lucida Sans" style:font-family-complex="'Lucida Sans'" style:font-family-generic-complex="swiss"/>
    </style:style>
    <style:style style:name="mytablefmt.2"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3"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4" style:family="table-cell">
      <style:table-cell-properties fo:border-left="0.51pt solid #000000" fo:border-righ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5"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6"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7"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8"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9"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10" style:family="table-cell">
      <style:table-cell-properties fo:border-left="0.51pt solid #000000" fo:border-righ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11" style:family="table-cell">
      <style:table-cell-properties fo:border-left="0.51pt solid #000000" fo:border-top="0.51pt solid #000000" fo:border-bottom="0.51pt solid #000000" style:vertical-align="middle"/>
      <style:text-properties style:font-name-asian="NSimSun" style:font-family-asian="NSimSun" style:font-family-generic-asian="modern" style:font-pitch-asian="fixed" style:font-name-complex="Lucida Sans" style:font-family-complex="'Lucida Sans'" style:font-family-generic-complex="swiss"/>
    </style:style>
    <style:style style:name="mytablefmt.12" style:family="table-cell">
      <style:table-cell-properties fo:border-left="0.51pt solid #000000" fo:border-right="0.51pt solid #000000" fo:border-top="0.51pt solid #000000" fo:border-bottom="0.51pt solid #000000" style:vertical-align="middle"/>
      <style:text-properties style:font-name-asian="NSimSun" style:font-family-asian="NSimSun" style:font-family-generic-asian="modern" style:font-pitch-asian="fixed" style:font-name-complex="Lucida Sans" style:font-family-complex="'Lucida Sans'" style:font-family-generic-complex="swiss"/>
    </style:style>
    <style:style style:name="mytablefmt.13"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14" style:family="table-cell">
      <style:table-cell-properties fo:border-left="0.51pt solid #000000" fo:border-righ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style:style style:name="mytablefmt.15" style:family="table-cell">
      <style:table-cell-properties fo:border-left="0.51pt solid #000000" fo:border-top="0.51pt solid #000000" fo:border-bottom="0.51pt solid #000000" style:vertical-align="middle"/>
      <style:text-properties style:font-name-asian="NSimSun" style:font-family-asian="NSimSun" style:font-family-generic-asian="modern" style:font-pitch-asian="fixed" style:font-name-complex="Lucida Sans" style:font-family-complex="'Lucida Sans'" style:font-family-generic-complex="swiss"/>
    </style:style>
    <style:style style:name="mytablefmt.16" style:family="table-cell">
      <style:table-cell-properties fo:border-left="0.51pt solid #000000" fo:border-bottom="0.51pt solid #000000" style:vertical-align="middle"/>
      <style:text-properties style:use-window-font-color="true" fo:font-size="10pt" style:font-name-asian="NSimSun" style:font-family-asian="NSimSun" style:font-family-generic-asian="modern" style:font-pitch-asian="fixed"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mytablefmt" table:first-row-end-column="row" table:first-row-start-column="row" table:last-row-end-column="row" table:last-row-start-column="row">
      <table:first-row table:style-name="mytablefmt.1"/>
      <table:last-row table:style-name="mytablefmt.2"/>
      <table:first-column table:style-name="mytablefmt.3"/>
      <table:last-column table:style-name="mytablefmt.4"/>
      <table:body table:style-name="mytablefmt.9"/>
      <table:even-rows table:style-name="mytablefmt.5"/>
      <table:odd-rows table:style-name="mytablefmt.6"/>
      <table:even-columns table:style-name="mytablefmt.7"/>
      <table:odd-columns table:style-name="mytablefmt.8"/>
      <table:background table:style-name="mytablefmt.10"/>
      <loext:first-row-even-column table:style-name="mytablefmt.15"/>
      <loext:last-row-even-column table:style-name="mytablefmt.16"/>
      <loext:first-row-end-column table:style-name="mytablefmt.12"/>
      <loext:first-row-start-column table:style-name="mytablefmt.11"/>
      <loext:last-row-end-column table:style-name="mytablefmt.14"/>
      <loext:last-row-start-column table:style-name="mytablefmt.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note">
      <style:paragraph-properties fo:text-align="end" style:justify-single-word="false"/>
      <style:text-properties officeooo:paragraph-rsid="00281e56"/>
    </style:style>
    <style:style style:name="MT1" style:family="text">
      <style:text-properties style:text-underline-style="none" officeooo:rsid="00281e5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oco CAN bus Protocol <text:tab/><text:tab/>DRAFT Version 0.1<text:tab/><text:tab/></text:span><text:bookmark-start text:name="PageNumWizard_FOOTER_Default Page Style1"/><text:span text:style-name="MT1"><text:page-number text:select-page="current">9</text:page-number></text:span><text:bookmark-end text:name="PageNumWizard_FOOTER_Default Page Style1"/></text:p>
      </style:footer>
      <style:footer-left>
        <text:p text:style-name="MP1"><text:span text:style-name="MT1">Poco CAN bus Protocol <text:tab/><text:tab/>DRAFT Version 0.1<text:tab/><text:tab/><text:tab/></text:span><text:bookmark-start text:name="PageNumWizard_FOOTER_Default Page Style1 Copy 1"/><text:span text:style-name="MT1"><text:page-number text:select-page="current">10</text:page-number></text:span><text:bookmark-end text:name="PageNumWizard_FOOTER_Default Page Style1 Copy 1"/></text:p>
      </style:footer-left>
    </style:master-page>
    <style:master-page style:name="HTML" style:page-layout-name="Mpm2" draw:style-name="Mdp1"/>
    <style:master-page style:name="Footnote" style:page-layout-name="Mpm3" draw:style-name="Mdp1"/>
    <style:master-page style:name="First_20_Page" style:display-name="First Page" style:page-layout-name="Mpm4" draw:style-name="Mdp1" style:next-style-name="Standard"/>
    <style:master-page style:name="Envelope" style:page-layout-name="Mpm5" draw:style-name="Mdp1"/>
    <style:master-page style:name="Endnote" style:page-layout-name="Mpm6" draw:style-name="Mdp1">
      <style:footer>
        <text:p text:style-name="Footer"/>
      </style:footer>
    </style:master-page>
    <style:master-page style:name="Index" style:page-layout-name="Mpm4" draw:style-name="Mdp1"/>
    <style:master-page style:name="Landscape" style:page-layout-name="Mpm7" draw:style-name="Mdp1"/>
    <style:master-page style:name="Right_20_Page" style:display-name="Right Page" style:page-layout-name="Mpm8" draw:style-name="Mdp1" style:next-style-name="Left_20_Page"/>
    <style:master-page style:name="Left_20_Page" style:display-name="Left Page" style:page-layout-name="Mpm9"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1:31:29.845000000</meta:creation-date>
    <dc:date>2025-02-13T14:35:36.074000000</dc:date>
    <meta:editing-duration>PT2H43S</meta:editing-duration>
    <meta:editing-cycles>9</meta:editing-cycles>
    <meta:generator>LibreOffice/24.8.3.2$Windows_X86_64 LibreOffice_project/48a6bac9e7e268aeb4c3483fcf825c94556d9f92</meta:generator>
    <meta:document-statistic meta:table-count="23" meta:image-count="0" meta:object-count="0" meta:page-count="10" meta:paragraph-count="729" meta:word-count="2859" meta:character-count="16085" meta:non-whitespace-character-count="13867"/>
  </office:meta>
</office:document-meta>
</file>